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uk" table:style-name="ta1">
        <table:shapes>
          <draw:frame draw:z-index="0" draw:style-name="gr1" draw:text-style-name="P1" svg:width="20.8626in" svg:height="3.5449in" svg:x="0.1083in" svg:y="357.4587in">
            <draw:object draw:notify-on-update-of-ranges="guk.F7:guk.F20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<text:s/>Number of tacts (im units) =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Number of massive (im units) = 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Trajectory File: sinus.t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Coef Load Impact: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Command Line: ping -c1 192.168.222.7 &gt; /dev/null 2&gt;&amp;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cle </text:p>
          </table:table-cell>
          <table:table-cell office:value-type="string" calcext:value-type="string">
            <text:p><text:s/>cPeriod </text:p>
          </table:table-cell>
          <table:table-cell office:value-type="string" calcext:value-type="string">
            <text:p><text:s/>count </text:p>
          </table:table-cell>
          <table:table-cell office:value-type="string" calcext:value-type="string">
            <text:p><text:s/>procDur </text:p>
          </table:table-cell>
          <table:table-cell office:value-type="string" calcext:value-type="string">
            <text:p><text:s/>procTime </text:p>
          </table:table-cell>
          <table:table-cell office:value-type="string" calcext:value-type="string">
            <text:p><text:s/>spb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6054685" calcext:value-type="float">
            <text:p>160546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06631784600831" calcext:value-type="float">
            <text:p>-5.0663178460083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4446" calcext:value-type="float">
            <text:p>173444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59809221211323" calcext:value-type="float">
            <text:p>4.598092212113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67563" calcext:value-type="float">
            <text:p>18675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27694743197516" calcext:value-type="float">
            <text:p>4.276947431975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28487" calcext:value-type="float">
            <text:p>162848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87185708337675" calcext:value-type="float">
            <text:p>4.8718570833767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45178" calcext:value-type="float">
            <text:p>214517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67506669954924" calcext:value-type="float">
            <text:p>3.675066699549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682214" calcext:value-type="float">
            <text:p>768221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86516396608816" calcext:value-type="float">
            <text:p>-1.865163966088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47012" calcext:value-type="float">
            <text:p>14470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8497871619073" calcext:value-type="float">
            <text:p>5.3849787161907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99438" calcext:value-type="float">
            <text:p>149943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3041491435908" calcext:value-type="float">
            <text:p>5.2304149143590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47281" calcext:value-type="float">
            <text:p>144728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8417143637512" calcext:value-type="float">
            <text:p>5.384171436375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50512" calcext:value-type="float">
            <text:p>16505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81351318132677" calcext:value-type="float">
            <text:p>4.8135131813267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24593" calcext:value-type="float">
            <text:p>162459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88225426709343" calcext:value-type="float">
            <text:p>4.8822542670934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78042" calcext:value-type="float">
            <text:p>13780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9707550124156" calcext:value-type="float">
            <text:p>5.5970755012415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45073" calcext:value-type="float">
            <text:p>13450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0224149263871" calcext:value-type="float">
            <text:p>5.7022414926387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56133" calcext:value-type="float">
            <text:p>145613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5768960040234" calcext:value-type="float">
            <text:p>5.357689600402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445751" calcext:value-type="float">
            <text:p>144575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887650296659" calcext:value-type="float">
            <text:p>5.388765029665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08917" calcext:value-type="float">
            <text:p>16089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2436363824158" calcext:value-type="float">
            <text:p>4.9243636382415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90866" calcext:value-type="float">
            <text:p>139086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5684713498425" calcext:value-type="float">
            <text:p>5.556847134984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21955" calcext:value-type="float">
            <text:p>132195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7753332533079" calcext:value-type="float">
            <text:p>5.7775333253307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37334" calcext:value-type="float">
            <text:p>143733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1412305441757" calcext:value-type="float">
            <text:p>5.41412305441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47427" calcext:value-type="float">
            <text:p>15474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09359834039647" calcext:value-type="float">
            <text:p>5.093598340396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7088" calcext:value-type="float">
            <text:p>15370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515734232422" calcext:value-type="float">
            <text:p>4.5157342324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89392" calcext:value-type="float">
            <text:p>13893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5447361381369" calcext:value-type="float">
            <text:p>4.954473613813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99888" calcext:value-type="float">
            <text:p>13998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2178864566648" calcext:value-type="float">
            <text:p>4.92178864566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19244" calcext:value-type="float">
            <text:p>15192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56644625447173" calcext:value-type="float">
            <text:p>4.566446254471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09721" calcext:value-type="float">
            <text:p>160972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31521545513361" calcext:value-type="float">
            <text:p>4.315215455133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23151" calcext:value-type="float">
            <text:p>142315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5021173000271" calcext:value-type="float">
            <text:p>4.850211730002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09699" calcext:value-type="float">
            <text:p>150969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59381787917098" calcext:value-type="float">
            <text:p>4.593817879170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48404" calcext:value-type="float">
            <text:p>144840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7382439776006" calcext:value-type="float">
            <text:p>4.773824397760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13725" calcext:value-type="float">
            <text:p>141372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7907217262597" calcext:value-type="float">
            <text:p>4.87907217262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33257" calcext:value-type="float">
            <text:p>143325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1948083758614" calcext:value-type="float">
            <text:p>4.81948083758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97266" calcext:value-type="float">
            <text:p>159726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34894908092022" calcext:value-type="float">
            <text:p>4.348949080920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803505" calcext:value-type="float">
            <text:p>380350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580881637915889" calcext:value-type="float">
            <text:p>0.580881637915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69300" calcext:value-type="float">
            <text:p>156930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42566180549419" calcext:value-type="float">
            <text:p>4.425661805494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79324" calcext:value-type="float">
            <text:p>167932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13137660565734" calcext:value-type="float">
            <text:p>4.131376605657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36542" calcext:value-type="float">
            <text:p>153654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51727719491009" calcext:value-type="float">
            <text:p>4.517277194910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512737" calcext:value-type="float">
            <text:p>151273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5850872587022" calcext:value-type="float">
            <text:p>4.58508725870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489431" calcext:value-type="float">
            <text:p>148943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65251766586245" calcext:value-type="float">
            <text:p>4.652517665862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439313" calcext:value-type="float">
            <text:p>143931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0116907300627" calcext:value-type="float">
            <text:p>4.80116907300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327710" calcext:value-type="float">
            <text:p>132771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5168929024551" calcext:value-type="float">
            <text:p>5.15168929024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823692" calcext:value-type="float">
            <text:p>18236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77320662310293" calcext:value-type="float">
            <text:p>3.77320662310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64916" calcext:value-type="float">
            <text:p>136491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316623055638" calcext:value-type="float">
            <text:p>5.03166230556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485577" calcext:value-type="float">
            <text:p>148557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66376988346705" calcext:value-type="float">
            <text:p>4.663769883467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71700" calcext:value-type="float">
            <text:p>157170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41902502128909" calcext:value-type="float">
            <text:p>4.41902502128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33767" calcext:value-type="float">
            <text:p>14337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5581411011543" calcext:value-type="float">
            <text:p>4.455814110115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81123" calcext:value-type="float">
            <text:p>13811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1827633645389" calcext:value-type="float">
            <text:p>4.618276336453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40928" calcext:value-type="float">
            <text:p>13409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4654531926899" calcext:value-type="float">
            <text:p>4.746545319268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77995" calcext:value-type="float">
            <text:p>12779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5530836626596" calcext:value-type="float">
            <text:p>4.955308366265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22550" calcext:value-type="float">
            <text:p>14225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899245134523" calcext:value-type="float">
            <text:p>4.48992451345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71745" calcext:value-type="float">
            <text:p>13717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4786605457015" calcext:value-type="float">
            <text:p>4.64786605457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93909" calcext:value-type="float">
            <text:p>12939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0156257644091" calcext:value-type="float">
            <text:p>4.901562576440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27843" calcext:value-type="float">
            <text:p>18278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0121101441019" calcext:value-type="float">
            <text:p>3.40121101441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52730" calcext:value-type="float">
            <text:p>13527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0848869683497" calcext:value-type="float">
            <text:p>4.708488696834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39953" calcext:value-type="float">
            <text:p>14399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3711674353384" calcext:value-type="float">
            <text:p>4.43711674353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07584" calcext:value-type="float">
            <text:p>14075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3585669759866" calcext:value-type="float">
            <text:p>4.535856697598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02669" calcext:value-type="float">
            <text:p>13026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7225913094377" calcext:value-type="float">
            <text:p>4.872259130943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3153" calcext:value-type="float">
            <text:p>13331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179997020878" calcext:value-type="float">
            <text:p>4.771799970208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326376" calcext:value-type="float">
            <text:p>13263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9393336355981" calcext:value-type="float">
            <text:p>4.79393336355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57369" calcext:value-type="float">
            <text:p>20573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8747799637272" calcext:value-type="float">
            <text:p>2.88747799637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501890" calcext:value-type="float">
            <text:p>15018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5421865678732" calcext:value-type="float">
            <text:p>4.254218656787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90310" calcext:value-type="float">
            <text:p>13903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8948344830141" calcext:value-type="float">
            <text:p>4.589483448301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968181" calcext:value-type="float">
            <text:p>19681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07994956334962" calcext:value-type="float">
            <text:p>3.079949563349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372699" calcext:value-type="float">
            <text:p>13726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4484674025786" calcext:value-type="float">
            <text:p>4.644846740257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358523" calcext:value-type="float">
            <text:p>13585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8992995840503" calcext:value-type="float">
            <text:p>4.689929958405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506928" calcext:value-type="float">
            <text:p>15069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3967488814058" calcext:value-type="float">
            <text:p>4.239674888140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354911" calcext:value-type="float">
            <text:p>13549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0149222669815" calcext:value-type="float">
            <text:p>4.701492226698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342231" calcext:value-type="float">
            <text:p>13422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4232726320594" calcext:value-type="float">
            <text:p>4.74232726320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303798" calcext:value-type="float">
            <text:p>13037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6849680822314" calcext:value-type="float">
            <text:p>4.868496808223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316169" calcext:value-type="float">
            <text:p>13161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2748333771057" calcext:value-type="float">
            <text:p>4.827483337710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28882" calcext:value-type="float">
            <text:p>28288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50445159041586" calcext:value-type="float">
            <text:p>1.50445159041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28447" calcext:value-type="float">
            <text:p>16284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0286362895665" calcext:value-type="float">
            <text:p>3.902863628956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19514" calcext:value-type="float">
            <text:p>18195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2104589773746" calcext:value-type="float">
            <text:p>3.421045897737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8423" calcext:value-type="float">
            <text:p>13084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531182160011" calcext:value-type="float">
            <text:p>4.85311821600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40780" calcext:value-type="float">
            <text:p>13407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4702468229724" calcext:value-type="float">
            <text:p>4.747024682297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98886" calcext:value-type="float">
            <text:p>12988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8488955530946" calcext:value-type="float">
            <text:p>4.884889555309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08151" calcext:value-type="float">
            <text:p>13081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540211379097" calcext:value-type="float">
            <text:p>4.85402113790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47224" calcext:value-type="float">
            <text:p>14472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152423530571" calcext:value-type="float">
            <text:p>4.4152423530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17930" calcext:value-type="float">
            <text:p>13179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2167647398546" calcext:value-type="float">
            <text:p>4.821676473985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91615" calcext:value-type="float">
            <text:p>13916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8540890035021" calcext:value-type="float">
            <text:p>4.58540890035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04276" calcext:value-type="float">
            <text:p>13042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6690488433851" calcext:value-type="float">
            <text:p>4.86690488433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79312" calcext:value-type="float">
            <text:p>12793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5083517721801" calcext:value-type="float">
            <text:p>4.950835177218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95978" calcext:value-type="float">
            <text:p>14959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7134784530039" calcext:value-type="float">
            <text:p>4.271347845300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16157" calcext:value-type="float">
            <text:p>19161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19628901282592" calcext:value-type="float">
            <text:p>3.196289012825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95898" calcext:value-type="float">
            <text:p>15958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9054860862596" calcext:value-type="float">
            <text:p>3.990548608625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407532" calcext:value-type="float">
            <text:p>14075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3601714081352" calcext:value-type="float">
            <text:p>4.53601714081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600113" calcext:value-type="float">
            <text:p>16001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7909337707309" calcext:value-type="float">
            <text:p>3.979093377073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44585" calcext:value-type="float">
            <text:p>15445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324817838929" calcext:value-type="float">
            <text:p>4.1324817838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481741" calcext:value-type="float">
            <text:p>14817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1287693285783" calcext:value-type="float">
            <text:p>4.31287693285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370670" calcext:value-type="float">
            <text:p>13706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5127083898067" calcext:value-type="float">
            <text:p>4.651270838980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332276" calcext:value-type="float">
            <text:p>13322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465786868871" calcext:value-type="float">
            <text:p>4.774657868688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320158" calcext:value-type="float">
            <text:p>13201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434079499572" calcext:value-type="float">
            <text:p>4.81434079499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342942" calcext:value-type="float">
            <text:p>13429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4002734894456" calcext:value-type="float">
            <text:p>4.74002734894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328659" calcext:value-type="float">
            <text:p>13286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646457654531" calcext:value-type="float">
            <text:p>4.78646457654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808466" calcext:value-type="float">
            <text:p>18084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4749643091362" calcext:value-type="float">
            <text:p>3.447496430913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06265" calcext:value-type="float">
            <text:p>130626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2240864756354" calcext:value-type="float">
            <text:p>5.22240864756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06926" calcext:value-type="float">
            <text:p>130692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2021157388113" calcext:value-type="float">
            <text:p>5.220211573881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66705" calcext:value-type="float">
            <text:p>136670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2597372036688" calcext:value-type="float">
            <text:p>5.02597372036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63443" calcext:value-type="float">
            <text:p>136344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363516872324" calcext:value-type="float">
            <text:p>5.0363516872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78699" calcext:value-type="float">
            <text:p>127869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1503829757353" calcext:value-type="float">
            <text:p>5.315038297573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22869" calcext:value-type="float">
            <text:p>142286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5107237781473" calcext:value-type="float">
            <text:p>4.851072377814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26672" calcext:value-type="float">
            <text:p>132667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5508592038536" calcext:value-type="float">
            <text:p>5.15508592038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29379" calcext:value-type="float">
            <text:p>132937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4623341288781" calcext:value-type="float">
            <text:p>5.14623341288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09404" calcext:value-type="float">
            <text:p>140940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9236655571438" calcext:value-type="float">
            <text:p>4.892366555714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97205" calcext:value-type="float">
            <text:p>149720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62990886500951" calcext:value-type="float">
            <text:p>4.629908865009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03017" calcext:value-type="float">
            <text:p>210301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1542937192244" calcext:value-type="float">
            <text:p>3.15429371922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63362" calcext:value-type="float">
            <text:p>146336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2920382038384" calcext:value-type="float">
            <text:p>4.72920382038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18728" calcext:value-type="float">
            <text:p>141872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6373015245791" calcext:value-type="float">
            <text:p>4.863730152457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345875" calcext:value-type="float">
            <text:p>134587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9267429235559" calcext:value-type="float">
            <text:p>5.09267429235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423994" calcext:value-type="float">
            <text:p>142399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4763995892015" calcext:value-type="float">
            <text:p>4.84763995892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36899" calcext:value-type="float">
            <text:p>143689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0845912760227" calcext:value-type="float">
            <text:p>4.808459127602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26965" calcext:value-type="float">
            <text:p>142696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3858834244434" calcext:value-type="float">
            <text:p>4.838588342444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25359" calcext:value-type="float">
            <text:p>142535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434789299908" calcext:value-type="float">
            <text:p>4.84347892999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36674" calcext:value-type="float">
            <text:p>16366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24309971975249" calcext:value-type="float">
            <text:p>4.24309971975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32651" calcext:value-type="float">
            <text:p>143265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2131748035314" calcext:value-type="float">
            <text:p>4.821317480353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28175" calcext:value-type="float">
            <text:p>152817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54099064680876" calcext:value-type="float">
            <text:p>4.54099064680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516682" calcext:value-type="float">
            <text:p>151668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57377622711775" calcext:value-type="float">
            <text:p>4.573776227117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557384" calcext:value-type="float">
            <text:p>155738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45876446697917" calcext:value-type="float">
            <text:p>4.458764466979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82193" calcext:value-type="float">
            <text:p>158219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9710545577281" calcext:value-type="float">
            <text:p>4.99710545577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19999" calcext:value-type="float">
            <text:p>151999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17126702111394" calcext:value-type="float">
            <text:p>5.171267021113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01442" calcext:value-type="float">
            <text:p>14014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2394875554862" calcext:value-type="float">
            <text:p>5.523948755548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42086" calcext:value-type="float">
            <text:p>164208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83574105908633" calcext:value-type="float">
            <text:p>4.83574105908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08500" calcext:value-type="float">
            <text:p>14085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0213153014227" calcext:value-type="float">
            <text:p>5.502131530142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236176" calcext:value-type="float">
            <text:p>423617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19960089343398" calcext:value-type="float">
            <text:p>0.719960089343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279482" calcext:value-type="float">
            <text:p>227948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41133837204284" calcext:value-type="float">
            <text:p>3.41133837204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69932" calcext:value-type="float">
            <text:p>18699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27144190613278" calcext:value-type="float">
            <text:p>4.27144190613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97573" calcext:value-type="float">
            <text:p>14975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3582002840971" calcext:value-type="float">
            <text:p>5.23582002840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11280" calcext:value-type="float">
            <text:p>18112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40984412633015" calcext:value-type="float">
            <text:p>4.40984412633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66468" calcext:value-type="float">
            <text:p>156646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04048476848502" calcext:value-type="float">
            <text:p>5.04048476848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248902" calcext:value-type="float">
            <text:p>424890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06932900387028" calcext:value-type="float">
            <text:p>0.7069329003870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12211" calcext:value-type="float">
            <text:p>161221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1548124349002" calcext:value-type="float">
            <text:p>4.91548124349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00293" calcext:value-type="float">
            <text:p>160029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4770498784188" calcext:value-type="float">
            <text:p>4.94770498784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479301" calcext:value-type="float">
            <text:p>147930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8913453504245" calcext:value-type="float">
            <text:p>5.289134535042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35793" calcext:value-type="float">
            <text:p>143579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1878172673374" calcext:value-type="float">
            <text:p>5.418781726733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617944" calcext:value-type="float">
            <text:p>161794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0006518525692" calcext:value-type="float">
            <text:p>4.900065185256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14847" calcext:value-type="float">
            <text:p>131484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0094784530457" calcext:value-type="float">
            <text:p>5.800947845304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295861" calcext:value-type="float">
            <text:p>129586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6411584723115" calcext:value-type="float">
            <text:p>5.864115847231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271793" calcext:value-type="float">
            <text:p>127179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4553574056202" calcext:value-type="float">
            <text:p>5.945535740562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71666" calcext:value-type="float">
            <text:p>12716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5177949240743" calcext:value-type="float">
            <text:p>6.65177949240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93171" calcext:value-type="float">
            <text:p>129317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7895052354684" calcext:value-type="float">
            <text:p>6.57895052354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98922" calcext:value-type="float">
            <text:p>129892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5967936573247" calcext:value-type="float">
            <text:p>6.559679365732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75650" calcext:value-type="float">
            <text:p>127565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3819475752042" calcext:value-type="float">
            <text:p>6.63819475752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94648" calcext:value-type="float">
            <text:p>129464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7399304375847" calcext:value-type="float">
            <text:p>6.573993043758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90174" calcext:value-type="float">
            <text:p>149017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96314027415028" calcext:value-type="float">
            <text:p>5.963140274150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26896" calcext:value-type="float">
            <text:p>132689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6714124247648" calcext:value-type="float">
            <text:p>6.46714124247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83706" calcext:value-type="float">
            <text:p>128370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1085438048012" calcext:value-type="float">
            <text:p>6.61085438048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82184" calcext:value-type="float">
            <text:p>128218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1600655987191" calcext:value-type="float">
            <text:p>6.616006559871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65151" calcext:value-type="float">
            <text:p>146515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03668623292695" calcext:value-type="float">
            <text:p>6.036686232926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87154" calcext:value-type="float">
            <text:p>128715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9920498478015" calcext:value-type="float">
            <text:p>6.59920498478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64309" calcext:value-type="float">
            <text:p>126430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7697779654577" calcext:value-type="float">
            <text:p>6.67697779654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286578" calcext:value-type="float">
            <text:p>128657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0114888279092" calcext:value-type="float">
            <text:p>6.601148882790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85431" calcext:value-type="float">
            <text:p>128543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0502239803729" calcext:value-type="float">
            <text:p>6.605022398037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71568" calcext:value-type="float">
            <text:p>127156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5211419113549" calcext:value-type="float">
            <text:p>6.652114191135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84012" calcext:value-type="float">
            <text:p>128401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0981926593802" calcext:value-type="float">
            <text:p>6.609819265938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96888" calcext:value-type="float">
            <text:p>129688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664853735449" calcext:value-type="float">
            <text:p>6.56648537354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15563" calcext:value-type="float">
            <text:p>15155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3334703374289" calcext:value-type="float">
            <text:p>6.43334703374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10664" calcext:value-type="float">
            <text:p>13106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6417326685671" calcext:value-type="float">
            <text:p>7.064173266856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3959" calcext:value-type="float">
            <text:p>128395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5357541662136" calcext:value-type="float">
            <text:p>7.15357541662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67345" calcext:value-type="float">
            <text:p>12673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1013841746952" calcext:value-type="float">
            <text:p>7.210138417469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95764" calcext:value-type="float">
            <text:p>12957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1382787670751" calcext:value-type="float">
            <text:p>7.113827876707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03897" calcext:value-type="float">
            <text:p>13038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8665411409137" calcext:value-type="float">
            <text:p>7.08665411409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73620" calcext:value-type="float">
            <text:p>12736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8868827223788" calcext:value-type="float">
            <text:p>7.188688272237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80243" calcext:value-type="float">
            <text:p>14802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53575681514292" calcext:value-type="float">
            <text:p>6.53575681514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94550" calcext:value-type="float">
            <text:p>129455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1789868464533" calcext:value-type="float">
            <text:p>7.117898684645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97763" calcext:value-type="float">
            <text:p>14977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8465599729005" calcext:value-type="float">
            <text:p>6.48465599729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69879" calcext:value-type="float">
            <text:p>126987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0146356193414" calcext:value-type="float">
            <text:p>7.20146356193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04909" calcext:value-type="float">
            <text:p>170490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92207494158523" calcext:value-type="float">
            <text:p>5.922074941585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27181" calcext:value-type="float">
            <text:p>15271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001818525032" calcext:value-type="float">
            <text:p>6.40018185250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92521" calcext:value-type="float">
            <text:p>14925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9988247080324" calcext:value-type="float">
            <text:p>6.49988247080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09774" calcext:value-type="float">
            <text:p>13097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6712332408956" calcext:value-type="float">
            <text:p>7.06712332408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73661" calcext:value-type="float">
            <text:p>12736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8854846768738" calcext:value-type="float">
            <text:p>7.188548467687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72666" calcext:value-type="float">
            <text:p>12726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9194255675362" calcext:value-type="float">
            <text:p>7.191942556753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64655" calcext:value-type="float">
            <text:p>13646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8885826749236" calcext:value-type="float">
            <text:p>6.888858267492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25201" calcext:value-type="float">
            <text:p>15252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0581616167406" calcext:value-type="float">
            <text:p>6.405816161674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14069" calcext:value-type="float">
            <text:p>13140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5290527471858" calcext:value-type="float">
            <text:p>7.0529052747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94802" calcext:value-type="float">
            <text:p>12948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170533595618" calcext:value-type="float">
            <text:p>7.1170533595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66525" calcext:value-type="float">
            <text:p>12665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1294930743304" calcext:value-type="float">
            <text:p>7.21294930743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99905" calcext:value-type="float">
            <text:p>12999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9997083272153" calcext:value-type="float">
            <text:p>7.099970832721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65809" calcext:value-type="float">
            <text:p>156580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29169912529242" calcext:value-type="float">
            <text:p>6.291699125292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06844" calcext:value-type="float">
            <text:p>13068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7684949247808" calcext:value-type="float">
            <text:p>7.07684949247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74745" calcext:value-type="float">
            <text:p>12747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8485380328323" calcext:value-type="float">
            <text:p>7.18485380328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96596" calcext:value-type="float">
            <text:p>14965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8804117379055" calcext:value-type="float">
            <text:p>6.488041173790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279922" calcext:value-type="float">
            <text:p>12799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6725193493374" calcext:value-type="float">
            <text:p>7.167251934933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82950" calcext:value-type="float">
            <text:p>128295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5698966430065" calcext:value-type="float">
            <text:p>7.15698966430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79178" calcext:value-type="float">
            <text:p>13791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4288376640673" calcext:value-type="float">
            <text:p>6.84288376640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98707" calcext:value-type="float">
            <text:p>15987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65782132594797" calcext:value-type="float">
            <text:p>5.657821325947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79646" calcext:value-type="float">
            <text:p>137964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9783343000631" calcext:value-type="float">
            <text:p>6.297833430006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53287" calcext:value-type="float">
            <text:p>145328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0719962043322" calcext:value-type="float">
            <text:p>6.0719962043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963238" calcext:value-type="float">
            <text:p>296323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97784474787294" calcext:value-type="float">
            <text:p>2.97784474787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76981" calcext:value-type="float">
            <text:p>147698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00176100585166" calcext:value-type="float">
            <text:p>6.00176100585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77723" calcext:value-type="float">
            <text:p>177772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19686917822893" calcext:value-type="float">
            <text:p>5.196869178228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499897" calcext:value-type="float">
            <text:p>14998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93489572657266" calcext:value-type="float">
            <text:p>5.934895726572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95052" calcext:value-type="float">
            <text:p>199505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4.69596789302942" calcext:value-type="float">
            <text:p>4.695967893029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21195" calcext:value-type="float">
            <text:p>182119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09194559830644" calcext:value-type="float">
            <text:p>5.09194559830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548104" calcext:value-type="float">
            <text:p>554810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0.254064157451103" calcext:value-type="float">
            <text:p>0.254064157451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69731" calcext:value-type="float">
            <text:p>186973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4.97771880469285" calcext:value-type="float">
            <text:p>4.977718804692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74832" calcext:value-type="float">
            <text:p>147483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00808457043045" calcext:value-type="float">
            <text:p>6.008084570430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61803" calcext:value-type="float">
            <text:p>136180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5436722557068" calcext:value-type="float">
            <text:p>6.354367225570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315831" calcext:value-type="float">
            <text:p>131583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0350895297827" calcext:value-type="float">
            <text:p>6.503508952978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47537" calcext:value-type="float">
            <text:p>134753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0010310470467" calcext:value-type="float">
            <text:p>6.40010310470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19538" calcext:value-type="float">
            <text:p>131953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9129107604165" calcext:value-type="float">
            <text:p>6.491291076041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74078" calcext:value-type="float">
            <text:p>137407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1539622838941" calcext:value-type="float">
            <text:p>6.315396228389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61068" calcext:value-type="float">
            <text:p>306106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13097027010246" calcext:value-type="float">
            <text:p>2.130970270102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71702" calcext:value-type="float">
            <text:p>147170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115012426498" calcext:value-type="float">
            <text:p>5.31150124264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57728" calcext:value-type="float">
            <text:p>14577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529350855657" calcext:value-type="float">
            <text:p>5.35293508556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355935" calcext:value-type="float">
            <text:p>235593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26806700194953" calcext:value-type="float">
            <text:p>3.268067001949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56044" calcext:value-type="float">
            <text:p>365604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35958590566835" calcext:value-type="float">
            <text:p>1.359585905668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37316" calcext:value-type="float">
            <text:p>15373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12206857102658" calcext:value-type="float">
            <text:p>5.12206857102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01012" calcext:value-type="float">
            <text:p>14010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2528149199092" calcext:value-type="float">
            <text:p>5.525281491990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46163" calcext:value-type="float">
            <text:p>14461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8752758396209" calcext:value-type="float">
            <text:p>5.38752758396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21878" calcext:value-type="float">
            <text:p>142187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6107669686147" calcext:value-type="float">
            <text:p>5.46107669686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91828" calcext:value-type="float">
            <text:p>13918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5384435201038" calcext:value-type="float">
            <text:p>5.553844352010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29706" calcext:value-type="float">
            <text:p>142970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3723264566685" calcext:value-type="float">
            <text:p>5.437232645666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26952" calcext:value-type="float">
            <text:p>142695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456063983086" calcext:value-type="float">
            <text:p>5.4456063983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07687" calcext:value-type="float">
            <text:p>220768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5503250403274" calcext:value-type="float">
            <text:p>3.55032504032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19187" calcext:value-type="float">
            <text:p>141918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6930380043212" calcext:value-type="float">
            <text:p>5.469303800432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08724" calcext:value-type="float">
            <text:p>130872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212193755261" calcext:value-type="float">
            <text:p>5.82121937552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69572" calcext:value-type="float">
            <text:p>12695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5312668707995" calcext:value-type="float">
            <text:p>5.953126687079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47936" calcext:value-type="float">
            <text:p>134793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9300731948796" calcext:value-type="float">
            <text:p>5.693007319487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12241" calcext:value-type="float">
            <text:p>13122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0956401492709" calcext:value-type="float">
            <text:p>5.809564014927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39552" calcext:value-type="float">
            <text:p>133955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2010427209467" calcext:value-type="float">
            <text:p>5.72010427209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58607" calcext:value-type="float">
            <text:p>13586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5876156444374" calcext:value-type="float">
            <text:p>5.658761564443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618842" calcext:value-type="float">
            <text:p>261884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20162857939649" calcext:value-type="float">
            <text:p>2.201628579396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203141" calcext:value-type="float">
            <text:p>32031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32696098876169" calcext:value-type="float">
            <text:p>1.326960988761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611441" calcext:value-type="float">
            <text:p>16114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31057746064673" calcext:value-type="float">
            <text:p>4.31057746064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98662" calcext:value-type="float">
            <text:p>149866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62568459797749" calcext:value-type="float">
            <text:p>4.625684597977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506195" calcext:value-type="float">
            <text:p>150619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60390953722876" calcext:value-type="float">
            <text:p>4.60390953722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58822" calcext:value-type="float">
            <text:p>145882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4269851157545" calcext:value-type="float">
            <text:p>4.74269851157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58671" calcext:value-type="float">
            <text:p>125867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8359929205152" calcext:value-type="float">
            <text:p>5.38359929205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94127" calcext:value-type="float">
            <text:p>129412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6295257099263" calcext:value-type="float">
            <text:p>5.262952570992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05322" calcext:value-type="float">
            <text:p>130532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2554497588983" calcext:value-type="float">
            <text:p>5.225544975889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85554" calcext:value-type="float">
            <text:p>128555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9181831291995" calcext:value-type="float">
            <text:p>5.291818312919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73172" calcext:value-type="float">
            <text:p>137317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0547216040526" calcext:value-type="float">
            <text:p>5.005472160405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73256" calcext:value-type="float">
            <text:p>127325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3356423905398" calcext:value-type="float">
            <text:p>5.33356423905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299226" calcext:value-type="float">
            <text:p>129922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458745224829" calcext:value-type="float">
            <text:p>5.24587452248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49425" calcext:value-type="float">
            <text:p>154942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48101596260071" calcext:value-type="float">
            <text:p>4.481015962600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93780" calcext:value-type="float">
            <text:p>129378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6411722015601" calcext:value-type="float">
            <text:p>5.264117220156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73431" calcext:value-type="float">
            <text:p>127343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3296737313012" calcext:value-type="float">
            <text:p>5.33296737313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29934" calcext:value-type="float">
            <text:p>132993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4442066319678" calcext:value-type="float">
            <text:p>5.144420663196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76967" calcext:value-type="float">
            <text:p>127696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2092481136536" calcext:value-type="float">
            <text:p>5.32092481136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263737" calcext:value-type="float">
            <text:p>126373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6615454240331" calcext:value-type="float">
            <text:p>5.366154542403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450581" calcext:value-type="float">
            <text:p>145058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6730170609503" calcext:value-type="float">
            <text:p>4.767301706095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299606" calcext:value-type="float">
            <text:p>129960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4460447575191" calcext:value-type="float">
            <text:p>5.244604475751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306302" calcext:value-type="float">
            <text:p>13063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2228563524783" calcext:value-type="float">
            <text:p>5.22228563524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78192" calcext:value-type="float">
            <text:p>12781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1676060255415" calcext:value-type="float">
            <text:p>5.316760602554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05690" calcext:value-type="float">
            <text:p>13056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621991337081" calcext:value-type="float">
            <text:p>4.86219913370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84949" calcext:value-type="float">
            <text:p>12849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317410059304" calcext:value-type="float">
            <text:p>4.9317410059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6962" calcext:value-type="float">
            <text:p>15069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3957690173507" calcext:value-type="float">
            <text:p>4.239576901735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64269" calcext:value-type="float">
            <text:p>14642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6439123291362" calcext:value-type="float">
            <text:p>4.364391232913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82231" calcext:value-type="float">
            <text:p>13822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1479362441818" calcext:value-type="float">
            <text:p>4.61479362441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73761" calcext:value-type="float">
            <text:p>12737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6972043798329" calcext:value-type="float">
            <text:p>4.969720437983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60246" calcext:value-type="float">
            <text:p>12602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1604663659103" calcext:value-type="float">
            <text:p>5.01604663659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472114" calcext:value-type="float">
            <text:p>24721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08991497229401" calcext:value-type="float">
            <text:p>2.089914972294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35696" calcext:value-type="float">
            <text:p>15356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5754738255678" calcext:value-type="float">
            <text:p>4.157547382556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68920" calcext:value-type="float">
            <text:p>14689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5061847344808" calcext:value-type="float">
            <text:p>4.35061847344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71234" calcext:value-type="float">
            <text:p>13712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4948418203536" calcext:value-type="float">
            <text:p>4.64948418203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39671" calcext:value-type="float">
            <text:p>15396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463206149748" calcext:value-type="float">
            <text:p>4.14632061497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76826" calcext:value-type="float">
            <text:p>18768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2863598015715" calcext:value-type="float">
            <text:p>3.28635980157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27687" calcext:value-type="float">
            <text:p>15276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8025608356167" calcext:value-type="float">
            <text:p>4.18025608356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18532" calcext:value-type="float">
            <text:p>16185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2938701067259" calcext:value-type="float">
            <text:p>3.929387010672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99332" calcext:value-type="float">
            <text:p>13993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6139225612285" calcext:value-type="float">
            <text:p>4.561392256122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86211" calcext:value-type="float">
            <text:p>12862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2747771869681" calcext:value-type="float">
            <text:p>4.92747771869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73432" calcext:value-type="float">
            <text:p>12734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084232301784" calcext:value-type="float">
            <text:p>4.97084232301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71460" calcext:value-type="float">
            <text:p>12714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757289460773" calcext:value-type="float">
            <text:p>4.977572894607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04771" calcext:value-type="float">
            <text:p>14047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4454458220074" calcext:value-type="float">
            <text:p>4.544544582200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86925" calcext:value-type="float">
            <text:p>12869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2506753697274" calcext:value-type="float">
            <text:p>4.925067536972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71055" calcext:value-type="float">
            <text:p>12710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895647949638" calcext:value-type="float">
            <text:p>4.978956479496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84388" calcext:value-type="float">
            <text:p>12843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3363752015348" calcext:value-type="float">
            <text:p>4.93363752015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630707" calcext:value-type="float">
            <text:p>16307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9684055863583" calcext:value-type="float">
            <text:p>3.896840558635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352215" calcext:value-type="float">
            <text:p>13522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1014242111315" calcext:value-type="float">
            <text:p>4.710142421113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08241" calcext:value-type="float">
            <text:p>14082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3383006966697" calcext:value-type="float">
            <text:p>4.533830069666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82497" calcext:value-type="float">
            <text:p>12824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4003633438822" calcext:value-type="float">
            <text:p>4.940036334388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79363" calcext:value-type="float">
            <text:p>12793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5066204840267" calcext:value-type="float">
            <text:p>4.95066204840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46043" calcext:value-type="float">
            <text:p>12460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6526961572633" calcext:value-type="float">
            <text:p>5.06526961572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96034" calcext:value-type="float">
            <text:p>12960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9443596414763" calcext:value-type="float">
            <text:p>4.894435964147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12179" calcext:value-type="float">
            <text:p>13121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4066908262648" calcext:value-type="float">
            <text:p>4.84066908262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17518" calcext:value-type="float">
            <text:p>13175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2303434048863" calcext:value-type="float">
            <text:p>4.823034340488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23021" calcext:value-type="float">
            <text:p>14230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88486821665" calcext:value-type="float">
            <text:p>4.4884868216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43050" calcext:value-type="float">
            <text:p>13430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396781014109" calcext:value-type="float">
            <text:p>4.7396781014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55306" calcext:value-type="float">
            <text:p>13553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0022630355202" calcext:value-type="float">
            <text:p>4.700226303552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727180" calcext:value-type="float">
            <text:p>17271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4722390915595" calcext:value-type="float">
            <text:p>3.647223909155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66361" calcext:value-type="float">
            <text:p>14663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5819089912557" calcext:value-type="float">
            <text:p>4.358190899125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32274" calcext:value-type="float">
            <text:p>14322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6033883059314" calcext:value-type="float">
            <text:p>4.460338830593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374982" calcext:value-type="float">
            <text:p>13749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3762978508476" calcext:value-type="float">
            <text:p>4.63762978508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13180" calcext:value-type="float">
            <text:p>13131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3735731614082" calcext:value-type="float">
            <text:p>4.83735731614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98799" calcext:value-type="float">
            <text:p>12987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8518045755465" calcext:value-type="float">
            <text:p>4.885180457554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14000" calcext:value-type="float">
            <text:p>1314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34646261042" calcext:value-type="float">
            <text:p>4.834646261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29519" calcext:value-type="float">
            <text:p>13295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365443164555" calcext:value-type="float">
            <text:p>4.783654431645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21163" calcext:value-type="float">
            <text:p>14211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9416099226831" calcext:value-type="float">
            <text:p>4.494160992268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02200" calcext:value-type="float">
            <text:p>15022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5332233683773" calcext:value-type="float">
            <text:p>4.253322336837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72952" calcext:value-type="float">
            <text:p>13729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4404637266393" calcext:value-type="float">
            <text:p>4.644046372663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646828" calcext:value-type="float">
            <text:p>16468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5411748898727" calcext:value-type="float">
            <text:p>3.85411748898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25073" calcext:value-type="float">
            <text:p>15250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8769358964241" calcext:value-type="float">
            <text:p>4.18769358964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338204" calcext:value-type="float">
            <text:p>13382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5537667641275" calcext:value-type="float">
            <text:p>4.75537667641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319875" calcext:value-type="float">
            <text:p>13198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527188440899" calcext:value-type="float">
            <text:p>4.815271884408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64256" calcext:value-type="float">
            <text:p>136425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337628280933" calcext:value-type="float">
            <text:p>5.03376282809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19307" calcext:value-type="float">
            <text:p>14193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6195810589393" calcext:value-type="float">
            <text:p>4.861958105893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10302" calcext:value-type="float">
            <text:p>14103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8960033499538" calcext:value-type="float">
            <text:p>4.889600334995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53573" calcext:value-type="float">
            <text:p>135357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6790472476836" calcext:value-type="float">
            <text:p>5.067904724768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91059" calcext:value-type="float">
            <text:p>139105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4926604865195" calcext:value-type="float">
            <text:p>4.949266048651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01953" calcext:value-type="float">
            <text:p>14019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1538700997401" calcext:value-type="float">
            <text:p>4.915387009974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09475" calcext:value-type="float">
            <text:p>140947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9214778145538" calcext:value-type="float">
            <text:p>4.892147781455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360036" calcext:value-type="float">
            <text:p>136003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4721751048047" calcext:value-type="float">
            <text:p>5.04721751048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598357" calcext:value-type="float">
            <text:p>159835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34598367919314" calcext:value-type="float">
            <text:p>4.345983679193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23890" calcext:value-type="float">
            <text:p>142389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4795715320291" calcext:value-type="float">
            <text:p>4.847957153202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08061" calcext:value-type="float">
            <text:p>130806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1644157985888" calcext:value-type="float">
            <text:p>5.21644157985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09713" calcext:value-type="float">
            <text:p>140971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9141450586724" calcext:value-type="float">
            <text:p>4.891414505867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71379" calcext:value-type="float">
            <text:p>137137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1114660490881" calcext:value-type="float">
            <text:p>5.011146604908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27851" calcext:value-type="float">
            <text:p>152785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54191152518259" calcext:value-type="float">
            <text:p>4.541911525182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433798" calcext:value-type="float">
            <text:p>14337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1784185041987" calcext:value-type="float">
            <text:p>4.817841850419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836090" calcext:value-type="float">
            <text:p>783609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55827260065858" calcext:value-type="float">
            <text:p>-2.55827260065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70489" calcext:value-type="float">
            <text:p>13704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1396601198799" calcext:value-type="float">
            <text:p>5.013966011987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327228" calcext:value-type="float">
            <text:p>132722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5326620046019" calcext:value-type="float">
            <text:p>5.15326620046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63574" calcext:value-type="float">
            <text:p>12635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6671474255793" calcext:value-type="float">
            <text:p>5.366714742557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76998" calcext:value-type="float">
            <text:p>12769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2081938212933" calcext:value-type="float">
            <text:p>5.320819382129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365653" calcext:value-type="float">
            <text:p>13656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2931792209695" calcext:value-type="float">
            <text:p>5.029317922096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96096" calcext:value-type="float">
            <text:p>239609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58767941147254" calcext:value-type="float">
            <text:p>2.58767941147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86050" calcext:value-type="float">
            <text:p>138605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6493258114218" calcext:value-type="float">
            <text:p>4.96493258114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71347" calcext:value-type="float">
            <text:p>127134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4705901762042" calcext:value-type="float">
            <text:p>5.94705901762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80624" calcext:value-type="float">
            <text:p>128062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1548367717856" calcext:value-type="float">
            <text:p>5.91548367717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68596" calcext:value-type="float">
            <text:p>156859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03458901133669" calcext:value-type="float">
            <text:p>5.034589011336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106192" calcext:value-type="float">
            <text:p>210619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75472045492367" calcext:value-type="float">
            <text:p>3.754720454923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334019" calcext:value-type="float">
            <text:p>133401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3807989195973" calcext:value-type="float">
            <text:p>5.73807989195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72017" calcext:value-type="float">
            <text:p>12720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4477088812258" calcext:value-type="float">
            <text:p>5.94477088812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269953" calcext:value-type="float">
            <text:p>12699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5182355992943" calcext:value-type="float">
            <text:p>5.951823559929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88836" calcext:value-type="float">
            <text:p>128883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8772345963504" calcext:value-type="float">
            <text:p>5.88772345963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614872" calcext:value-type="float">
            <text:p>16148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0831899895978" calcext:value-type="float">
            <text:p>4.90831899895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65397" calcext:value-type="float">
            <text:p>126539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6743203835925" calcext:value-type="float">
            <text:p>5.967432038359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55859" calcext:value-type="float">
            <text:p>135585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6755476092492" calcext:value-type="float">
            <text:p>5.66755476092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59901" calcext:value-type="float">
            <text:p>125990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8633583696942" calcext:value-type="float">
            <text:p>5.986335836969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58407" calcext:value-type="float">
            <text:p>12584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9148878912684" calcext:value-type="float">
            <text:p>5.99148878912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84154" calcext:value-type="float">
            <text:p>128415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0352895447627" calcext:value-type="float">
            <text:p>5.90352895447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78031" calcext:value-type="float">
            <text:p>137803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9711016824277" calcext:value-type="float">
            <text:p>5.59711016824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01328" calcext:value-type="float">
            <text:p>13013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4583229960092" calcext:value-type="float">
            <text:p>5.845832299600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78540" calcext:value-type="float">
            <text:p>14785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9136926035744" calcext:value-type="float">
            <text:p>5.291369260357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18452" calcext:value-type="float">
            <text:p>131845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8905680987447" calcext:value-type="float">
            <text:p>5.789056809874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10543" calcext:value-type="float">
            <text:p>131054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1518729258395" calcext:value-type="float">
            <text:p>5.81518729258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266492" calcext:value-type="float">
            <text:p>126649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6367553491591" calcext:value-type="float">
            <text:p>5.963675534915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46200" calcext:value-type="float">
            <text:p>124620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3963262215861" calcext:value-type="float">
            <text:p>6.73963262215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69163" calcext:value-type="float">
            <text:p>136916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3095854801506" calcext:value-type="float">
            <text:p>6.330958548015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66408" calcext:value-type="float">
            <text:p>126640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6977363798875" calcext:value-type="float">
            <text:p>6.66977363798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248782" calcext:value-type="float">
            <text:p>124878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3064378975352" calcext:value-type="float">
            <text:p>6.73064378975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61940" calcext:value-type="float">
            <text:p>126194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8512302632487" calcext:value-type="float">
            <text:p>6.68512302632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847806" calcext:value-type="float">
            <text:p>184780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02894636164031" calcext:value-type="float">
            <text:p>5.02894636164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32466" calcext:value-type="float">
            <text:p>14324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3466686479554" calcext:value-type="float">
            <text:p>6.134666864795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59144" calcext:value-type="float">
            <text:p>125914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9475608789088" calcext:value-type="float">
            <text:p>6.694756087890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49093" calcext:value-type="float">
            <text:p>124909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2956234584965" calcext:value-type="float">
            <text:p>6.729562345849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74861" calcext:value-type="float">
            <text:p>127486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4088173559777" calcext:value-type="float">
            <text:p>6.640881735597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61739" calcext:value-type="float">
            <text:p>126173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8581481946534" calcext:value-type="float">
            <text:p>6.685814819465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259792" calcext:value-type="float">
            <text:p>125979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9252162992544" calcext:value-type="float">
            <text:p>6.69252162992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245562" calcext:value-type="float">
            <text:p>124556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4185658966039" calcext:value-type="float">
            <text:p>6.741856589660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60655" calcext:value-type="float">
            <text:p>12606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8954758482527" calcext:value-type="float">
            <text:p>6.689547584825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462141" calcext:value-type="float">
            <text:p>146214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04561753770448" calcext:value-type="float">
            <text:p>6.04561753770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20105" calcext:value-type="float">
            <text:p>162010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6000784678774" calcext:value-type="float">
            <text:p>5.60007846787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88655" calcext:value-type="float">
            <text:p>12886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9414345971269" calcext:value-type="float">
            <text:p>6.59414345971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79066" calcext:value-type="float">
            <text:p>13790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4323646168678" calcext:value-type="float">
            <text:p>6.843236461686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355053" calcext:value-type="float">
            <text:p>13550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195241547242" calcext:value-type="float">
            <text:p>6.91952415472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271662" calcext:value-type="float">
            <text:p>12716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9537003687774" calcext:value-type="float">
            <text:p>7.195370036877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268417" calcext:value-type="float">
            <text:p>126841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0646643474926" calcext:value-type="float">
            <text:p>7.206466434749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346934" calcext:value-type="float">
            <text:p>13469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4562381775588" calcext:value-type="float">
            <text:p>6.945623817755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52192" calcext:value-type="float">
            <text:p>12521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623777267602" calcext:value-type="float">
            <text:p>7.26237772676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250291" calcext:value-type="float">
            <text:p>12502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6897592518076" calcext:value-type="float">
            <text:p>7.268975925180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290193" calcext:value-type="float">
            <text:p>129019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325401623464" calcext:value-type="float">
            <text:p>7.13254016234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280235" calcext:value-type="float">
            <text:p>12802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6619001432877" calcext:value-type="float">
            <text:p>7.166190014328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52914" calcext:value-type="float">
            <text:p>12529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5987435465046" calcext:value-type="float">
            <text:p>7.259874354650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65848" calcext:value-type="float">
            <text:p>13658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8506326452127" calcext:value-type="float">
            <text:p>6.885063264521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58464" calcext:value-type="float">
            <text:p>12584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4067901011473" calcext:value-type="float">
            <text:p>7.240679010114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08406" calcext:value-type="float">
            <text:p>13084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716617049901" calcext:value-type="float">
            <text:p>7.07166170499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10382" calcext:value-type="float">
            <text:p>14103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4571940871474" calcext:value-type="float">
            <text:p>6.745719408714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88236" calcext:value-type="float">
            <text:p>12882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391326608351" calcext:value-type="float">
            <text:p>7.13913266083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74328" calcext:value-type="float">
            <text:p>12743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8627471826345" calcext:value-type="float">
            <text:p>7.18627471826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353411" calcext:value-type="float">
            <text:p>13534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2478995575866" calcext:value-type="float">
            <text:p>6.924789955758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251891" calcext:value-type="float">
            <text:p>12518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6342180269284" calcext:value-type="float">
            <text:p>7.26342180269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50422" calcext:value-type="float">
            <text:p>12504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685209143324" calcext:value-type="float">
            <text:p>7.2685209143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268846" calcext:value-type="float">
            <text:p>12688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0499782598058" calcext:value-type="float">
            <text:p>7.204997825980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256949" calcext:value-type="float">
            <text:p>12569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4591040726216" calcext:value-type="float">
            <text:p>7.24591040726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41830" calcext:value-type="float">
            <text:p>12418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9846550237243" calcext:value-type="float">
            <text:p>7.298465502372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356429" calcext:value-type="float">
            <text:p>13564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1511631238265" calcext:value-type="float">
            <text:p>6.91511631238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272838" calcext:value-type="float">
            <text:p>32728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3.08984188524397" calcext:value-type="float">
            <text:p>3.089841885243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936377" calcext:value-type="float">
            <text:p>193637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36918782001091" calcext:value-type="float">
            <text:p>5.369187820010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72422" calcext:value-type="float">
            <text:p>15724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27339586042877" calcext:value-type="float">
            <text:p>6.273395860428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672776" calcext:value-type="float">
            <text:p>16727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00470908660739" calcext:value-type="float">
            <text:p>6.00470908660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21792" calcext:value-type="float">
            <text:p>13217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2745578491858" calcext:value-type="float">
            <text:p>7.0274557849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440364" calcext:value-type="float">
            <text:p>14403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5436439298216" calcext:value-type="float">
            <text:p>6.65436439298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37570" calcext:value-type="float">
            <text:p>15375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37073800760612" calcext:value-type="float">
            <text:p>6.370738007606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17019" calcext:value-type="float">
            <text:p>171701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09952350511626" calcext:value-type="float">
            <text:p>5.099523505116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840337" calcext:value-type="float">
            <text:p>284033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91357580237963" calcext:value-type="float">
            <text:p>2.913575802379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278382" calcext:value-type="float">
            <text:p>32783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2.2906789490321" calcext:value-type="float">
            <text:p>2.29067894903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549288" calcext:value-type="float">
            <text:p>154928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54595294402235" calcext:value-type="float">
            <text:p>5.54595294402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488301" calcext:value-type="float">
            <text:p>148830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72036677905754" calcext:value-type="float">
            <text:p>5.720366779057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438919" calcext:value-type="float">
            <text:p>143891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6691104259711" calcext:value-type="float">
            <text:p>5.866911042597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05351" calcext:value-type="float">
            <text:p>140535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6942644432401" calcext:value-type="float">
            <text:p>5.969426444324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364217" calcext:value-type="float">
            <text:p>136421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984399433824" calcext:value-type="float">
            <text:p>6.0984399433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250817" calcext:value-type="float">
            <text:p>125081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7533676309187" calcext:value-type="float">
            <text:p>6.47533676309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298624" calcext:value-type="float">
            <text:p>12986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1244026616591" calcext:value-type="float">
            <text:p>6.312440266165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44786" calcext:value-type="float">
            <text:p>124478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9632756266471" calcext:value-type="float">
            <text:p>6.496327562664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41075" calcext:value-type="float">
            <text:p>124107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0929424116835" calcext:value-type="float">
            <text:p>6.509294241168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250062" calcext:value-type="float">
            <text:p>125006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7795897987084" calcext:value-type="float">
            <text:p>6.477958979870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66183" calcext:value-type="float">
            <text:p>126618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2230973158236" calcext:value-type="float">
            <text:p>6.422309731582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494526" calcext:value-type="float">
            <text:p>149452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70223976683239" calcext:value-type="float">
            <text:p>5.70223976683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42598" calcext:value-type="float">
            <text:p>134259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6781455564276" calcext:value-type="float">
            <text:p>6.16781455564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255450" calcext:value-type="float">
            <text:p>125545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5928030441001" calcext:value-type="float">
            <text:p>6.45928030441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72687" calcext:value-type="float">
            <text:p>127268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0005843482907" calcext:value-type="float">
            <text:p>6.400058434829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79199" calcext:value-type="float">
            <text:p>147919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07754031228861" calcext:value-type="float">
            <text:p>5.0775403122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302566" calcext:value-type="float">
            <text:p>130256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2980897888305" calcext:value-type="float">
            <text:p>5.62980897888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236950" calcext:value-type="float">
            <text:p>123695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5428490849082" calcext:value-type="float">
            <text:p>5.85428490849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329366" calcext:value-type="float">
            <text:p>132936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4136068758627" calcext:value-type="float">
            <text:p>5.54136068758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256484" calcext:value-type="float">
            <text:p>125648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8623673097838" calcext:value-type="float">
            <text:p>5.786236730978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36425" calcext:value-type="float">
            <text:p>123642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5612858044856" calcext:value-type="float">
            <text:p>5.85612858044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65226" calcext:value-type="float">
            <text:p>126522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5612527827315" calcext:value-type="float">
            <text:p>5.756125278273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248453" calcext:value-type="float">
            <text:p>124845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1408438490761" calcext:value-type="float">
            <text:p>5.814084384907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350923" calcext:value-type="float">
            <text:p>135092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7150039997575" calcext:value-type="float">
            <text:p>5.471500399975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423780" calcext:value-type="float">
            <text:p>142378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4337747719234" calcext:value-type="float">
            <text:p>5.243377477192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252934" calcext:value-type="float">
            <text:p>125293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9852441233918" calcext:value-type="float">
            <text:p>5.798524412339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236168" calcext:value-type="float">
            <text:p>123616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5703138719638" calcext:value-type="float">
            <text:p>5.857031387196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79257" calcext:value-type="float">
            <text:p>137925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8135439013847" calcext:value-type="float">
            <text:p>5.381354390138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42751" calcext:value-type="float">
            <text:p>124275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3396514505594" calcext:value-type="float">
            <text:p>5.83396514505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73018" calcext:value-type="float">
            <text:p>127301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2946091319798" calcext:value-type="float">
            <text:p>5.729460913197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270583" calcext:value-type="float">
            <text:p>127058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3777595464103" calcext:value-type="float">
            <text:p>5.73777595464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49262" calcext:value-type="float">
            <text:p>124926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1127105954306" calcext:value-type="float">
            <text:p>5.811271059543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45707" calcext:value-type="float">
            <text:p>12457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2364730893142" calcext:value-type="float">
            <text:p>5.823647308931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258157" calcext:value-type="float">
            <text:p>125815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8045797547869" calcext:value-type="float">
            <text:p>5.780457975478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455095" calcext:value-type="float">
            <text:p>145509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14889287385603" calcext:value-type="float">
            <text:p>5.148892873856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91230" calcext:value-type="float">
            <text:p>169123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49577961984659" calcext:value-type="float">
            <text:p>4.495779619846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71873" calcext:value-type="float">
            <text:p>14718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1918350116819" calcext:value-type="float">
            <text:p>4.519183501168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395274" calcext:value-type="float">
            <text:p>13952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5129187282581" calcext:value-type="float">
            <text:p>4.75129187282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380260" calcext:value-type="float">
            <text:p>13802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827786509047" calcext:value-type="float">
            <text:p>4.79827786509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439085" calcext:value-type="float">
            <text:p>14390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1702242369363" calcext:value-type="float">
            <text:p>4.617022423693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277684" calcext:value-type="float">
            <text:p>12776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3365232495156" calcext:value-type="float">
            <text:p>5.1336523249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249740" calcext:value-type="float">
            <text:p>12497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2969018441412" calcext:value-type="float">
            <text:p>5.22969018441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43216" calcext:value-type="float">
            <text:p>12432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5242098004828" calcext:value-type="float">
            <text:p>5.252420980048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225754" calcext:value-type="float">
            <text:p>12257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1385369648633" calcext:value-type="float">
            <text:p>5.31385369648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321017" calcext:value-type="float">
            <text:p>13210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8880282270252" calcext:value-type="float">
            <text:p>4.988802822702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38893" calcext:value-type="float">
            <text:p>12388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6754889702231" calcext:value-type="float">
            <text:p>5.26754889702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41873" calcext:value-type="float">
            <text:p>12418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5711503765328" calcext:value-type="float">
            <text:p>5.25711503765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361478" calcext:value-type="float">
            <text:p>13614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5778060793886" calcext:value-type="float">
            <text:p>4.857780607938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313729" calcext:value-type="float">
            <text:p>13137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1282901920644" calcext:value-type="float">
            <text:p>5.01282901920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267433" calcext:value-type="float">
            <text:p>12674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6863678191848" calcext:value-type="float">
            <text:p>5.16863678191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01167" calcext:value-type="float">
            <text:p>13011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5455648562529" calcext:value-type="float">
            <text:p>5.05455648562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88430" calcext:value-type="float">
            <text:p>12884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9727860357147" calcext:value-type="float">
            <text:p>5.09727860357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51748" calcext:value-type="float">
            <text:p>12517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227178263059" calcext:value-type="float">
            <text:p>5.2227178263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274449" calcext:value-type="float">
            <text:p>12744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4466227938114" calcext:value-type="float">
            <text:p>5.14466227938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284021" calcext:value-type="float">
            <text:p>12840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1216562179387" calcext:value-type="float">
            <text:p>5.112165621793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251980" calcext:value-type="float">
            <text:p>12519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2191297593805" calcext:value-type="float">
            <text:p>5.22191297593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229824" calcext:value-type="float">
            <text:p>12298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9945724758553" calcext:value-type="float">
            <text:p>5.29945724758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53196" calcext:value-type="float">
            <text:p>12531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1769688787502" calcext:value-type="float">
            <text:p>5.21769688787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249341" calcext:value-type="float">
            <text:p>12493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3107696219165" calcext:value-type="float">
            <text:p>5.231076962191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254762" calcext:value-type="float">
            <text:p>12547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1227331023098" calcext:value-type="float">
            <text:p>5.212273310230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69455" calcext:value-type="float">
            <text:p>14694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4903700375558" calcext:value-type="float">
            <text:p>4.349037003755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271654" calcext:value-type="float">
            <text:p>12716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69102964729" calcext:value-type="float">
            <text:p>4.97691029647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242377" calcext:value-type="float">
            <text:p>12423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7806588582946" calcext:value-type="float">
            <text:p>5.078065885829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252208" calcext:value-type="float">
            <text:p>12522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383517286342" calcext:value-type="float">
            <text:p>5.04383517286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40212" calcext:value-type="float">
            <text:p>12402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8564062165305" calcext:value-type="float">
            <text:p>5.08564062165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245745" calcext:value-type="float">
            <text:p>12457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6630838592849" calcext:value-type="float">
            <text:p>5.066308385928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446186" calcext:value-type="float">
            <text:p>14461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1835838356474" calcext:value-type="float">
            <text:p>4.418358383564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93983" calcext:value-type="float">
            <text:p>12939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0131420601687" calcext:value-type="float">
            <text:p>4.901314206016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338515" calcext:value-type="float">
            <text:p>13385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5436748878805" calcext:value-type="float">
            <text:p>4.75436748878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248864" calcext:value-type="float">
            <text:p>12488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5544844599487" calcext:value-type="float">
            <text:p>5.05544844599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250061" calcext:value-type="float">
            <text:p>12500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5128785266296" calcext:value-type="float">
            <text:p>5.05128785266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241218" calcext:value-type="float">
            <text:p>12412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8211926281778" calcext:value-type="float">
            <text:p>5.08211926281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499159" calcext:value-type="float">
            <text:p>14991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6212294996934" calcext:value-type="float">
            <text:p>4.262122949969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296563" calcext:value-type="float">
            <text:p>12965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9266367339735" calcext:value-type="float">
            <text:p>4.89266367339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251366" calcext:value-type="float">
            <text:p>12513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67564044112" calcext:value-type="float">
            <text:p>5.0467564044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43844" calcext:value-type="float">
            <text:p>12438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7294075754126" calcext:value-type="float">
            <text:p>5.07294075754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241177" calcext:value-type="float">
            <text:p>12411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8226272164491" calcext:value-type="float">
            <text:p>5.082262721644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258998" calcext:value-type="float">
            <text:p>12589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2034951124511" calcext:value-type="float">
            <text:p>5.020349511245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01257" calcext:value-type="float">
            <text:p>14012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542196195027" calcext:value-type="float">
            <text:p>4.55542196195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264042" calcext:value-type="float">
            <text:p>12640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0298486950265" calcext:value-type="float">
            <text:p>5.00298486950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303016" calcext:value-type="float">
            <text:p>13030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7110242791857" calcext:value-type="float">
            <text:p>4.87110242791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244898" calcext:value-type="float">
            <text:p>12448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6926222106546" calcext:value-type="float">
            <text:p>5.069262221065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249960" calcext:value-type="float">
            <text:p>12499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5163875965691" calcext:value-type="float">
            <text:p>5.051638759656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434615" calcext:value-type="float">
            <text:p>14346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5324623922945" calcext:value-type="float">
            <text:p>4.45324623922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434298" calcext:value-type="float">
            <text:p>14342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5420598496816" calcext:value-type="float">
            <text:p>4.454205984968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69163" calcext:value-type="float">
            <text:p>13691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5604836994865" calcext:value-type="float">
            <text:p>4.656048369948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408516" calcext:value-type="float">
            <text:p>14085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3298206621546" calcext:value-type="float">
            <text:p>4.532982066215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61852" calcext:value-type="float">
            <text:p>12618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1051570930583" calcext:value-type="float">
            <text:p>5.010515709305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244627" calcext:value-type="float">
            <text:p>12446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702077332018" calcext:value-type="float">
            <text:p>5.070207733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71113" calcext:value-type="float">
            <text:p>12711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875830943087" calcext:value-type="float">
            <text:p>4.97875830943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240961" calcext:value-type="float">
            <text:p>12409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8301858298967" calcext:value-type="float">
            <text:p>5.083018582989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081037" calcext:value-type="float">
            <text:p>40810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0871054091724858" calcext:value-type="float">
            <text:p>-0.087105409172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354265" calcext:value-type="float">
            <text:p>13542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0356336744815" calcext:value-type="float">
            <text:p>4.703563367448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80110" calcext:value-type="float">
            <text:p>12801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4812701101651" calcext:value-type="float">
            <text:p>4.94812701101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575644" calcext:value-type="float">
            <text:p>15756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4601891309168" calcext:value-type="float">
            <text:p>4.04601891309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409800" calcext:value-type="float">
            <text:p>14098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2902485096106" calcext:value-type="float">
            <text:p>4.52902485096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346376" calcext:value-type="float">
            <text:p>13463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2893629863808" calcext:value-type="float">
            <text:p>4.72893629863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255238" calcext:value-type="float">
            <text:p>12552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3333913090934" calcext:value-type="float">
            <text:p>5.033339130909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242724" calcext:value-type="float">
            <text:p>12427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7685305636137" calcext:value-type="float">
            <text:p>5.07685305636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250358" calcext:value-type="float">
            <text:p>12503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5025614188383" calcext:value-type="float">
            <text:p>5.05025614188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48942" calcext:value-type="float">
            <text:p>12489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5517720819978" calcext:value-type="float">
            <text:p>5.05517720819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233895" calcext:value-type="float">
            <text:p>12338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0781786947418" calcext:value-type="float">
            <text:p>5.107817869474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22420" calcext:value-type="float">
            <text:p>14224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9032141241916" calcext:value-type="float">
            <text:p>4.490321412419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251460" calcext:value-type="float">
            <text:p>12514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643018372052" calcext:value-type="float">
            <text:p>5.04643018372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39367" calcext:value-type="float">
            <text:p>12393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8860063100475" calcext:value-type="float">
            <text:p>5.088600631004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62046" calcext:value-type="float">
            <text:p>12620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0984806640065" calcext:value-type="float">
            <text:p>5.00984806640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50137" calcext:value-type="float">
            <text:p>12501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5102382252906" calcext:value-type="float">
            <text:p>5.051023822529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642008" calcext:value-type="float">
            <text:p>16420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6684722620429" calcext:value-type="float">
            <text:p>3.86684722620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349370" calcext:value-type="float">
            <text:p>13493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1928940895739" calcext:value-type="float">
            <text:p>4.71928940895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259366" calcext:value-type="float">
            <text:p>12593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1908027160797" calcext:value-type="float">
            <text:p>5.019080271607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78829" calcext:value-type="float">
            <text:p>127882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0764790856945" calcext:value-type="float">
            <text:p>5.50764790856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247917" calcext:value-type="float">
            <text:p>12479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139156604354" calcext:value-type="float">
            <text:p>5.6139156604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39221" calcext:value-type="float">
            <text:p>123922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4428502638253" calcext:value-type="float">
            <text:p>5.64428502638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232120" calcext:value-type="float">
            <text:p>123212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6924259883471" calcext:value-type="float">
            <text:p>5.669242598834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76489" calcext:value-type="float">
            <text:p>137648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880452191675" calcext:value-type="float">
            <text:p>5.1880452191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247615" calcext:value-type="float">
            <text:p>124761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149667944956" calcext:value-type="float">
            <text:p>5.6149667944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249804" calcext:value-type="float">
            <text:p>124980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0735356768551" calcext:value-type="float">
            <text:p>5.60735356768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335782" calcext:value-type="float">
            <text:p>133578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1841680122197" calcext:value-type="float">
            <text:p>5.318416801221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293727" calcext:value-type="float">
            <text:p>129372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5734625120879" calcext:value-type="float">
            <text:p>5.457346251208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842659" calcext:value-type="float">
            <text:p>184265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92132294361318" calcext:value-type="float">
            <text:p>3.921322943613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428984" calcext:value-type="float">
            <text:p>142898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2549900938111" calcext:value-type="float">
            <text:p>5.02549900938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329008" calcext:value-type="float">
            <text:p>13290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4049671864342" calcext:value-type="float">
            <text:p>5.34049671864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418656" calcext:value-type="float">
            <text:p>14186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5700167879444" calcext:value-type="float">
            <text:p>5.05700167879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401319" calcext:value-type="float">
            <text:p>140131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1040256566307" calcext:value-type="float">
            <text:p>5.110402565663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394581" calcext:value-type="float">
            <text:p>139458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3133523052414" calcext:value-type="float">
            <text:p>5.13133523052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761622" calcext:value-type="float">
            <text:p>476162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201776490316044" calcext:value-type="float">
            <text:p>-0.2017764903160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143233" calcext:value-type="float">
            <text:p>314323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60200691687989" calcext:value-type="float">
            <text:p>1.60200691687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919991" calcext:value-type="float">
            <text:p>191999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74278074119058" calcext:value-type="float">
            <text:p>3.742780741190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355955" calcext:value-type="float">
            <text:p>135595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5331990198055" calcext:value-type="float">
            <text:p>5.253319901980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334111" calcext:value-type="float">
            <text:p>133411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2385302038143" calcext:value-type="float">
            <text:p>5.32385302038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322313" calcext:value-type="float">
            <text:p>132231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624299944436" calcext:value-type="float">
            <text:p>5.3624299944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315908" calcext:value-type="float">
            <text:p>13159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835173985823" calcext:value-type="float">
            <text:p>5.38351739858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15215" calcext:value-type="float">
            <text:p>131521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2249571873257" calcext:value-type="float">
            <text:p>6.022495718732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53407" calcext:value-type="float">
            <text:p>12534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3154209408054" calcext:value-type="float">
            <text:p>6.231542094080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246285" calcext:value-type="float">
            <text:p>124628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5628957232656" calcext:value-type="float">
            <text:p>6.25628957232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314884" calcext:value-type="float">
            <text:p>131488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2358884468919" calcext:value-type="float">
            <text:p>6.023588844689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243163" calcext:value-type="float">
            <text:p>124316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6718249383619" calcext:value-type="float">
            <text:p>6.26718249383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335124" calcext:value-type="float">
            <text:p>133512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57247224267" calcext:value-type="float">
            <text:p>5.957247224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422028" calcext:value-type="float">
            <text:p>142202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68338177398761" calcext:value-type="float">
            <text:p>5.683381773987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324094" calcext:value-type="float">
            <text:p>132409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9327507611769" calcext:value-type="float">
            <text:p>5.99327507611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298468" calcext:value-type="float">
            <text:p>129846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781507405861" calcext:value-type="float">
            <text:p>6.0781507405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255717" calcext:value-type="float">
            <text:p>125571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2354551410576" calcext:value-type="float">
            <text:p>6.22354551410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243612" calcext:value-type="float">
            <text:p>124361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6561421182842" calcext:value-type="float">
            <text:p>6.26561421182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233673" calcext:value-type="float">
            <text:p>123367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0046265289107" calcext:value-type="float">
            <text:p>6.30046265289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238462" calcext:value-type="float">
            <text:p>123846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8363639643245" calcext:value-type="float">
            <text:p>6.283636396432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29348" calcext:value-type="float">
            <text:p>122934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1571486198554" calcext:value-type="float">
            <text:p>6.315714861985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38128" calcext:value-type="float">
            <text:p>123812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8480780032114" calcext:value-type="float">
            <text:p>6.28480780032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260273" calcext:value-type="float">
            <text:p>126027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0781693154179" calcext:value-type="float">
            <text:p>6.207816931541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231031" calcext:value-type="float">
            <text:p>123103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0977335681869" calcext:value-type="float">
            <text:p>6.309773356818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259109" calcext:value-type="float">
            <text:p>125910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1182996976231" calcext:value-type="float">
            <text:p>6.21182996976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282987" calcext:value-type="float">
            <text:p>128298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3024069354153" calcext:value-type="float">
            <text:p>6.130240693541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47369" calcext:value-type="float">
            <text:p>12473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9885070715569" calcext:value-type="float">
            <text:p>6.998850707155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332848" calcext:value-type="float">
            <text:p>13328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1099392705313" calcext:value-type="float">
            <text:p>6.710993927053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287286" calcext:value-type="float">
            <text:p>128728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6204971276553" calcext:value-type="float">
            <text:p>6.86204971276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253056" calcext:value-type="float">
            <text:p>125305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7909536974404" calcext:value-type="float">
            <text:p>6.97909536974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42280" calcext:value-type="float">
            <text:p>124228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1660523959398" calcext:value-type="float">
            <text:p>7.01660523959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53420" calcext:value-type="float">
            <text:p>14534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3488885272525" calcext:value-type="float">
            <text:p>6.334888852725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228465" calcext:value-type="float">
            <text:p>12284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6517229766396" calcext:value-type="float">
            <text:p>7.065172297663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235879" calcext:value-type="float">
            <text:p>12358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3904064556237" calcext:value-type="float">
            <text:p>7.039040645562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259510" calcext:value-type="float">
            <text:p>125951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5678397373716" calcext:value-type="float">
            <text:p>6.9567839737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230610" calcext:value-type="float">
            <text:p>123061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5759577478484" calcext:value-type="float">
            <text:p>7.057595774784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720101" calcext:value-type="float">
            <text:p>172010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60326069009281" calcext:value-type="float">
            <text:p>5.60326069009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7577899" calcext:value-type="float">
            <text:p>757789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836687952556297" calcext:value-type="float">
            <text:p>-0.836687952556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721328" calcext:value-type="float">
            <text:p>37213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25182066668919" calcext:value-type="float">
            <text:p>2.251820666689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4859861" calcext:value-type="float">
            <text:p>48598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0925616943904" calcext:value-type="float">
            <text:p>1.0925616943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4244260" calcext:value-type="float">
            <text:p>424426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68078036764481" calcext:value-type="float">
            <text:p>1.680780367644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823689" calcext:value-type="float">
            <text:p>28236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3.45063155354406" calcext:value-type="float">
            <text:p>3.450631553544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868127" calcext:value-type="float">
            <text:p>18681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52502300179489" calcext:value-type="float">
            <text:p>5.525023001794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911117" calcext:value-type="float">
            <text:p>191111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4262142181571" calcext:value-type="float">
            <text:p>5.4262142181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884018" calcext:value-type="float">
            <text:p>188401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48823649767495" calcext:value-type="float">
            <text:p>5.48823649767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623158" calcext:value-type="float">
            <text:p>162315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13547900924416" calcext:value-type="float">
            <text:p>6.13547900924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761102" calcext:value-type="float">
            <text:p>17611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78124187229422" calcext:value-type="float">
            <text:p>5.781241872294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607689" calcext:value-type="float">
            <text:p>160768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17706657236103" calcext:value-type="float">
            <text:p>6.17706657236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458544" calcext:value-type="float">
            <text:p>14585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59989162467148" calcext:value-type="float">
            <text:p>6.59989162467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868953" calcext:value-type="float">
            <text:p>18689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52310317536413" calcext:value-type="float">
            <text:p>5.523103175364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39027" calcext:value-type="float">
            <text:p>13390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7119363346183" calcext:value-type="float">
            <text:p>6.97119363346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321260" calcext:value-type="float">
            <text:p>13212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29204102148" calcext:value-type="float">
            <text:p>7.029204102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251074" calcext:value-type="float">
            <text:p>12510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6625698899642" calcext:value-type="float">
            <text:p>7.266256988996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280505" calcext:value-type="float">
            <text:p>12805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6527418913333" calcext:value-type="float">
            <text:p>7.1652741891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262486" calcext:value-type="float">
            <text:p>12624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2682126689681" calcext:value-type="float">
            <text:p>7.22682126689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267159" calcext:value-type="float">
            <text:p>126715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1077585006998" calcext:value-type="float">
            <text:p>7.21077585006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230815" calcext:value-type="float">
            <text:p>12308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3715917140022" calcext:value-type="float">
            <text:p>7.337159171400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45371" calcext:value-type="float">
            <text:p>13453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7037955284429" calcext:value-type="float">
            <text:p>6.67037955284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57489" calcext:value-type="float">
            <text:p>12574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6375822630182" calcext:value-type="float">
            <text:p>6.96375822630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244163" calcext:value-type="float">
            <text:p>124416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1002735571923" calcext:value-type="float">
            <text:p>7.01002735571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442472" calcext:value-type="float">
            <text:p>14424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6772625577668" calcext:value-type="float">
            <text:p>6.367726255776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54858" calcext:value-type="float">
            <text:p>15548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04189284838064" calcext:value-type="float">
            <text:p>6.04189284838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319793" calcext:value-type="float">
            <text:p>13197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5374196749882" calcext:value-type="float">
            <text:p>6.753741967498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513797" calcext:value-type="float">
            <text:p>151379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15812377114502" calcext:value-type="float">
            <text:p>6.15812377114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284726" calcext:value-type="float">
            <text:p>128472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7069503977658" calcext:value-type="float">
            <text:p>6.87069503977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270537" calcext:value-type="float">
            <text:p>127053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1892700447374" calcext:value-type="float">
            <text:p>6.918927004473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286269" calcext:value-type="float">
            <text:p>12862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6548214386638" calcext:value-type="float">
            <text:p>6.865482143866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271711" calcext:value-type="float">
            <text:p>127171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1491589495179" calcext:value-type="float">
            <text:p>6.914915894951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282993" calcext:value-type="float">
            <text:p>12829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7655730470056" calcext:value-type="float">
            <text:p>6.87655730470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362072" calcext:value-type="float">
            <text:p>13620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1679952075512" calcext:value-type="float">
            <text:p>6.61679952075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246476" calcext:value-type="float">
            <text:p>12464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0196096452064" calcext:value-type="float">
            <text:p>7.00196096452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257378" calcext:value-type="float">
            <text:p>125737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6414159995556" calcext:value-type="float">
            <text:p>6.9641415999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71799" calcext:value-type="float">
            <text:p>127179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1461538176786" calcext:value-type="float">
            <text:p>6.914615381767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54913" calcext:value-type="float">
            <text:p>145491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1890427045375" calcext:value-type="float">
            <text:p>5.81890427045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305581" calcext:value-type="float">
            <text:p>130558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8923630259049" calcext:value-type="float">
            <text:p>6.289236302590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329730" calcext:value-type="float">
            <text:p>132973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0963984495651" calcext:value-type="float">
            <text:p>6.20963984495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252577" calcext:value-type="float">
            <text:p>125257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6923018606817" calcext:value-type="float">
            <text:p>6.46923018606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269100" calcext:value-type="float">
            <text:p>126910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1231607357478" calcext:value-type="float">
            <text:p>6.412316073574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270021" calcext:value-type="float">
            <text:p>127002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091654932332" calcext:value-type="float">
            <text:p>6.40916549323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4475193" calcext:value-type="float">
            <text:p>447519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0.939156817532861" calcext:value-type="float">
            <text:p>0.939156817532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563579" calcext:value-type="float">
            <text:p>156357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50607622557741" calcext:value-type="float">
            <text:p>5.50607622557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446309" calcext:value-type="float">
            <text:p>144630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4466362755983" calcext:value-type="float">
            <text:p>5.844663627559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428866" calcext:value-type="float">
            <text:p>142886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9735949190825" calcext:value-type="float">
            <text:p>5.897359491908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589256" calcext:value-type="float">
            <text:p>15892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43533591747337" calcext:value-type="float">
            <text:p>5.435335917473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278224" calcext:value-type="float">
            <text:p>12782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8120483842476" calcext:value-type="float">
            <text:p>6.38120483842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238762" calcext:value-type="float">
            <text:p>123876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1739576903445" calcext:value-type="float">
            <text:p>6.517395769034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280682" calcext:value-type="float">
            <text:p>12806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7286145914596" calcext:value-type="float">
            <text:p>6.372861459145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327571" calcext:value-type="float">
            <text:p>132757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1669694532074" calcext:value-type="float">
            <text:p>6.216696945320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29812" calcext:value-type="float">
            <text:p>122981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4888725070895" calcext:value-type="float">
            <text:p>6.54888725070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239336" calcext:value-type="float">
            <text:p>12393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1538386283001" calcext:value-type="float">
            <text:p>6.51538386283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262683" calcext:value-type="float">
            <text:p>126268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3433118038359" calcext:value-type="float">
            <text:p>6.43433118038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26142" calcext:value-type="float">
            <text:p>122614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9239866864678" calcext:value-type="float">
            <text:p>5.892398668646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226698" calcext:value-type="float">
            <text:p>122669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9042978575125" calcext:value-type="float">
            <text:p>5.89042978575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552832" calcext:value-type="float">
            <text:p>355283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27205963949064" calcext:value-type="float">
            <text:p>1.27205963949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57677" calcext:value-type="float">
            <text:p>165767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58280724029923" calcext:value-type="float">
            <text:p>4.58280724029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319007" calcext:value-type="float">
            <text:p>13190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7533535415833" calcext:value-type="float">
            <text:p>5.57533535415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03305" calcext:value-type="float">
            <text:p>130330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2734574389766" calcext:value-type="float">
            <text:p>5.627345743897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318676" calcext:value-type="float">
            <text:p>131867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764253371037" calcext:value-type="float">
            <text:p>5.57642533710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93939" calcext:value-type="float">
            <text:p>129393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5866832852644" calcext:value-type="float">
            <text:p>5.65866832852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259256" calcext:value-type="float">
            <text:p>125925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7666606953451" calcext:value-type="float">
            <text:p>5.776666069534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404751" calcext:value-type="float">
            <text:p>140475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0181285850727" calcext:value-type="float">
            <text:p>5.30181285850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279595" calcext:value-type="float">
            <text:p>127959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0708101363334" calcext:value-type="float">
            <text:p>5.707081013633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270680" calcext:value-type="float">
            <text:p>127068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3744441426315" calcext:value-type="float">
            <text:p>5.737444414263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243784" calcext:value-type="float">
            <text:p>124378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3035670016685" calcext:value-type="float">
            <text:p>5.830356700166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239282" calcext:value-type="float">
            <text:p>123928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4610493964131" calcext:value-type="float">
            <text:p>5.84610493964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368154" calcext:value-type="float">
            <text:p>136815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164565127061" calcext:value-type="float">
            <text:p>5.41645651270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675533" calcext:value-type="float">
            <text:p>167553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5362764999575" calcext:value-type="float">
            <text:p>4.53627649995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283209" calcext:value-type="float">
            <text:p>128320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9483238831521" calcext:value-type="float">
            <text:p>5.694832388315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241427" calcext:value-type="float">
            <text:p>124142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3859449084747" calcext:value-type="float">
            <text:p>5.838594490847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259912" calcext:value-type="float">
            <text:p>125991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7440423398747" calcext:value-type="float">
            <text:p>5.774404233987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352286" calcext:value-type="float">
            <text:p>135228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6712083902432" calcext:value-type="float">
            <text:p>5.467120839024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30009" calcext:value-type="float">
            <text:p>123000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7872346586684" calcext:value-type="float">
            <text:p>5.87872346586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327245" calcext:value-type="float">
            <text:p>13272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683759086003" calcext:value-type="float">
            <text:p>4.9683759086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244161" calcext:value-type="float">
            <text:p>12441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4912105160845" calcext:value-type="float">
            <text:p>5.24912105160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233418" calcext:value-type="float">
            <text:p>12334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867840674793" calcext:value-type="float">
            <text:p>5.28678406747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236766" calcext:value-type="float">
            <text:p>12367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7501151275655" calcext:value-type="float">
            <text:p>5.275011512756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249110" calcext:value-type="float">
            <text:p>12491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3188003598101" calcext:value-type="float">
            <text:p>5.23188003598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264388" calcext:value-type="float">
            <text:p>12643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7908323397818" calcext:value-type="float">
            <text:p>5.17908323397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469289" calcext:value-type="float">
            <text:p>14692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2681461587711" calcext:value-type="float">
            <text:p>4.526814615877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274925" calcext:value-type="float">
            <text:p>12749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4304051516931" calcext:value-type="float">
            <text:p>5.143040515169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245326" calcext:value-type="float">
            <text:p>12453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4505633379027" calcext:value-type="float">
            <text:p>5.24505633379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233631" calcext:value-type="float">
            <text:p>12336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8603414540742" calcext:value-type="float">
            <text:p>5.286034145407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244251" calcext:value-type="float">
            <text:p>12442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4880690344176" calcext:value-type="float">
            <text:p>5.24880690344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229694" calcext:value-type="float">
            <text:p>12296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999163479678" calcext:value-type="float">
            <text:p>5.29991634796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336742" calcext:value-type="float">
            <text:p>13367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3741095143351" calcext:value-type="float">
            <text:p>4.937410951433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237998" calcext:value-type="float">
            <text:p>12379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7068745724333" calcext:value-type="float">
            <text:p>5.27068745724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229952" calcext:value-type="float">
            <text:p>12299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9900525769919" calcext:value-type="float">
            <text:p>5.299005257699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182552" calcext:value-type="float">
            <text:p>21825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80824089095357" calcext:value-type="float">
            <text:p>2.808240890953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0502360" calcext:value-type="float">
            <text:p>105023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01498212155465" calcext:value-type="float">
            <text:p>-4.014982121554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447288" calcext:value-type="float">
            <text:p>34472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823111212082532" calcext:value-type="float">
            <text:p>0.8231112120825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886099" calcext:value-type="float">
            <text:p>18860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4224203992063" calcext:value-type="float">
            <text:p>3.44224203992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712045" calcext:value-type="float">
            <text:p>17120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6273513159411" calcext:value-type="float">
            <text:p>3.86273513159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713256" calcext:value-type="float">
            <text:p>27132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86297916734394" calcext:value-type="float">
            <text:p>1.862979167343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826203" calcext:value-type="float">
            <text:p>38262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370206809142116" calcext:value-type="float">
            <text:p>0.370206809142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406446" calcext:value-type="float">
            <text:p>14064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1665626563991" calcext:value-type="float">
            <text:p>4.71665626563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338644" calcext:value-type="float">
            <text:p>13386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3123593038053" calcext:value-type="float">
            <text:p>4.931235930380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09870" calcext:value-type="float">
            <text:p>14098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2880921853784" calcext:value-type="float">
            <text:p>4.52880921853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281478" calcext:value-type="float">
            <text:p>12814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4348836570958" calcext:value-type="float">
            <text:p>4.943488365709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364390" calcext:value-type="float">
            <text:p>13643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7121463647964" calcext:value-type="float">
            <text:p>4.671214636479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279499" calcext:value-type="float">
            <text:p>12794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5020040530043" calcext:value-type="float">
            <text:p>4.950200405300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63527" calcext:value-type="float">
            <text:p>12635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0475464640113" calcext:value-type="float">
            <text:p>5.004754646401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292744" calcext:value-type="float">
            <text:p>12927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0547460565881" calcext:value-type="float">
            <text:p>4.905474605658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799392" calcext:value-type="float">
            <text:p>17993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6934206030395" calcext:value-type="float">
            <text:p>3.46934206030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408152" calcext:value-type="float">
            <text:p>14081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3410454988974" calcext:value-type="float">
            <text:p>4.53410454988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339498" calcext:value-type="float">
            <text:p>13394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5117921826894" calcext:value-type="float">
            <text:p>4.751179218268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277373" calcext:value-type="float">
            <text:p>12773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5742259148189" calcext:value-type="float">
            <text:p>4.957422591481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286133" calcext:value-type="float">
            <text:p>12861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2774109691993" calcext:value-type="float">
            <text:p>4.927741096919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274573" calcext:value-type="float">
            <text:p>12745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6695276992062" calcext:value-type="float">
            <text:p>4.96695276992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254896" calcext:value-type="float">
            <text:p>12548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34522563457" calcext:value-type="float">
            <text:p>5.0345225634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320508" calcext:value-type="float">
            <text:p>13205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318954701846" calcext:value-type="float">
            <text:p>4.81318954701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278042" calcext:value-type="float">
            <text:p>12780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5514865151495" calcext:value-type="float">
            <text:p>4.95514865151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247193" calcext:value-type="float">
            <text:p>12471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6126326663137" calcext:value-type="float">
            <text:p>5.06126326663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60313" calcext:value-type="float">
            <text:p>12603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1581575343936" calcext:value-type="float">
            <text:p>5.01581575343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276192" calcext:value-type="float">
            <text:p>12761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6143973472827" calcext:value-type="float">
            <text:p>4.961439734728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801512" calcext:value-type="float">
            <text:p>18015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6422831993202" calcext:value-type="float">
            <text:p>3.464228319932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37067" calcext:value-type="float">
            <text:p>13370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5906821163034" calcext:value-type="float">
            <text:p>4.759068211630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65940" calcext:value-type="float">
            <text:p>12659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964686881125" calcext:value-type="float">
            <text:p>4.9964686881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252958" calcext:value-type="float">
            <text:p>12529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123477934731" calcext:value-type="float">
            <text:p>5.041234779347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419512" calcext:value-type="float">
            <text:p>14195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9920923094649" calcext:value-type="float">
            <text:p>4.499209230946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247202" calcext:value-type="float">
            <text:p>12472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6123192716559" calcext:value-type="float">
            <text:p>5.06123192716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216679" calcext:value-type="float">
            <text:p>12166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688397917625" calcext:value-type="float">
            <text:p>5.1688397917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430573" calcext:value-type="float">
            <text:p>14305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4278664696848" calcext:value-type="float">
            <text:p>4.64278664696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444874" calcext:value-type="float">
            <text:p>14448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9958712636471" calcext:value-type="float">
            <text:p>4.599587126364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276833" calcext:value-type="float">
            <text:p>12768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3654590223268" calcext:value-type="float">
            <text:p>5.13654590223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253192" calcext:value-type="float">
            <text:p>12531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1771074987825" calcext:value-type="float">
            <text:p>5.217710749878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243777" calcext:value-type="float">
            <text:p>12437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504616724951" calcext:value-type="float">
            <text:p>5.25046167249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744892" calcext:value-type="float">
            <text:p>17448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78020137308691" calcext:value-type="float">
            <text:p>3.780201373086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284045" calcext:value-type="float">
            <text:p>12840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1208444734146" calcext:value-type="float">
            <text:p>5.112084447341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240705" calcext:value-type="float">
            <text:p>12407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6120156377484" calcext:value-type="float">
            <text:p>5.261201563774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244033" calcext:value-type="float">
            <text:p>12440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495678792572" calcext:value-type="float">
            <text:p>5.2495678792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218118" calcext:value-type="float">
            <text:p>12181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4099328035918" calcext:value-type="float">
            <text:p>5.340993280359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316040" calcext:value-type="float">
            <text:p>13160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0519599283766" calcext:value-type="float">
            <text:p>5.005195992837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283215" calcext:value-type="float">
            <text:p>12832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1489261194137" calcext:value-type="float">
            <text:p>5.11489261194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243059" calcext:value-type="float">
            <text:p>12430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5296946510122" calcext:value-type="float">
            <text:p>5.25296946510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215700" calcext:value-type="float">
            <text:p>12157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4962272103838" calcext:value-type="float">
            <text:p>5.349622721038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215938" calcext:value-type="float">
            <text:p>12159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4877257733259" calcext:value-type="float">
            <text:p>5.348772577332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468336" calcext:value-type="float">
            <text:p>14683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2963242043537" calcext:value-type="float">
            <text:p>4.52963242043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312043" calcext:value-type="float">
            <text:p>13120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1840620258045" calcext:value-type="float">
            <text:p>5.018406202580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288469" calcext:value-type="float">
            <text:p>12884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9714714723736" calcext:value-type="float">
            <text:p>5.097147147237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711272" calcext:value-type="float">
            <text:p>17112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6469644362111" calcext:value-type="float">
            <text:p>3.86469644362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44471" calcext:value-type="float">
            <text:p>12444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4803908135261" calcext:value-type="float">
            <text:p>5.248039081352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247946" calcext:value-type="float">
            <text:p>12479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3592895449586" calcext:value-type="float">
            <text:p>5.23592895449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31197" calcext:value-type="float">
            <text:p>12311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946114020156" calcext:value-type="float">
            <text:p>5.2946114020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221151" calcext:value-type="float">
            <text:p>12211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3019319359185" calcext:value-type="float">
            <text:p>5.33019319359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238530" calcext:value-type="float">
            <text:p>12385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6882158156636" calcext:value-type="float">
            <text:p>5.26882158156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307421" calcext:value-type="float">
            <text:p>130742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1161810670832" calcext:value-type="float">
            <text:p>5.41161810670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259845" calcext:value-type="float">
            <text:p>125984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7260150346065" calcext:value-type="float">
            <text:p>5.57260150346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269944" calcext:value-type="float">
            <text:p>126994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3792696521616" calcext:value-type="float">
            <text:p>5.53792696521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243988" calcext:value-type="float">
            <text:p>124398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2761076063697" calcext:value-type="float">
            <text:p>5.627610760636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349012" calcext:value-type="float">
            <text:p>13490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7561454150665" calcext:value-type="float">
            <text:p>5.275614541506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281223" calcext:value-type="float">
            <text:p>128122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995254072082" calcext:value-type="float">
            <text:p>5.4995254072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732855" calcext:value-type="float">
            <text:p>173285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18815043260529" calcext:value-type="float">
            <text:p>4.18815043260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75116" calcext:value-type="float">
            <text:p>127511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2027571807516" calcext:value-type="float">
            <text:p>5.52027571807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455810" calcext:value-type="float">
            <text:p>145581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94472568827172" calcext:value-type="float">
            <text:p>4.94472568827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222862" calcext:value-type="float">
            <text:p>122286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70199817401536" calcext:value-type="float">
            <text:p>5.70199817401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221753" calcext:value-type="float">
            <text:p>12217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70593852955985" calcext:value-type="float">
            <text:p>5.705938529559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225247" calcext:value-type="float">
            <text:p>12252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9353619240398" calcext:value-type="float">
            <text:p>5.69353619240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234598" calcext:value-type="float">
            <text:p>12345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6051697970701" calcext:value-type="float">
            <text:p>5.660516979707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224109" calcext:value-type="float">
            <text:p>122410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9757176057756" calcext:value-type="float">
            <text:p>5.69757176057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239023" calcext:value-type="float">
            <text:p>123902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4497898797469" calcext:value-type="float">
            <text:p>5.64497898797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228053" calcext:value-type="float">
            <text:p>12280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8360156681702" calcext:value-type="float">
            <text:p>5.683601566817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234486" calcext:value-type="float">
            <text:p>123448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6091097992738" calcext:value-type="float">
            <text:p>5.660910979927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246541" calcext:value-type="float">
            <text:p>12465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187069960098" calcext:value-type="float">
            <text:p>5.61870699600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289212" calcext:value-type="float">
            <text:p>12892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7252927785352" calcext:value-type="float">
            <text:p>5.47252927785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581418" calcext:value-type="float">
            <text:p>15814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58530589350568" calcext:value-type="float">
            <text:p>4.585305893505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259768" calcext:value-type="float">
            <text:p>12597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7286694640857" calcext:value-type="float">
            <text:p>5.5728669464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239643" calcext:value-type="float">
            <text:p>123964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4280634684922" calcext:value-type="float">
            <text:p>5.642806346849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211770" calcext:value-type="float">
            <text:p>12117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7826128827292" calcext:value-type="float">
            <text:p>6.37826128827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235616" calcext:value-type="float">
            <text:p>123561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9362801869075" calcext:value-type="float">
            <text:p>6.293628018690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232283" calcext:value-type="float">
            <text:p>123228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0535868018256" calcext:value-type="float">
            <text:p>6.30535868018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213677" calcext:value-type="float">
            <text:p>121367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7143203372603" calcext:value-type="float">
            <text:p>6.371432033726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545457" calcext:value-type="float">
            <text:p>154545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32189399235778" calcext:value-type="float">
            <text:p>5.32189399235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233148" calcext:value-type="float">
            <text:p>123314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0231122322869" calcext:value-type="float">
            <text:p>6.302311223228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222056" calcext:value-type="float">
            <text:p>122205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4155217564461" calcext:value-type="float">
            <text:p>6.341552175644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236566" calcext:value-type="float">
            <text:p>123656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9029024033854" calcext:value-type="float">
            <text:p>6.290290240338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237686" calcext:value-type="float">
            <text:p>123768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8635846739905" calcext:value-type="float">
            <text:p>6.286358467399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713961" calcext:value-type="float">
            <text:p>171396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4.87245389588788" calcext:value-type="float">
            <text:p>4.872453895887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284155" calcext:value-type="float">
            <text:p>128415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2628878133827" calcext:value-type="float">
            <text:p>6.126288781338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231491" calcext:value-type="float">
            <text:p>123149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0815082947478" calcext:value-type="float">
            <text:p>6.308150829474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228048" calcext:value-type="float">
            <text:p>122804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2030983063643" calcext:value-type="float">
            <text:p>6.32030983063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241464" calcext:value-type="float">
            <text:p>124146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7312194824734" calcext:value-type="float">
            <text:p>6.273121948247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221587" calcext:value-type="float">
            <text:p>122158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4321922860213" calcext:value-type="float">
            <text:p>6.343219228602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297151" calcext:value-type="float">
            <text:p>129715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8255790420873" calcext:value-type="float">
            <text:p>6.082557904208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281347" calcext:value-type="float">
            <text:p>128134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3579568791767" calcext:value-type="float">
            <text:p>6.135795687917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300653" calcext:value-type="float">
            <text:p>130065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7084878222015" calcext:value-type="float">
            <text:p>6.07084878222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330988" calcext:value-type="float">
            <text:p>133098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7072185262545" calcext:value-type="float">
            <text:p>5.97072185262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383183" calcext:value-type="float">
            <text:p>138318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500037473839" calcext:value-type="float">
            <text:p>6.55000374738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410434" calcext:value-type="float">
            <text:p>14104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6527248799826" calcext:value-type="float">
            <text:p>6.465272487998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789268" calcext:value-type="float">
            <text:p>17892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43204622442389" calcext:value-type="float">
            <text:p>5.432046224423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473437" calcext:value-type="float">
            <text:p>147343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7548445965245" calcext:value-type="float">
            <text:p>6.275484459652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281375" calcext:value-type="float">
            <text:p>12813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8203770817594" calcext:value-type="float">
            <text:p>6.88203770817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271671" calcext:value-type="float">
            <text:p>12716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15052498728" calcext:value-type="float">
            <text:p>6.9150524987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392175" calcext:value-type="float">
            <text:p>13921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2186186697881" calcext:value-type="float">
            <text:p>6.521861866978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377702" calcext:value-type="float">
            <text:p>13777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6724728474564" calcext:value-type="float">
            <text:p>6.56724728474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408241" calcext:value-type="float">
            <text:p>140824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7203032982809" calcext:value-type="float">
            <text:p>6.472030329828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330692" calcext:value-type="float">
            <text:p>13306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1802471395689" calcext:value-type="float">
            <text:p>6.718024713956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265941" calcext:value-type="float">
            <text:p>126594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3466551766625" calcext:value-type="float">
            <text:p>6.93466551766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424287" calcext:value-type="float">
            <text:p>142428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2282507005696" calcext:value-type="float">
            <text:p>6.42282507005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354710" calcext:value-type="float">
            <text:p>135471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4033680716106" calcext:value-type="float">
            <text:p>6.64033680716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340035" calcext:value-type="float">
            <text:p>13400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8763875614821" calcext:value-type="float">
            <text:p>6.687638756148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866206" calcext:value-type="float">
            <text:p>186620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249204359586" calcext:value-type="float">
            <text:p>5.249204359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420866" calcext:value-type="float">
            <text:p>14208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3326895225654" calcext:value-type="float">
            <text:p>6.433268952256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483834" calcext:value-type="float">
            <text:p>14838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52523379399654" calcext:value-type="float">
            <text:p>6.525233793996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393744" calcext:value-type="float">
            <text:p>13937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9725686735189" calcext:value-type="float">
            <text:p>6.797256867351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297961" calcext:value-type="float">
            <text:p>12979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064705415626" calcext:value-type="float">
            <text:p>7.10647054156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899769" calcext:value-type="float">
            <text:p>28997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3.61545294795607" calcext:value-type="float">
            <text:p>3.615452947956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535089" calcext:value-type="float">
            <text:p>153508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37775137839516" calcext:value-type="float">
            <text:p>6.37775137839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426830" calcext:value-type="float">
            <text:p>14268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9536465437362" calcext:value-type="float">
            <text:p>6.695364654373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402765" calcext:value-type="float">
            <text:p>140276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6923776131248" calcext:value-type="float">
            <text:p>6.76923776131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341322" calcext:value-type="float">
            <text:p>13413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6375649688341" calcext:value-type="float">
            <text:p>6.963756496883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695368" calcext:value-type="float">
            <text:p>169536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94644715906376" calcext:value-type="float">
            <text:p>5.94644715906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351967" calcext:value-type="float">
            <text:p>13519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2942606421686" calcext:value-type="float">
            <text:p>6.92942606421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381141" calcext:value-type="float">
            <text:p>13811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3670679764557" calcext:value-type="float">
            <text:p>6.836706797645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340152" calcext:value-type="float">
            <text:p>13401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6754638689221" calcext:value-type="float">
            <text:p>6.967546386892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235008" calcext:value-type="float">
            <text:p>12350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2238926684688" calcext:value-type="float">
            <text:p>7.32238926684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420615" calcext:value-type="float">
            <text:p>14206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1432301522887" calcext:value-type="float">
            <text:p>6.714323015228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317919" calcext:value-type="float">
            <text:p>13179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4019978405615" calcext:value-type="float">
            <text:p>7.040199784056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375658" calcext:value-type="float">
            <text:p>13756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7369539239653" calcext:value-type="float">
            <text:p>6.573695392396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491111" calcext:value-type="float">
            <text:p>149111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2370043312163" calcext:value-type="float">
            <text:p>6.223700433121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295684" calcext:value-type="float">
            <text:p>129568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3380921511709" calcext:value-type="float">
            <text:p>6.833809215117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333531" calcext:value-type="float">
            <text:p>13335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0876901350837" calcext:value-type="float">
            <text:p>6.708769013508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548685" calcext:value-type="float">
            <text:p>154868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05916925390928" calcext:value-type="float">
            <text:p>6.05916925390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463385" calcext:value-type="float">
            <text:p>146338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0521418232471" calcext:value-type="float">
            <text:p>6.305214182324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473438" calcext:value-type="float">
            <text:p>14734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7548151216073" calcext:value-type="float">
            <text:p>6.275481512160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392765" calcext:value-type="float">
            <text:p>13927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2002172860487" calcext:value-type="float">
            <text:p>6.52002172860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328295" calcext:value-type="float">
            <text:p>132829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2585479477423" calcext:value-type="float">
            <text:p>6.725854794774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370804" calcext:value-type="float">
            <text:p>137080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8904654315022" calcext:value-type="float">
            <text:p>6.589046543150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293436" calcext:value-type="float">
            <text:p>12934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4135072915002" calcext:value-type="float">
            <text:p>6.84135072915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353889" calcext:value-type="float">
            <text:p>13538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4296957620928" calcext:value-type="float">
            <text:p>6.64296957620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468368" calcext:value-type="float">
            <text:p>14683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9045105946104" calcext:value-type="float">
            <text:p>6.29045105946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403173" calcext:value-type="float">
            <text:p>14031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8768797981051" calcext:value-type="float">
            <text:p>6.48768797981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341345" calcext:value-type="float">
            <text:p>134134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8339522620051" calcext:value-type="float">
            <text:p>6.68339522620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398091" calcext:value-type="float">
            <text:p>139809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0344577328085" calcext:value-type="float">
            <text:p>6.50344577328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843083" calcext:value-type="float">
            <text:p>184308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4.79182558119932" calcext:value-type="float">
            <text:p>4.79182558119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630719" calcext:value-type="float">
            <text:p>163071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32348320140819" calcext:value-type="float">
            <text:p>5.323483201408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476279" calcext:value-type="float">
            <text:p>147627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75559009488334" calcext:value-type="float">
            <text:p>5.755590094883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271846" calcext:value-type="float">
            <text:p>127184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0292923015835" calcext:value-type="float">
            <text:p>6.402929230158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363941" calcext:value-type="float">
            <text:p>136394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9931867018205" calcext:value-type="float">
            <text:p>6.099318670182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319114" calcext:value-type="float">
            <text:p>131911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4445121856037" calcext:value-type="float">
            <text:p>6.244451218560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398764" calcext:value-type="float">
            <text:p>139876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8983005126677" calcext:value-type="float">
            <text:p>5.98983005126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323106" calcext:value-type="float">
            <text:p>132310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3132812592677" calcext:value-type="float">
            <text:p>6.23132812592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422022" calcext:value-type="float">
            <text:p>142202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1821136082854" calcext:value-type="float">
            <text:p>5.918211360828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382347" calcext:value-type="float">
            <text:p>138234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4110377120034" calcext:value-type="float">
            <text:p>6.041103771200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90816" calcext:value-type="float">
            <text:p>129081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386311150897" calcext:value-type="float">
            <text:p>6.3386311150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772199" calcext:value-type="float">
            <text:p>177219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4.96214964305933" calcext:value-type="float">
            <text:p>4.962149643059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458608" calcext:value-type="float">
            <text:p>145860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0788860266915" calcext:value-type="float">
            <text:p>5.807888602669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392121" calcext:value-type="float">
            <text:p>139212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1050466660734" calcext:value-type="float">
            <text:p>6.010504666607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379954" calcext:value-type="float">
            <text:p>137995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4862841790017" calcext:value-type="float">
            <text:p>6.048628417900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390545" calcext:value-type="float">
            <text:p>139054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1542403656883" calcext:value-type="float">
            <text:p>6.015424036568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717727" calcext:value-type="float">
            <text:p>271772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10521622451287" calcext:value-type="float">
            <text:p>3.10521622451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514922" calcext:value-type="float">
            <text:p>151492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64337178920436" calcext:value-type="float">
            <text:p>5.64337178920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27468" calcext:value-type="float">
            <text:p>132746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4756575020499" calcext:value-type="float">
            <text:p>5.547565750204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319016" calcext:value-type="float">
            <text:p>131901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7530572097972" calcext:value-type="float">
            <text:p>5.575305720979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299732" calcext:value-type="float">
            <text:p>129973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3926824179827" calcext:value-type="float">
            <text:p>5.639268241798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354395" calcext:value-type="float">
            <text:p>135439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6035293953639" calcext:value-type="float">
            <text:p>5.460352939536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870036" calcext:value-type="float">
            <text:p>18700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05930668573552" calcext:value-type="float">
            <text:p>4.05930668573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371333" calcext:value-type="float">
            <text:p>137133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0637708704946" calcext:value-type="float">
            <text:p>5.406377087049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377800" calcext:value-type="float">
            <text:p>137780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8594455362829" calcext:value-type="float">
            <text:p>5.385944553628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380587" calcext:value-type="float">
            <text:p>138058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7716856147826" calcext:value-type="float">
            <text:p>5.377168561478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385001" calcext:value-type="float">
            <text:p>138500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6330548808581" calcext:value-type="float">
            <text:p>5.36330548808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374122" calcext:value-type="float">
            <text:p>137412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975534295742" calcext:value-type="float">
            <text:p>5.39755342957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404665" calcext:value-type="float">
            <text:p>140466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020787452642" calcext:value-type="float">
            <text:p>5.30207874526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332411" calcext:value-type="float">
            <text:p>133241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3142426335336" calcext:value-type="float">
            <text:p>5.53142426335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233663" calcext:value-type="float">
            <text:p>123366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658409620232" calcext:value-type="float">
            <text:p>5.8658409620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3382072" calcext:value-type="float">
            <text:p>338207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48597786843121" calcext:value-type="float">
            <text:p>1.48597786843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6634025" calcext:value-type="float">
            <text:p>663402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1.43996468025185" calcext:value-type="float">
            <text:p>-1.43996468025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495108" calcext:value-type="float">
            <text:p>149510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03108070469718" calcext:value-type="float">
            <text:p>5.031080704697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431183" calcext:value-type="float">
            <text:p>143118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2085466862767" calcext:value-type="float">
            <text:p>5.220854668627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418686" calcext:value-type="float">
            <text:p>141868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5894352765126" calcext:value-type="float">
            <text:p>5.25894352765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435925" calcext:value-type="float">
            <text:p>143592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0648878976274" calcext:value-type="float">
            <text:p>5.206488789762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413261" calcext:value-type="float">
            <text:p>141326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7558261338499" calcext:value-type="float">
            <text:p>5.275582613384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91810" calcext:value-type="float">
            <text:p>129181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6581993652018" calcext:value-type="float">
            <text:p>5.66581993652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571628" calcext:value-type="float">
            <text:p>15716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23438931236478" calcext:value-type="float">
            <text:p>4.234389312364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284137" calcext:value-type="float">
            <text:p>12841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1177329266198" calcext:value-type="float">
            <text:p>5.111773292661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237096" calcext:value-type="float">
            <text:p>12370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7385286138571" calcext:value-type="float">
            <text:p>5.27385286138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266447" calcext:value-type="float">
            <text:p>12664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7201669241756" calcext:value-type="float">
            <text:p>5.17201669241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234713" calcext:value-type="float">
            <text:p>12347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8222668048748" calcext:value-type="float">
            <text:p>5.282226680487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225279" calcext:value-type="float">
            <text:p>12252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1553698578914" calcext:value-type="float">
            <text:p>5.31553698578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225425" calcext:value-type="float">
            <text:p>12254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150195263617" calcext:value-type="float">
            <text:p>5.31501952636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230669" calcext:value-type="float">
            <text:p>12306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9647427749266" calcext:value-type="float">
            <text:p>5.296474277492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236861" calcext:value-type="float">
            <text:p>12368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7467792991806" calcext:value-type="float">
            <text:p>5.27467792991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210712" calcext:value-type="float">
            <text:p>12107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6747841848169" calcext:value-type="float">
            <text:p>5.367478418481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346056" calcext:value-type="float">
            <text:p>13460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0725560573732" calcext:value-type="float">
            <text:p>4.907255605737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370465" calcext:value-type="float">
            <text:p>13704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920740134046" calcext:value-type="float">
            <text:p>4.829207401340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310235" calcext:value-type="float">
            <text:p>13102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2439492343845" calcext:value-type="float">
            <text:p>5.02439492343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540631" calcext:value-type="float">
            <text:p>15406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209005647725" calcext:value-type="float">
            <text:p>4.3209005647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373211" calcext:value-type="float">
            <text:p>13732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051415151428" calcext:value-type="float">
            <text:p>4.820514151514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405571" calcext:value-type="float">
            <text:p>14055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1935900665414" calcext:value-type="float">
            <text:p>4.71935900665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344577" calcext:value-type="float">
            <text:p>13445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1203010752503" calcext:value-type="float">
            <text:p>4.912030107525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334457" calcext:value-type="float">
            <text:p>13344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448410465571" calcext:value-type="float">
            <text:p>4.9448410465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263490" calcext:value-type="float">
            <text:p>12634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8216879792671" calcext:value-type="float">
            <text:p>5.182168797926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227312" calcext:value-type="float">
            <text:p>12273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0833708263423" calcext:value-type="float">
            <text:p>5.308337082634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267086" calcext:value-type="float">
            <text:p>12670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6982596366194" calcext:value-type="float">
            <text:p>5.169825963661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367903" calcext:value-type="float">
            <text:p>13679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3733386781456" calcext:value-type="float">
            <text:p>4.83733386781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3926948" calcext:value-type="float">
            <text:p>39269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257335383489281" calcext:value-type="float">
            <text:p>0.257335383489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3620231" calcext:value-type="float">
            <text:p>36202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610524058856267" calcext:value-type="float">
            <text:p>0.610524058856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544614" calcext:value-type="float">
            <text:p>15446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3240024469794" calcext:value-type="float">
            <text:p>4.132400244697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300272" calcext:value-type="float">
            <text:p>13002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8025780757445" calcext:value-type="float">
            <text:p>4.880257807574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265064" calcext:value-type="float">
            <text:p>12650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9947494160984" calcext:value-type="float">
            <text:p>4.99947494160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229084" calcext:value-type="float">
            <text:p>12290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2478426187774" calcext:value-type="float">
            <text:p>5.124784261877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241590" calcext:value-type="float">
            <text:p>12415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808178528942" calcext:value-type="float">
            <text:p>5.08081785289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240168" calcext:value-type="float">
            <text:p>12401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8579470253748" calcext:value-type="float">
            <text:p>5.085794702537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224432" calcext:value-type="float">
            <text:p>12244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4125320156163" calcext:value-type="float">
            <text:p>5.141253201561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224711" calcext:value-type="float">
            <text:p>12247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4026372760298" calcext:value-type="float">
            <text:p>5.140263727602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295056" calcext:value-type="float">
            <text:p>12950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9771443014821" calcext:value-type="float">
            <text:p>4.897714430148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277728" calcext:value-type="float">
            <text:p>12777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5621579345655" calcext:value-type="float">
            <text:p>4.956215793456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49269" calcext:value-type="float">
            <text:p>13492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1961448943457" calcext:value-type="float">
            <text:p>4.719614489434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330413" calcext:value-type="float">
            <text:p>13304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073511429878" calcext:value-type="float">
            <text:p>4.780735114298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231876" calcext:value-type="float">
            <text:p>12318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1492997157062" calcext:value-type="float">
            <text:p>5.11492997157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235023" calcext:value-type="float">
            <text:p>12350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0384945732219" calcext:value-type="float">
            <text:p>5.10384945732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285103" calcext:value-type="float">
            <text:p>12851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3122053902706" calcext:value-type="float">
            <text:p>4.931220539027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235383" calcext:value-type="float">
            <text:p>12353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0258370574458" calcext:value-type="float">
            <text:p>5.102583705744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247400" calcext:value-type="float">
            <text:p>12474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605425161285" calcext:value-type="float">
            <text:p>5.06054251612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225833" calcext:value-type="float">
            <text:p>12258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3628682743106" calcext:value-type="float">
            <text:p>5.13628682743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314713" calcext:value-type="float">
            <text:p>13147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3229034030672" calcext:value-type="float">
            <text:p>4.83229034030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222476" calcext:value-type="float">
            <text:p>12224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4819649642635" calcext:value-type="float">
            <text:p>5.148196496426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255930" calcext:value-type="float">
            <text:p>12559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309455691159" calcext:value-type="float">
            <text:p>5.0309455691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83904" calcext:value-type="float">
            <text:p>12839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3527439424513" calcext:value-type="float">
            <text:p>4.935274394245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259688" calcext:value-type="float">
            <text:p>12596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1796999113018" calcext:value-type="float">
            <text:p>5.01796999113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391800" calcext:value-type="float">
            <text:p>13918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8483159168966" calcext:value-type="float">
            <text:p>4.584831591689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1361772" calcext:value-type="float">
            <text:p>13617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7955591115913" calcext:value-type="float">
            <text:p>4.67955591115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237893" calcext:value-type="float">
            <text:p>12378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7105581692175" calcext:value-type="float">
            <text:p>5.271055816921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233115" calcext:value-type="float">
            <text:p>12331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8785108120811" calcext:value-type="float">
            <text:p>5.287851081208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352005" calcext:value-type="float">
            <text:p>13520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8810391079978" calcext:value-type="float">
            <text:p>4.88810391079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236254" calcext:value-type="float">
            <text:p>12362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7680978998772" calcext:value-type="float">
            <text:p>5.276809789987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223996" calcext:value-type="float">
            <text:p>12239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2008690257061" calcext:value-type="float">
            <text:p>5.320086902570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435876" calcext:value-type="float">
            <text:p>14358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2671752266159" calcext:value-type="float">
            <text:p>4.62671752266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279381" calcext:value-type="float">
            <text:p>12793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2788792049576" calcext:value-type="float">
            <text:p>5.12788792049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833416" calcext:value-type="float">
            <text:p>18334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6527671735176" calcext:value-type="float">
            <text:p>3.56527671735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269224" calcext:value-type="float">
            <text:p>12692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6250413137615" calcext:value-type="float">
            <text:p>5.162504131376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255340" calcext:value-type="float">
            <text:p>12553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1027321449801" calcext:value-type="float">
            <text:p>5.210273214498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386291" calcext:value-type="float">
            <text:p>13862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7934285055817" calcext:value-type="float">
            <text:p>4.77934285055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60176" calcext:value-type="float">
            <text:p>12601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9357484563917" calcext:value-type="float">
            <text:p>5.193574845639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256567" calcext:value-type="float">
            <text:p>12565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0603038726214" calcext:value-type="float">
            <text:p>5.206030387262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333757" calcext:value-type="float">
            <text:p>13337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4711977040988" calcext:value-type="float">
            <text:p>4.947119770409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229786" calcext:value-type="float">
            <text:p>12297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9959144113909" calcext:value-type="float">
            <text:p>5.29959144113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214282" calcext:value-type="float">
            <text:p>12142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5469131533447" calcext:value-type="float">
            <text:p>5.354691315334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251192" calcext:value-type="float">
            <text:p>12511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2464729913314" calcext:value-type="float">
            <text:p>5.224647299133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269710" calcext:value-type="float">
            <text:p>12697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6084148775656" calcext:value-type="float">
            <text:p>5.16084148775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224916" calcext:value-type="float">
            <text:p>12249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1682381314847" calcext:value-type="float">
            <text:p>5.316823813148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330605" calcext:value-type="float">
            <text:p>13306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5739537744503" calcext:value-type="float">
            <text:p>4.957395377445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217919" calcext:value-type="float">
            <text:p>12179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4170283117545" calcext:value-type="float">
            <text:p>5.34170283117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244150" calcext:value-type="float">
            <text:p>12441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4915944905395" calcext:value-type="float">
            <text:p>5.24915944905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400537" calcext:value-type="float">
            <text:p>14005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3494102108253" calcext:value-type="float">
            <text:p>4.73494102108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648962" calcext:value-type="float">
            <text:p>16489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2578041271044" calcext:value-type="float">
            <text:p>4.025780412710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39182" calcext:value-type="float">
            <text:p>143918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99461548457559" calcext:value-type="float">
            <text:p>4.99461548457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355116" calcext:value-type="float">
            <text:p>135511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5600793989581" calcext:value-type="float">
            <text:p>5.25600793989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317088" calcext:value-type="float">
            <text:p>131708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7962474152581" calcext:value-type="float">
            <text:p>5.37962474152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280970" calcext:value-type="float">
            <text:p>128097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0038308267823" calcext:value-type="float">
            <text:p>5.500383082678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301419" calcext:value-type="float">
            <text:p>130141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3160124158299" calcext:value-type="float">
            <text:p>5.431601241582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231836" calcext:value-type="float">
            <text:p>123183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7024375010045" calcext:value-type="float">
            <text:p>5.670243750100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284154" calcext:value-type="float">
            <text:p>128415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8960158174061" calcext:value-type="float">
            <text:p>5.489601581740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323968" calcext:value-type="float">
            <text:p>13239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5699778628989" calcext:value-type="float">
            <text:p>5.35699778628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370834" calcext:value-type="float">
            <text:p>137083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0592399617093" calcext:value-type="float">
            <text:p>5.20592399617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346769" calcext:value-type="float">
            <text:p>134676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8284155844683" calcext:value-type="float">
            <text:p>5.282841558446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630965" calcext:value-type="float">
            <text:p>163096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4513262574625" calcext:value-type="float">
            <text:p>4.4513262574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90155" calcext:value-type="float">
            <text:p>139015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4514040986945" calcext:value-type="float">
            <text:p>5.14514040986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382322" calcext:value-type="float">
            <text:p>138232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6968047081931" calcext:value-type="float">
            <text:p>5.169680470819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403560" calcext:value-type="float">
            <text:p>140356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0346284283699" calcext:value-type="float">
            <text:p>5.103462842836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326240" calcext:value-type="float">
            <text:p>13262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4955144770354" calcext:value-type="float">
            <text:p>5.34955144770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384803" calcext:value-type="float">
            <text:p>138480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6189271350203" calcext:value-type="float">
            <text:p>5.161892713502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332381" calcext:value-type="float">
            <text:p>133238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294883611896" calcext:value-type="float">
            <text:p>5.3294883611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231118" calcext:value-type="float">
            <text:p>12311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7277585948487" calcext:value-type="float">
            <text:p>5.67277585948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398137" calcext:value-type="float">
            <text:p>139813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2027538121404" calcext:value-type="float">
            <text:p>5.12027538121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331898" calcext:value-type="float">
            <text:p>13318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3106300286231" calcext:value-type="float">
            <text:p>5.33106300286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268819" calcext:value-type="float">
            <text:p>126881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4177593673592" calcext:value-type="float">
            <text:p>5.541775936735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3914638" calcext:value-type="float">
            <text:p>391463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648856595117375" calcext:value-type="float">
            <text:p>0.648856595117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61129" calcext:value-type="float">
            <text:p>176112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4.75455156679537" calcext:value-type="float">
            <text:p>4.75455156679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334358" calcext:value-type="float">
            <text:p>133435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5973961479271" calcext:value-type="float">
            <text:p>5.959739614792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299819" calcext:value-type="float">
            <text:p>129981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7363444274889" calcext:value-type="float">
            <text:p>6.07363444274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434595" calcext:value-type="float">
            <text:p>143459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64517012363435" calcext:value-type="float">
            <text:p>5.645170123634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389741" calcext:value-type="float">
            <text:p>138974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8312455000114" calcext:value-type="float">
            <text:p>5.78312455000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13388" calcext:value-type="float">
            <text:p>131338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2853281255166" calcext:value-type="float">
            <text:p>6.02853281255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412400" calcext:value-type="float">
            <text:p>141240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1288616326043" calcext:value-type="float">
            <text:p>5.712886163260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390804" calcext:value-type="float">
            <text:p>139080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7980394158262" calcext:value-type="float">
            <text:p>5.779803941582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384915" calcext:value-type="float">
            <text:p>138491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9823206086513" calcext:value-type="float">
            <text:p>5.798232060865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344664" calcext:value-type="float">
            <text:p>134466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2632547329057" calcext:value-type="float">
            <text:p>5.926325473290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851256" calcext:value-type="float">
            <text:p>185125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4.53779846118537" calcext:value-type="float">
            <text:p>4.53779846118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378163" calcext:value-type="float">
            <text:p>137816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1945739130185" calcext:value-type="float">
            <text:p>5.81945739130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60928" calcext:value-type="float">
            <text:p>136092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741117578881" calcext:value-type="float">
            <text:p>5.87411175788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1386513" calcext:value-type="float">
            <text:p>138651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9322379322121" calcext:value-type="float">
            <text:p>5.79322379322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352790" calcext:value-type="float">
            <text:p>135279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0015940976967" calcext:value-type="float">
            <text:p>5.900159409769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336732" calcext:value-type="float">
            <text:p>133673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5201980474129" calcext:value-type="float">
            <text:p>5.952019804741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36338" calcext:value-type="float">
            <text:p>123633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9109107322291" calcext:value-type="float">
            <text:p>6.291091073222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283783" calcext:value-type="float">
            <text:p>128378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2754704807522" calcext:value-type="float">
            <text:p>6.127547048075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356811" calcext:value-type="float">
            <text:p>135681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8726969358167" calcext:value-type="float">
            <text:p>5.88726969358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314275" calcext:value-type="float">
            <text:p>13142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7193770471354" calcext:value-type="float">
            <text:p>6.77193770471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368284" calcext:value-type="float">
            <text:p>136828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9703768767117" calcext:value-type="float">
            <text:p>6.597037687671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338407" calcext:value-type="float">
            <text:p>13384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9291817981023" calcext:value-type="float">
            <text:p>6.692918179810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739403" calcext:value-type="float">
            <text:p>173940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554798025642" calcext:value-type="float">
            <text:p>5.5547980256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325059" calcext:value-type="float">
            <text:p>13250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3644801105991" calcext:value-type="float">
            <text:p>6.73644801105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394781" calcext:value-type="float">
            <text:p>139478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1373994650574" calcext:value-type="float">
            <text:p>6.513739946505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563361" calcext:value-type="float">
            <text:p>15633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01820743608134" calcext:value-type="float">
            <text:p>6.018207436081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361851" calcext:value-type="float">
            <text:p>13618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1750423289795" calcext:value-type="float">
            <text:p>6.617504232897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22289" calcext:value-type="float">
            <text:p>13222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455363224862" calcext:value-type="float">
            <text:p>6.74553632248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380687" calcext:value-type="float">
            <text:p>138068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5784781618249" calcext:value-type="float">
            <text:p>6.55784781618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282182" calcext:value-type="float">
            <text:p>12821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7930341626456" calcext:value-type="float">
            <text:p>6.87930341626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373788" calcext:value-type="float">
            <text:p>137378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7960298837322" calcext:value-type="float">
            <text:p>6.57960298837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285411" calcext:value-type="float">
            <text:p>128541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6838005246542" calcext:value-type="float">
            <text:p>6.868380052465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285438" calcext:value-type="float">
            <text:p>12854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682888300637" calcext:value-type="float">
            <text:p>6.86828883006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818073" calcext:value-type="float">
            <text:p>18180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36268700140918" calcext:value-type="float">
            <text:p>5.362687001409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408773" calcext:value-type="float">
            <text:p>14087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703899782564" calcext:value-type="float">
            <text:p>6.4703899782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344785" calcext:value-type="float">
            <text:p>13447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5255841263674" calcext:value-type="float">
            <text:p>6.952558412636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404954" calcext:value-type="float">
            <text:p>14049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6246592400609" calcext:value-type="float">
            <text:p>6.762465924006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38195" calcext:value-type="float">
            <text:p>13381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7389294656007" calcext:value-type="float">
            <text:p>6.973892946560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252053" calcext:value-type="float">
            <text:p>12520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6285984359019" calcext:value-type="float">
            <text:p>7.26285984359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411962" calcext:value-type="float">
            <text:p>14119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4085688768195" calcext:value-type="float">
            <text:p>6.740856887681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326003" calcext:value-type="float">
            <text:p>132600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1364190880524" calcext:value-type="float">
            <text:p>7.013641908805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269411" calcext:value-type="float">
            <text:p>12694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0306440169511" calcext:value-type="float">
            <text:p>7.203064401695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370601" calcext:value-type="float">
            <text:p>13706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6997653169109" calcext:value-type="float">
            <text:p>6.86997653169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306525" calcext:value-type="float">
            <text:p>13065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77909732654" calcext:value-type="float">
            <text:p>7.0779097326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294792" calcext:value-type="float">
            <text:p>12947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1708690107308" calcext:value-type="float">
            <text:p>7.117086901073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684121" calcext:value-type="float">
            <text:p>16841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97535406227435" calcext:value-type="float">
            <text:p>5.975354062274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369034" calcext:value-type="float">
            <text:p>13690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7494463530604" calcext:value-type="float">
            <text:p>6.874944635306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254691" calcext:value-type="float">
            <text:p>12546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5371914740271" calcext:value-type="float">
            <text:p>7.253719147402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513564" calcext:value-type="float">
            <text:p>15135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3907907994202" calcext:value-type="float">
            <text:p>6.439079079942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304832" calcext:value-type="float">
            <text:p>13048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8354098614311" calcext:value-type="float">
            <text:p>7.083540986143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429859" calcext:value-type="float">
            <text:p>14298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0586804033629" calcext:value-type="float">
            <text:p>6.405868040336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346446" calcext:value-type="float">
            <text:p>134644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669107688009" calcext:value-type="float">
            <text:p>6.66691076880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328264" calcext:value-type="float">
            <text:p>132826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2595615242478" calcext:value-type="float">
            <text:p>6.725956152424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364518" calcext:value-type="float">
            <text:p>136451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090074831719" calcext:value-type="float">
            <text:p>6.60900748317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411162" calcext:value-type="float">
            <text:p>141116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6303144151364" calcext:value-type="float">
            <text:p>6.463031441513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424731" calcext:value-type="float">
            <text:p>14247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2147143345989" calcext:value-type="float">
            <text:p>6.42147143345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613835" calcext:value-type="float">
            <text:p>16138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88020887362367" calcext:value-type="float">
            <text:p>5.880208873623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517090" calcext:value-type="float">
            <text:p>15170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148686716635" calcext:value-type="float">
            <text:p>6.1486867166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342905" calcext:value-type="float">
            <text:p>134290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7834726518313" calcext:value-type="float">
            <text:p>6.678347265183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394310" calcext:value-type="float">
            <text:p>139431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1520675201994" calcext:value-type="float">
            <text:p>6.515206752019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393386" calcext:value-type="float">
            <text:p>139338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1808574683125" calcext:value-type="float">
            <text:p>6.5180857468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447736" calcext:value-type="float">
            <text:p>14477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5190643463854" calcext:value-type="float">
            <text:p>6.351906434638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332259" calcext:value-type="float">
            <text:p>13322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1291354569512" calcext:value-type="float">
            <text:p>6.71291354569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265162" calcext:value-type="float">
            <text:p>126516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3733878234244" calcext:value-type="float">
            <text:p>6.937338782342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391965" calcext:value-type="float">
            <text:p>13919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2251701967496" calcext:value-type="float">
            <text:p>6.522517019674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350964" calcext:value-type="float">
            <text:p>135096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5236241090112" calcext:value-type="float">
            <text:p>6.65236241090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318661" calcext:value-type="float">
            <text:p>131866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4594289546409" calcext:value-type="float">
            <text:p>6.245942895464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409925" calcext:value-type="float">
            <text:p>140992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5531440196582" calcext:value-type="float">
            <text:p>5.955314401965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452924" calcext:value-type="float">
            <text:p>14529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2484553785783" calcext:value-type="float">
            <text:p>5.82484553785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388505" calcext:value-type="float">
            <text:p>13885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2180003485757" calcext:value-type="float">
            <text:p>6.021800034857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402102" calcext:value-type="float">
            <text:p>140210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7947842668401" calcext:value-type="float">
            <text:p>5.979478426684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307929" calcext:value-type="float">
            <text:p>130792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8143282207684" calcext:value-type="float">
            <text:p>6.28143282207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301556" calcext:value-type="float">
            <text:p>13015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0264592915359" calcext:value-type="float">
            <text:p>6.30264592915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384830" calcext:value-type="float">
            <text:p>138483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3330988242503" calcext:value-type="float">
            <text:p>6.033309882425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399494" calcext:value-type="float">
            <text:p>139949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8756410596093" calcext:value-type="float">
            <text:p>5.98756410596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327895" calcext:value-type="float">
            <text:p>132789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1563715835427" calcext:value-type="float">
            <text:p>6.215637158354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22131" calcext:value-type="float">
            <text:p>132213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3452963217389" calcext:value-type="float">
            <text:p>6.234529632173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242828" calcext:value-type="float">
            <text:p>124282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0316422439093" calcext:value-type="float">
            <text:p>6.50316422439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413537" calcext:value-type="float">
            <text:p>141353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4420270629308" calcext:value-type="float">
            <text:p>5.944202706293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378217" calcext:value-type="float">
            <text:p>137821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5409848929745" calcext:value-type="float">
            <text:p>6.054098489297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549974" calcext:value-type="float">
            <text:p>154997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54403038297749" calcext:value-type="float">
            <text:p>5.544030382977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356304" calcext:value-type="float">
            <text:p>135630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2370408893877" calcext:value-type="float">
            <text:p>6.123704088938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304736" calcext:value-type="float">
            <text:p>13047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9204805955355" calcext:value-type="float">
            <text:p>6.292048059553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326467" calcext:value-type="float">
            <text:p>132646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2031001443034" calcext:value-type="float">
            <text:p>6.220310014430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04447" calcext:value-type="float">
            <text:p>15044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80200374430008" calcext:value-type="float">
            <text:p>4.80200374430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386383" calcext:value-type="float">
            <text:p>138638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5694042696651" calcext:value-type="float">
            <text:p>5.15694042696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380223" calcext:value-type="float">
            <text:p>138022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7628006860277" calcext:value-type="float">
            <text:p>5.17628006860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316641" calcext:value-type="float">
            <text:p>13166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8109892231871" calcext:value-type="float">
            <text:p>5.381098922318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388425" calcext:value-type="float">
            <text:p>13884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505484208015" calcext:value-type="float">
            <text:p>5.1505484208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80056" calcext:value-type="float">
            <text:p>13800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7680557474593" calcext:value-type="float">
            <text:p>5.17680557474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425962" calcext:value-type="float">
            <text:p>142596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3469314765543" calcext:value-type="float">
            <text:p>5.034693147655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307679" calcext:value-type="float">
            <text:p>130767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1076117598525" calcext:value-type="float">
            <text:p>5.410761175985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560034" calcext:value-type="float">
            <text:p>156003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64443203418584" calcext:value-type="float">
            <text:p>4.644432034185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379360" calcext:value-type="float">
            <text:p>137936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7899639313514" calcext:value-type="float">
            <text:p>5.178996393135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73136" calcext:value-type="float">
            <text:p>137313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986371371172" calcext:value-type="float">
            <text:p>5.1986371371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411489" calcext:value-type="float">
            <text:p>141148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7899769105137" calcext:value-type="float">
            <text:p>5.07899769105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327056" calcext:value-type="float">
            <text:p>13270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4688017161218" calcext:value-type="float">
            <text:p>5.34688017161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271567" calcext:value-type="float">
            <text:p>127156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3238018584008" calcext:value-type="float">
            <text:p>5.53238018584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339269" calcext:value-type="float">
            <text:p>133926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0709450705908" calcext:value-type="float">
            <text:p>5.307094507059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408403" calcext:value-type="float">
            <text:p>140840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8850325584742" calcext:value-type="float">
            <text:p>5.088503255847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370224" calcext:value-type="float">
            <text:p>137022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0785696977699" calcext:value-type="float">
            <text:p>5.207856969776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320086" calcext:value-type="float">
            <text:p>132008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6975041834774" calcext:value-type="float">
            <text:p>5.369750418347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397603" calcext:value-type="float">
            <text:p>139760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2193442859439" calcext:value-type="float">
            <text:p>5.12193442859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2254967" calcext:value-type="float">
            <text:p>225496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04437076423981" calcext:value-type="float">
            <text:p>3.04437076423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20223" calcext:value-type="float">
            <text:p>142022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522072545005" calcext:value-type="float">
            <text:p>5.0522072545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354222" calcext:value-type="float">
            <text:p>135422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5887402217062" calcext:value-type="float">
            <text:p>5.25887402217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394696" calcext:value-type="float">
            <text:p>13946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5309133457007" calcext:value-type="float">
            <text:p>4.753091334570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321318" calcext:value-type="float">
            <text:p>13213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8781337481178" calcext:value-type="float">
            <text:p>4.987813374811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289774" calcext:value-type="float">
            <text:p>12897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9275070867603" calcext:value-type="float">
            <text:p>5.092750708676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473841" calcext:value-type="float">
            <text:p>14738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1338055038921" calcext:value-type="float">
            <text:p>4.51338055038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322308" calcext:value-type="float">
            <text:p>13223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8456063363596" calcext:value-type="float">
            <text:p>4.984560633635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452717" calcext:value-type="float">
            <text:p>14527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7607670035965" calcext:value-type="float">
            <text:p>4.576076700359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355741" calcext:value-type="float">
            <text:p>13557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7611958720377" calcext:value-type="float">
            <text:p>4.876119587203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326395" calcext:value-type="float">
            <text:p>13263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7115812715476" calcext:value-type="float">
            <text:p>4.97115812715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520658" calcext:value-type="float">
            <text:p>15206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775713774223" calcext:value-type="float">
            <text:p>4.3775713774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363167" calcext:value-type="float">
            <text:p>13631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5239624796615" calcext:value-type="float">
            <text:p>4.852396247966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304003" calcext:value-type="float">
            <text:p>13040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4510098262772" calcext:value-type="float">
            <text:p>5.045100982627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1360994" calcext:value-type="float">
            <text:p>13609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5932478199432" calcext:value-type="float">
            <text:p>4.859324781994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310581" calcext:value-type="float">
            <text:p>13105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2324821270705" calcext:value-type="float">
            <text:p>5.023248212707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311282" calcext:value-type="float">
            <text:p>13112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2092589121986" calcext:value-type="float">
            <text:p>5.020925891219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332717" calcext:value-type="float">
            <text:p>13327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5050751230485" calcext:value-type="float">
            <text:p>4.950507512304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326294" calcext:value-type="float">
            <text:p>13262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7148883869081" calcext:value-type="float">
            <text:p>4.971488838690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333910" calcext:value-type="float">
            <text:p>13339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4662160436589" calcext:value-type="float">
            <text:p>4.946621604365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346496" calcext:value-type="float">
            <text:p>13464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0583621198939" calcext:value-type="float">
            <text:p>4.90583621198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377459" calcext:value-type="float">
            <text:p>13774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0710007839157" calcext:value-type="float">
            <text:p>4.807100078391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1355483" calcext:value-type="float">
            <text:p>13554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7694613622126" calcext:value-type="float">
            <text:p>4.87694613622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656777" calcext:value-type="float">
            <text:p>16567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0524631912989" calcext:value-type="float">
            <text:p>4.00524631912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396295" calcext:value-type="float">
            <text:p>13962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4811505945817" calcext:value-type="float">
            <text:p>4.74811505945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1553556" calcext:value-type="float">
            <text:p>15535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28461776203745" calcext:value-type="float">
            <text:p>4.284617762037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1348804" calcext:value-type="float">
            <text:p>13488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9839843579211" calcext:value-type="float">
            <text:p>4.89839843579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370999" calcext:value-type="float">
            <text:p>13709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5022853310616" calcext:value-type="float">
            <text:p>4.65022853310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360756" calcext:value-type="float">
            <text:p>13607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8279733394044" calcext:value-type="float">
            <text:p>4.682797333940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270948" calcext:value-type="float">
            <text:p>12709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932209283036" calcext:value-type="float">
            <text:p>4.979322092830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320456" calcext:value-type="float">
            <text:p>13204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336057027407" calcext:value-type="float">
            <text:p>4.813360570274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399269" calcext:value-type="float">
            <text:p>13992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6158778633502" calcext:value-type="float">
            <text:p>4.56158778633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359783" calcext:value-type="float">
            <text:p>13597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8590384003286" calcext:value-type="float">
            <text:p>4.68590384003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310262" calcext:value-type="float">
            <text:p>13102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4701845460549" calcext:value-type="float">
            <text:p>4.847018454605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301011" calcext:value-type="float">
            <text:p>13010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7779022807033" calcext:value-type="float">
            <text:p>4.877790228070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583753" calcext:value-type="float">
            <text:p>15837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2372540779977" calcext:value-type="float">
            <text:p>4.023725407799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406940" calcext:value-type="float">
            <text:p>14069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3784414308661" calcext:value-type="float">
            <text:p>4.537844143086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349823" calcext:value-type="float">
            <text:p>13498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1783167398142" calcext:value-type="float">
            <text:p>4.717831673981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275425" calcext:value-type="float">
            <text:p>12754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6405065852798" calcext:value-type="float">
            <text:p>4.964050658527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361370" calcext:value-type="float">
            <text:p>13613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8083815338516" calcext:value-type="float">
            <text:p>4.68083815338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328274" calcext:value-type="float">
            <text:p>13282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772319598888" calcext:value-type="float">
            <text:p>4.78772319598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341007" calcext:value-type="float">
            <text:p>13410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4628946471562" calcext:value-type="float">
            <text:p>4.746289464715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504147" calcext:value-type="float">
            <text:p>15041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4769709481156" calcext:value-type="float">
            <text:p>4.24769709481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392257" calcext:value-type="float">
            <text:p>13922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8340581211681" calcext:value-type="float">
            <text:p>4.58340581211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253425" calcext:value-type="float">
            <text:p>12534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3961638722292" calcext:value-type="float">
            <text:p>5.03961638722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415381" calcext:value-type="float">
            <text:p>14153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1186629965845" calcext:value-type="float">
            <text:p>4.51186629965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498755" calcext:value-type="float">
            <text:p>14987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6329346367821" calcext:value-type="float">
            <text:p>4.263293463678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1361683" calcext:value-type="float">
            <text:p>13616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798397580294" calcext:value-type="float">
            <text:p>4.6798397580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1358993" calcext:value-type="float">
            <text:p>13589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8842771585316" calcext:value-type="float">
            <text:p>4.688427715853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368498" calcext:value-type="float">
            <text:p>13684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5815824283755" calcext:value-type="float">
            <text:p>4.65815824283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269126" calcext:value-type="float">
            <text:p>12691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8555249935977" calcext:value-type="float">
            <text:p>4.985552499359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1311219" calcext:value-type="float">
            <text:p>13112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4384757648244" calcext:value-type="float">
            <text:p>4.843847576482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388279" calcext:value-type="float">
            <text:p>13882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731193450941" calcext:value-type="float">
            <text:p>4.77311934509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420620" calcext:value-type="float">
            <text:p>14206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7310764268068" calcext:value-type="float">
            <text:p>4.673107642680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287208" calcext:value-type="float">
            <text:p>22872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0483027410687" calcext:value-type="float">
            <text:p>2.604830274106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337397" calcext:value-type="float">
            <text:p>13373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3528344129783" calcext:value-type="float">
            <text:p>4.93528344129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402438" calcext:value-type="float">
            <text:p>14024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2905018055288" calcext:value-type="float">
            <text:p>4.729050180552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369228" calcext:value-type="float">
            <text:p>13692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3312917148493" calcext:value-type="float">
            <text:p>4.833129171484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679253" calcext:value-type="float">
            <text:p>16792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4672555959002" calcext:value-type="float">
            <text:p>3.94672555959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384873" calcext:value-type="float">
            <text:p>13848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8378740619679" calcext:value-type="float">
            <text:p>4.783787406196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479868" calcext:value-type="float">
            <text:p>14798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49565709506471" calcext:value-type="float">
            <text:p>4.495657095064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397283" calcext:value-type="float">
            <text:p>13972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4504313545239" calcext:value-type="float">
            <text:p>4.74504313545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357295" calcext:value-type="float">
            <text:p>13572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7114439558312" calcext:value-type="float">
            <text:p>4.87114439558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338762" calcext:value-type="float">
            <text:p>13387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3085312143114" calcext:value-type="float">
            <text:p>4.93085312143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60965" calcext:value-type="float">
            <text:p>13609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594173222565" calcext:value-type="float">
            <text:p>4.85941732225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1375502" calcext:value-type="float">
            <text:p>13755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132746260459" calcext:value-type="float">
            <text:p>4.81327462604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1319896" calcext:value-type="float">
            <text:p>13198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9248976084439" calcext:value-type="float">
            <text:p>4.99248976084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422474" calcext:value-type="float">
            <text:p>14224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6744351702334" calcext:value-type="float">
            <text:p>4.667443517023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1377370" calcext:value-type="float">
            <text:p>13773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0738069260685" calcext:value-type="float">
            <text:p>4.807380692606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654410" calcext:value-type="float">
            <text:p>16544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1145542307821" calcext:value-type="float">
            <text:p>4.011455423078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1386105" calcext:value-type="float">
            <text:p>13861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799255867456" calcext:value-type="float">
            <text:p>4.7799255867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6273599" calcext:value-type="float">
            <text:p>62735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77728066929134" calcext:value-type="float">
            <text:p>-1.777280669291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1451318" calcext:value-type="float">
            <text:p>14513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80261071603" calcext:value-type="float">
            <text:p>4.5802610716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1478672" calcext:value-type="float">
            <text:p>14786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49916839610272" calcext:value-type="float">
            <text:p>4.49916839610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522501" calcext:value-type="float">
            <text:p>15225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7231102245561" calcext:value-type="float">
            <text:p>4.372311022455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445939" calcext:value-type="float">
            <text:p>14459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9638717089093" calcext:value-type="float">
            <text:p>4.59638717089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44231" calcext:value-type="float">
            <text:p>144423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18143973015003" calcext:value-type="float">
            <text:p>5.18143973015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995955" calcext:value-type="float">
            <text:p>199595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77629890146239" calcext:value-type="float">
            <text:p>3.77629890146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393254" calcext:value-type="float">
            <text:p>139325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3750337199521" calcext:value-type="float">
            <text:p>5.337503371995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442199" calcext:value-type="float">
            <text:p>144219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18755445687483" calcext:value-type="float">
            <text:p>5.18755445687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357330" calcext:value-type="float">
            <text:p>135733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5095187709739" calcext:value-type="float">
            <text:p>5.45095187709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423939" calcext:value-type="float">
            <text:p>142393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428925078348" calcext:value-type="float">
            <text:p>5.2428925078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389493" calcext:value-type="float">
            <text:p>138949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4924272552599" calcext:value-type="float">
            <text:p>5.349242725525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375730" calcext:value-type="float">
            <text:p>137573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9247427908538" calcext:value-type="float">
            <text:p>5.392474279085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362310" calcext:value-type="float">
            <text:p>136231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3504691219638" calcext:value-type="float">
            <text:p>5.435046912196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400842" calcext:value-type="float">
            <text:p>140084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1391481505113" calcext:value-type="float">
            <text:p>5.313914815051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363739" calcext:value-type="float">
            <text:p>136373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304937521359" calcext:value-type="float">
            <text:p>5.4304937521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403008" calcext:value-type="float">
            <text:p>140300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0720488381425" calcext:value-type="float">
            <text:p>5.307204883814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961688" calcext:value-type="float">
            <text:p>196168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85150700346235" calcext:value-type="float">
            <text:p>3.85150700346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1381034" calcext:value-type="float">
            <text:p>138103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7576265070986" calcext:value-type="float">
            <text:p>5.375762650709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421330" calcext:value-type="float">
            <text:p>142133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5085712995562" calcext:value-type="float">
            <text:p>5.250857129955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2145630" calcext:value-type="float">
            <text:p>214563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46225802963748" calcext:value-type="float">
            <text:p>3.462258029637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525667" calcext:value-type="float">
            <text:p>152566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94320883185056" calcext:value-type="float">
            <text:p>4.94320883185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1327956" calcext:value-type="float">
            <text:p>132795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4596950260344" calcext:value-type="float">
            <text:p>5.545969502603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1250366" calcext:value-type="float">
            <text:p>125036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07434799594" calcext:value-type="float">
            <text:p>5.807434799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1242604" calcext:value-type="float">
            <text:p>124260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34478884855" calcext:value-type="float">
            <text:p>5.8344788848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204774" calcext:value-type="float">
            <text:p>120477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96875049248337" calcext:value-type="float">
            <text:p>5.968750492483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68233" calcext:value-type="float">
            <text:p>116823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77197981531141" calcext:value-type="float">
            <text:p>6.771979815311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218485" calcext:value-type="float">
            <text:p>121848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890726423893" calcext:value-type="float">
            <text:p>6.58907264238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438547" calcext:value-type="float">
            <text:p>143854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6803395802456" calcext:value-type="float">
            <text:p>5.86803395802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229318" calcext:value-type="float">
            <text:p>122931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506321074424" calcext:value-type="float">
            <text:p>6.5506321074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320736" calcext:value-type="float">
            <text:p>13207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3911435670615" calcext:value-type="float">
            <text:p>6.239114356706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187268" calcext:value-type="float">
            <text:p>118726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70178688886874" calcext:value-type="float">
            <text:p>6.701786888868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181777" calcext:value-type="float">
            <text:p>118177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72191918074641" calcext:value-type="float">
            <text:p>6.721919180746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216121" calcext:value-type="float">
            <text:p>121612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9750663522331" calcext:value-type="float">
            <text:p>6.597506635223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170475" calcext:value-type="float">
            <text:p>117047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76365309366251" calcext:value-type="float">
            <text:p>6.76365309366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176488" calcext:value-type="float">
            <text:p>117648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74139949670768" calcext:value-type="float">
            <text:p>6.74139949670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331326" calcext:value-type="float">
            <text:p>133132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0443037866773" calcext:value-type="float">
            <text:p>6.204430378667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1176686" calcext:value-type="float">
            <text:p>117668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74066865141005" calcext:value-type="float">
            <text:p>6.74066865141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160702" calcext:value-type="float">
            <text:p>116070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80006718694971" calcext:value-type="float">
            <text:p>6.80006718694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184730" calcext:value-type="float">
            <text:p>118473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71108065569072" calcext:value-type="float">
            <text:p>6.71108065569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178482" calcext:value-type="float">
            <text:p>11784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73404497920753" calcext:value-type="float">
            <text:p>6.734044979207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323493" calcext:value-type="float">
            <text:p>132349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3005802822255" calcext:value-type="float">
            <text:p>6.230058028222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1334464" calcext:value-type="float">
            <text:p>133446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9420589201518" calcext:value-type="float">
            <text:p>6.194205892015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275423" calcext:value-type="float">
            <text:p>127542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9073207011853" calcext:value-type="float">
            <text:p>6.390732070118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174437" calcext:value-type="float">
            <text:p>117443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26050292344707" calcext:value-type="float">
            <text:p>7.260502923447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164051" calcext:value-type="float">
            <text:p>11640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29908009080577" calcext:value-type="float">
            <text:p>7.29908009080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232418" calcext:value-type="float">
            <text:p>123241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5121984593373" calcext:value-type="float">
            <text:p>7.051219845933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179920" calcext:value-type="float">
            <text:p>11799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24027454729775" calcext:value-type="float">
            <text:p>7.240274547297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161347" calcext:value-type="float">
            <text:p>116134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30918014944821" calcext:value-type="float">
            <text:p>7.309180149448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264830" calcext:value-type="float">
            <text:p>126483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3847859439576" calcext:value-type="float">
            <text:p>6.93847859439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164723" calcext:value-type="float">
            <text:p>116472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29657365694882" calcext:value-type="float">
            <text:p>7.296573656948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165482" calcext:value-type="float">
            <text:p>11654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2937444678996" calcext:value-type="float">
            <text:p>7.29374446789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432639" calcext:value-type="float">
            <text:p>14326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9743247783617" calcext:value-type="float">
            <text:p>6.397432477836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29047" calcext:value-type="float">
            <text:p>122904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6311526279948" calcext:value-type="float">
            <text:p>7.06311526279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355565" calcext:value-type="float">
            <text:p>13555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3759670296983" calcext:value-type="float">
            <text:p>6.637596702969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350951" calcext:value-type="float">
            <text:p>13509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5240420221036" calcext:value-type="float">
            <text:p>6.652404202210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245915" calcext:value-type="float">
            <text:p>124591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0391602862144" calcext:value-type="float">
            <text:p>7.00391602862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186991" calcext:value-type="float">
            <text:p>118699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21432591283465" calcext:value-type="float">
            <text:p>7.214325912834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211656" calcext:value-type="float">
            <text:p>121165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250068011066" calcext:value-type="float">
            <text:p>7.12500680110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175647" calcext:value-type="float">
            <text:p>117564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25603077377464" calcext:value-type="float">
            <text:p>7.256030773774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184896" calcext:value-type="float">
            <text:p>11848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50228464137716" calcext:value-type="float">
            <text:p>7.50228464137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284748" calcext:value-type="float">
            <text:p>12847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5090747234435" calcext:value-type="float">
            <text:p>7.150907472344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166039" calcext:value-type="float">
            <text:p>11660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57195621190037" calcext:value-type="float">
            <text:p>7.571956211900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166431" calcext:value-type="float">
            <text:p>116643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57049644231269" calcext:value-type="float">
            <text:p>7.57049644231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162271" calcext:value-type="float">
            <text:p>116227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58601295723433" calcext:value-type="float">
            <text:p>7.586012957234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166401" calcext:value-type="float">
            <text:p>11664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5706081420361" calcext:value-type="float">
            <text:p>7.57060814203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172295" calcext:value-type="float">
            <text:p>11722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54871784850763" calcext:value-type="float">
            <text:p>7.548717848507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360794" calcext:value-type="float">
            <text:p>136079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0116311793245" calcext:value-type="float">
            <text:p>6.901163117932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401235" calcext:value-type="float">
            <text:p>14012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7397720940989" calcext:value-type="float">
            <text:p>6.77397720940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239304" calcext:value-type="float">
            <text:p>12393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0730846079635" calcext:value-type="float">
            <text:p>7.307308460796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221985" calcext:value-type="float">
            <text:p>12219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6842822588047" calcext:value-type="float">
            <text:p>7.36842822588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240862" calcext:value-type="float">
            <text:p>12408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0185212527842" calcext:value-type="float">
            <text:p>7.30185212527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210926" calcext:value-type="float">
            <text:p>12109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40791093408658" calcext:value-type="float">
            <text:p>7.40791093408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214715" calcext:value-type="float">
            <text:p>12147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9434303075441" calcext:value-type="float">
            <text:p>7.394343030754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1322045" calcext:value-type="float">
            <text:p>13220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2662459521772" calcext:value-type="float">
            <text:p>7.026624595217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225520" calcext:value-type="float">
            <text:p>12255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7559614184569" calcext:value-type="float">
            <text:p>7.075596141845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210298" calcext:value-type="float">
            <text:p>121029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2987701720674" calcext:value-type="float">
            <text:p>7.129877017206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230846" calcext:value-type="float">
            <text:p>123084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5676298721485" calcext:value-type="float">
            <text:p>7.056762987214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208190" calcext:value-type="float">
            <text:p>12081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3744780523374" calcext:value-type="float">
            <text:p>7.137447805233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215577" calcext:value-type="float">
            <text:p>121557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1097543168469" calcext:value-type="float">
            <text:p>7.11097543168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459344" calcext:value-type="float">
            <text:p>145934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1722340466217" calcext:value-type="float">
            <text:p>6.31722340466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275143" calcext:value-type="float">
            <text:p>127514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032112619883" calcext:value-type="float">
            <text:p>6.90321126198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211950" calcext:value-type="float">
            <text:p>12119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2395314322404" calcext:value-type="float">
            <text:p>7.12395314322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231618" calcext:value-type="float">
            <text:p>123161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5403989886908" calcext:value-type="float">
            <text:p>7.054039898869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212434" calcext:value-type="float">
            <text:p>12124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222191066025" calcext:value-type="float">
            <text:p>7.1222191066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222587" calcext:value-type="float">
            <text:p>122258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8600243801553" calcext:value-type="float">
            <text:p>7.08600243801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328548" calcext:value-type="float">
            <text:p>13285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2502767398272" calcext:value-type="float">
            <text:p>6.72502767398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213872" calcext:value-type="float">
            <text:p>12138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1707123540984" calcext:value-type="float">
            <text:p>7.11707123540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212022" calcext:value-type="float">
            <text:p>121202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2369514352185" calcext:value-type="float">
            <text:p>7.12369514352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1231508" calcext:value-type="float">
            <text:p>123150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5442779939095" calcext:value-type="float">
            <text:p>7.05442779939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1210064" calcext:value-type="float">
            <text:p>121006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3071676687297" calcext:value-type="float">
            <text:p>7.13071676687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212207" calcext:value-type="float">
            <text:p>12122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7669537662732" calcext:value-type="float">
            <text:p>6.376695376627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220823" calcext:value-type="float">
            <text:p>122082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4593622529799" calcext:value-type="float">
            <text:p>6.345936225297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590412" calcext:value-type="float">
            <text:p>159041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19736681306394" calcext:value-type="float">
            <text:p>5.197366813063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80213" calcext:value-type="float">
            <text:p>128021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3964092265471" calcext:value-type="float">
            <text:p>6.139640922654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259001" calcext:value-type="float">
            <text:p>125900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1220250157446" calcext:value-type="float">
            <text:p>6.212202501574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249956" calcext:value-type="float">
            <text:p>124995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435159964387" calcext:value-type="float">
            <text:p>6.24351599643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210245" calcext:value-type="float">
            <text:p>121024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8373028142469" calcext:value-type="float">
            <text:p>6.38373028142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202545" calcext:value-type="float">
            <text:p>120254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41144988290967" calcext:value-type="float">
            <text:p>6.411449882909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322038" calcext:value-type="float">
            <text:p>132203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0002386744387" calcext:value-type="float">
            <text:p>6.000023867443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207125" calcext:value-type="float">
            <text:p>120712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949408080377" calcext:value-type="float">
            <text:p>6.39494080803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223500" calcext:value-type="float">
            <text:p>122350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3642351529295" calcext:value-type="float">
            <text:p>6.33642351529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221569" calcext:value-type="float">
            <text:p>122156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4328322206529" calcext:value-type="float">
            <text:p>6.34328322206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213148" calcext:value-type="float">
            <text:p>121314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7332538643639" calcext:value-type="float">
            <text:p>6.373325386436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1335003" calcext:value-type="float">
            <text:p>133500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576408357495" calcext:value-type="float">
            <text:p>5.9576408357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1363276" calcext:value-type="float">
            <text:p>136327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6662536042287" calcext:value-type="float">
            <text:p>5.86662536042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1433119" calcext:value-type="float">
            <text:p>143311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64964071388075" calcext:value-type="float">
            <text:p>5.649640713880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1253496" calcext:value-type="float">
            <text:p>125349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3123372787007" calcext:value-type="float">
            <text:p>6.231233727870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1240909" calcext:value-type="float">
            <text:p>124090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7506390815" calcext:value-type="float">
            <text:p>6.275063908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1197982" calcext:value-type="float">
            <text:p>119798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42796032505549" calcext:value-type="float">
            <text:p>6.427960325055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05652" calcext:value-type="float">
            <text:p>120565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76355296148345" calcext:value-type="float">
            <text:p>5.76355296148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302780" calcext:value-type="float">
            <text:p>130278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2706184314467" calcext:value-type="float">
            <text:p>5.42706184314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220806" calcext:value-type="float">
            <text:p>122080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70930611982047" calcext:value-type="float">
            <text:p>5.70930611982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217870" calcext:value-type="float">
            <text:p>121787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71976334509294" calcext:value-type="float">
            <text:p>5.71976334509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220171" calcext:value-type="float">
            <text:p>122017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71156568230082" calcext:value-type="float">
            <text:p>5.71156568230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07513" calcext:value-type="float">
            <text:p>120751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75685452029898" calcext:value-type="float">
            <text:p>5.75685452029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315362" calcext:value-type="float">
            <text:p>131536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8531975858733" calcext:value-type="float">
            <text:p>5.385319758587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428326" calcext:value-type="float">
            <text:p>142832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2749925278588" calcext:value-type="float">
            <text:p>5.027499252785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725188" calcext:value-type="float">
            <text:p>172518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20740838427808" calcext:value-type="float">
            <text:p>4.20740838427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293068" calcext:value-type="float">
            <text:p>12930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5955902856274" calcext:value-type="float">
            <text:p>5.459559028562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323330" calcext:value-type="float">
            <text:p>13233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5909108961138" calcext:value-type="float">
            <text:p>5.35909108961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232097" calcext:value-type="float">
            <text:p>123209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6932366939858" calcext:value-type="float">
            <text:p>5.66932366939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270872" calcext:value-type="float">
            <text:p>127087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3475455684714" calcext:value-type="float">
            <text:p>5.53475455684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421547" calcext:value-type="float">
            <text:p>14215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481604390605" calcext:value-type="float">
            <text:p>5.04816043906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392533" calcext:value-type="float">
            <text:p>139253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3771771261149" calcext:value-type="float">
            <text:p>5.137717712611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61118" calcext:value-type="float">
            <text:p>13611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3681489744921" calcext:value-type="float">
            <text:p>5.23681489744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367847" calcext:value-type="float">
            <text:p>13678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1539744803938" calcext:value-type="float">
            <text:p>5.215397448039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2058081" calcext:value-type="float">
            <text:p>205808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44114803749364" calcext:value-type="float">
            <text:p>3.441148037493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2774100" calcext:value-type="float">
            <text:p>277410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14455154714006" calcext:value-type="float">
            <text:p>2.144551547140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3613587" calcext:value-type="float">
            <text:p>361358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996387518952175" calcext:value-type="float">
            <text:p>0.9963875189521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208609" calcext:value-type="float">
            <text:p>320860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51260469720282" calcext:value-type="float">
            <text:p>1.512604697202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2011424" calcext:value-type="float">
            <text:p>201142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54073639304651" calcext:value-type="float">
            <text:p>3.54073639304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841691" calcext:value-type="float">
            <text:p>18416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4571923012159" calcext:value-type="float">
            <text:p>3.54571923012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602670" calcext:value-type="float">
            <text:p>16026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4944581252477" calcext:value-type="float">
            <text:p>4.149445812524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700688" calcext:value-type="float">
            <text:p>17006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9164041447768" calcext:value-type="float">
            <text:p>3.89164041447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649255" calcext:value-type="float">
            <text:p>16492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2500879408418" calcext:value-type="float">
            <text:p>4.025008794084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5678300" calcext:value-type="float">
            <text:p>56783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34429644950872" calcext:value-type="float">
            <text:p>-1.34429644950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384554" calcext:value-type="float">
            <text:p>13845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8478790153637" calcext:value-type="float">
            <text:p>4.784787901536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270071" calcext:value-type="float">
            <text:p>12700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5960689068679" calcext:value-type="float">
            <text:p>5.159606890686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412367" calcext:value-type="float">
            <text:p>14123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9841127096088" calcext:value-type="float">
            <text:p>4.698411270960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346194" calcext:value-type="float">
            <text:p>13461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0681038231041" calcext:value-type="float">
            <text:p>4.906810382310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370445" calcext:value-type="float">
            <text:p>13704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927078094532" calcext:value-type="float">
            <text:p>4.829270780945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382501" calcext:value-type="float">
            <text:p>13825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123234687592" calcext:value-type="float">
            <text:p>4.791232346875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369622" calcext:value-type="float">
            <text:p>13696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3187965415429" calcext:value-type="float">
            <text:p>4.83187965415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948085" calcext:value-type="float">
            <text:p>19480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30180786450871" calcext:value-type="float">
            <text:p>3.301807864508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2990663" calcext:value-type="float">
            <text:p>29906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44021211071242" calcext:value-type="float">
            <text:p>1.440212110712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2305557" calcext:value-type="float">
            <text:p>23055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7012825104461" calcext:value-type="float">
            <text:p>2.570128251044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973636" calcext:value-type="float">
            <text:p>19736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24521630522492" calcext:value-type="float">
            <text:p>3.24521630522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829072" calcext:value-type="float">
            <text:p>18290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755788732308" calcext:value-type="float">
            <text:p>3.57557887323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2011049" calcext:value-type="float">
            <text:p>20110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16366036319717" calcext:value-type="float">
            <text:p>3.163660363197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802488" calcext:value-type="float">
            <text:p>18024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3916306700307" calcext:value-type="float">
            <text:p>3.639163067003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686765" calcext:value-type="float">
            <text:p>16867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2734107879223" calcext:value-type="float">
            <text:p>3.92734107879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3880596" calcext:value-type="float">
            <text:p>38805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308902571160053" calcext:value-type="float">
            <text:p>0.3089025711600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544281" calcext:value-type="float">
            <text:p>15442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1062360647581" calcext:value-type="float">
            <text:p>4.31062360647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1408584" calcext:value-type="float">
            <text:p>14085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1005937835386" calcext:value-type="float">
            <text:p>4.710059378353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1395117" calcext:value-type="float">
            <text:p>13951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5178058020575" calcext:value-type="float">
            <text:p>4.751780580205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482391" calcext:value-type="float">
            <text:p>14823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1097221729346" calcext:value-type="float">
            <text:p>4.31097221729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262071" calcext:value-type="float">
            <text:p>12620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0976203740875" calcext:value-type="float">
            <text:p>5.00976203740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472386" calcext:value-type="float">
            <text:p>14723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4038311969017" calcext:value-type="float">
            <text:p>4.340383119690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390506" calcext:value-type="float">
            <text:p>13905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888712415348" calcext:value-type="float">
            <text:p>4.5888712415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378310" calcext:value-type="float">
            <text:p>13783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2713084243958" calcext:value-type="float">
            <text:p>4.627130842439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384572" calcext:value-type="float">
            <text:p>13845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744446638454" calcext:value-type="float">
            <text:p>4.607444466384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495897" calcext:value-type="float">
            <text:p>14958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7158300120124" calcext:value-type="float">
            <text:p>4.271583001201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453623" calcext:value-type="float">
            <text:p>14536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9608205334218" calcext:value-type="float">
            <text:p>4.39608205334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454745" calcext:value-type="float">
            <text:p>14547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9273118142453" calcext:value-type="float">
            <text:p>4.392731181424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377042" calcext:value-type="float">
            <text:p>13770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3112804818265" calcext:value-type="float">
            <text:p>4.63112804818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380665" calcext:value-type="float">
            <text:p>13806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1971675747487" calcext:value-type="float">
            <text:p>4.61971675747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1330021" calcext:value-type="float">
            <text:p>13300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201493133719" calcext:value-type="float">
            <text:p>4.782014931337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4404143" calcext:value-type="float">
            <text:p>44041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418014204936998" calcext:value-type="float">
            <text:p>-0.418014204936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405892" calcext:value-type="float">
            <text:p>14058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4108031672297" calcext:value-type="float">
            <text:p>4.54108031672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314895" calcext:value-type="float">
            <text:p>13148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3168917392882" calcext:value-type="float">
            <text:p>4.831689173928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1365269" calcext:value-type="float">
            <text:p>13652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841762144744" calcext:value-type="float">
            <text:p>4.668417621447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545685" calcext:value-type="float">
            <text:p>15456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2938998964663" calcext:value-type="float">
            <text:p>4.129389989646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494310" calcext:value-type="float">
            <text:p>14943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7619288545001" calcext:value-type="float">
            <text:p>4.27619288545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1359663" calcext:value-type="float">
            <text:p>13596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8628711911149" calcext:value-type="float">
            <text:p>4.686287119111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1271831" calcext:value-type="float">
            <text:p>12718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630584924069" calcext:value-type="float">
            <text:p>4.976305849240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360216" calcext:value-type="float">
            <text:p>13602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8452112252265" calcext:value-type="float">
            <text:p>4.68452112252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1267135" calcext:value-type="float">
            <text:p>12671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9237104438403" calcext:value-type="float">
            <text:p>4.992371044384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1779915" calcext:value-type="float">
            <text:p>17799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1660728295691" calcext:value-type="float">
            <text:p>3.516607282956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1378420" calcext:value-type="float">
            <text:p>13784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2678425504775" calcext:value-type="float">
            <text:p>4.626784255047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1408676" calcext:value-type="float">
            <text:p>14086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324887585731" calcext:value-type="float">
            <text:p>4.53248875857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442877" calcext:value-type="float">
            <text:p>14428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0559378149956" calcext:value-type="float">
            <text:p>4.60559378149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386464" calcext:value-type="float">
            <text:p>13864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7880091342007" calcext:value-type="float">
            <text:p>4.778800913420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755734" calcext:value-type="float">
            <text:p>17557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75329969419552" calcext:value-type="float">
            <text:p>3.75329969419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390155" calcext:value-type="float">
            <text:p>13901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6725462725764" calcext:value-type="float">
            <text:p>4.767254627257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371897" calcext:value-type="float">
            <text:p>13718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467182394688" calcext:value-type="float">
            <text:p>4.82467182394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388529" calcext:value-type="float">
            <text:p>13885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7233734201165" calcext:value-type="float">
            <text:p>4.772337342011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417970" calcext:value-type="float">
            <text:p>14179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8121646228047" calcext:value-type="float">
            <text:p>4.68121646228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387781" calcext:value-type="float">
            <text:p>13877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7467751497737" calcext:value-type="float">
            <text:p>4.774677514977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18889" calcext:value-type="float">
            <text:p>14188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7840266968217" calcext:value-type="float">
            <text:p>4.67840266968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335106" calcext:value-type="float">
            <text:p>13351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4272941162428" calcext:value-type="float">
            <text:p>4.942729411624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267588" calcext:value-type="float">
            <text:p>12675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6810569641837" calcext:value-type="float">
            <text:p>5.168105696418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362186" calcext:value-type="float">
            <text:p>13621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5552276335808" calcext:value-type="float">
            <text:p>4.85552276335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329080" calcext:value-type="float">
            <text:p>13290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6237566012874" calcext:value-type="float">
            <text:p>4.962375660128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399904" calcext:value-type="float">
            <text:p>13999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369043433716" calcext:value-type="float">
            <text:p>4.736904343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817809" calcext:value-type="float">
            <text:p>18178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0240439510343" calcext:value-type="float">
            <text:p>3.602404395103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316102" calcext:value-type="float">
            <text:p>13161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0499139705306" calcext:value-type="float">
            <text:p>5.004991397053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239643" calcext:value-type="float">
            <text:p>12396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649205642374" calcext:value-type="float">
            <text:p>5.26492056423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1261402" calcext:value-type="float">
            <text:p>12614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8935173553297" calcext:value-type="float">
            <text:p>5.18935173553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280735" calcext:value-type="float">
            <text:p>12807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2329410690821" calcext:value-type="float">
            <text:p>5.123294106908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232739" calcext:value-type="float">
            <text:p>12327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8917552885555" calcext:value-type="float">
            <text:p>5.289175528855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266330" calcext:value-type="float">
            <text:p>12663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7241793148771" calcext:value-type="float">
            <text:p>5.172417931487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350646" calcext:value-type="float">
            <text:p>13506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9247152060697" calcext:value-type="float">
            <text:p>4.892471520606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1300857" calcext:value-type="float">
            <text:p>13008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5559130536582" calcext:value-type="float">
            <text:p>5.055591305365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532202" calcext:value-type="float">
            <text:p>15322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4472663907916" calcext:value-type="float">
            <text:p>4.344726639079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347961" calcext:value-type="float">
            <text:p>134796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8103308661122" calcext:value-type="float">
            <text:p>5.48103308661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347060" calcext:value-type="float">
            <text:p>134706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8393695521019" calcext:value-type="float">
            <text:p>5.48393695521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565789" calcext:value-type="float">
            <text:p>156578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83047398050443" calcext:value-type="float">
            <text:p>4.830473980504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398094" calcext:value-type="float">
            <text:p>139809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2244263862221" calcext:value-type="float">
            <text:p>5.322442638622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390145" calcext:value-type="float">
            <text:p>139014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4720533787052" calcext:value-type="float">
            <text:p>5.34720533787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381701" calcext:value-type="float">
            <text:p>138170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7366563869056" calcext:value-type="float">
            <text:p>5.37366563869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338519" calcext:value-type="float">
            <text:p>133851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1156095492024" calcext:value-type="float">
            <text:p>5.51156095492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316924" calcext:value-type="float">
            <text:p>131692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8219923332747" calcext:value-type="float">
            <text:p>5.582199233327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300376" calcext:value-type="float">
            <text:p>130037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3711690306876" calcext:value-type="float">
            <text:p>5.63711690306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352416" calcext:value-type="float">
            <text:p>135241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6670335656089" calcext:value-type="float">
            <text:p>5.466703356560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400523" calcext:value-type="float">
            <text:p>140052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1490390387266" calcext:value-type="float">
            <text:p>5.314903903872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365812" calcext:value-type="float">
            <text:p>136581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2389711676197" calcext:value-type="float">
            <text:p>5.423897116761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290830" calcext:value-type="float">
            <text:p>129083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6911585552316" calcext:value-type="float">
            <text:p>5.669115855523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762623" calcext:value-type="float">
            <text:p>176262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31621202962384" calcext:value-type="float">
            <text:p>4.31621202962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359038" calcext:value-type="float">
            <text:p>135903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4549035588342" calcext:value-type="float">
            <text:p>5.44549035588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421321" calcext:value-type="float">
            <text:p>142132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508846299923" calcext:value-type="float">
            <text:p>5.2508846299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356274" calcext:value-type="float">
            <text:p>135627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5433199443242" calcext:value-type="float">
            <text:p>5.454331994432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344380" calcext:value-type="float">
            <text:p>134438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9258592822225" calcext:value-type="float">
            <text:p>5.49258592822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392621" calcext:value-type="float">
            <text:p>139262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3947695955226" calcext:value-type="float">
            <text:p>5.339476959552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302766" calcext:value-type="float">
            <text:p>130276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2914220093266" calcext:value-type="float">
            <text:p>5.629142200932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360989" calcext:value-type="float">
            <text:p>136098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3926020684813" calcext:value-type="float">
            <text:p>5.43926020684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53530" calcext:value-type="float">
            <text:p>145353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2303451686905" calcext:value-type="float">
            <text:p>5.823034516869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351084" calcext:value-type="float">
            <text:p>135108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4045100518928" calcext:value-type="float">
            <text:p>6.14045100518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381092" calcext:value-type="float">
            <text:p>138109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4504841852029" calcext:value-type="float">
            <text:p>6.045048418520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298464" calcext:value-type="float">
            <text:p>129846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129753817815" calcext:value-type="float">
            <text:p>6.31297538178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524607" calcext:value-type="float">
            <text:p>152460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61569542031923" calcext:value-type="float">
            <text:p>5.61569542031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10145" calcext:value-type="float">
            <text:p>131014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7408087708424" calcext:value-type="float">
            <text:p>6.27408087708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366868" calcext:value-type="float">
            <text:p>136686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9000875187339" calcext:value-type="float">
            <text:p>6.090008751873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365151" calcext:value-type="float">
            <text:p>136515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954675991479" calcext:value-type="float">
            <text:p>6.09546759914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445803" calcext:value-type="float">
            <text:p>144580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4618329906692" calcext:value-type="float">
            <text:p>5.846183299066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280034" calcext:value-type="float">
            <text:p>128003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7505946025409" calcext:value-type="float">
            <text:p>6.375059460254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314260" calcext:value-type="float">
            <text:p>131426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604616128502" calcext:value-type="float">
            <text:p>6.2604616128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360850" calcext:value-type="float">
            <text:p>136085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0917193833651" calcext:value-type="float">
            <text:p>6.10917193833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373589" calcext:value-type="float">
            <text:p>137358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6870647225296" calcext:value-type="float">
            <text:p>6.06870647225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354810" calcext:value-type="float">
            <text:p>135481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2849057908003" calcext:value-type="float">
            <text:p>6.12849057908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375836" calcext:value-type="float">
            <text:p>13758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6160782494961" calcext:value-type="float">
            <text:p>6.061607824949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394086" calcext:value-type="float">
            <text:p>139408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0437885615299" calcext:value-type="float">
            <text:p>6.004378856152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1658635" calcext:value-type="float">
            <text:p>165863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2497662597714" calcext:value-type="float">
            <text:p>5.2497662597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1293790" calcext:value-type="float">
            <text:p>129379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2863661411578" calcext:value-type="float">
            <text:p>6.32863661411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07029" calcext:value-type="float">
            <text:p>12070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4162312790491" calcext:value-type="float">
            <text:p>7.141623127904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254767" calcext:value-type="float">
            <text:p>125476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731692898426" calcext:value-type="float">
            <text:p>6.97316928984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423185" calcext:value-type="float">
            <text:p>142318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2618659595047" calcext:value-type="float">
            <text:p>6.42618659595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335436" calcext:value-type="float">
            <text:p>13354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0256937800504" calcext:value-type="float">
            <text:p>6.70256937800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300034" calcext:value-type="float">
            <text:p>13000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1925306714705" calcext:value-type="float">
            <text:p>6.819253067147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334250" calcext:value-type="float">
            <text:p>13342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064280586845" calcext:value-type="float">
            <text:p>6.7064280586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315419" calcext:value-type="float">
            <text:p>13154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6815906796995" calcext:value-type="float">
            <text:p>6.768159067969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249701" calcext:value-type="float">
            <text:p>124970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9073900002507" calcext:value-type="float">
            <text:p>6.990739000025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377066" calcext:value-type="float">
            <text:p>13770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692526172847" calcext:value-type="float">
            <text:p>6.56925261728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1321928" calcext:value-type="float">
            <text:p>13219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4672215790698" calcext:value-type="float">
            <text:p>6.746722157906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537831" calcext:value-type="float">
            <text:p>15378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08971406066055" calcext:value-type="float">
            <text:p>6.089714060660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341291" calcext:value-type="float">
            <text:p>134129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8357006842306" calcext:value-type="float">
            <text:p>6.683570068423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1272584" calcext:value-type="float">
            <text:p>127258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1193558726278" calcext:value-type="float">
            <text:p>6.91193558726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449455" calcext:value-type="float">
            <text:p>144945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4675280616187" calcext:value-type="float">
            <text:p>6.34675280616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321482" calcext:value-type="float">
            <text:p>13214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4818765391983" calcext:value-type="float">
            <text:p>6.748187653919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367916" calcext:value-type="float">
            <text:p>136791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982058798377" calcext:value-type="float">
            <text:p>6.59820587983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374439" calcext:value-type="float">
            <text:p>13744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5783227654237" calcext:value-type="float">
            <text:p>6.857832276542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372579" calcext:value-type="float">
            <text:p>137257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6371347469824" calcext:value-type="float">
            <text:p>6.86371347469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306954" calcext:value-type="float">
            <text:p>13069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7648395242459" calcext:value-type="float">
            <text:p>7.076483952424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380611" calcext:value-type="float">
            <text:p>13806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3837368213219" calcext:value-type="float">
            <text:p>6.83837368213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320023" calcext:value-type="float">
            <text:p>13200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3327199122608" calcext:value-type="float">
            <text:p>7.03327199122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602906" calcext:value-type="float">
            <text:p>16029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1900064295754" calcext:value-type="float">
            <text:p>6.19000642957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504490" calcext:value-type="float">
            <text:p>15044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6519392084999" calcext:value-type="float">
            <text:p>6.46519392084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1385000" calcext:value-type="float">
            <text:p>13850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2458924114401" calcext:value-type="float">
            <text:p>6.824589241144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336496" calcext:value-type="float">
            <text:p>13364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7941034220687" calcext:value-type="float">
            <text:p>6.979410342206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374756" calcext:value-type="float">
            <text:p>137475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5683073717267" calcext:value-type="float">
            <text:p>6.85683073717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323535" calcext:value-type="float">
            <text:p>13235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2173267097838" calcext:value-type="float">
            <text:p>7.021732670978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398826" calcext:value-type="float">
            <text:p>13988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8145001564543" calcext:value-type="float">
            <text:p>6.781450015645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346129" calcext:value-type="float">
            <text:p>13461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4822017044681" calcext:value-type="float">
            <text:p>6.94822017044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316014" calcext:value-type="float">
            <text:p>13160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4648188107444" calcext:value-type="float">
            <text:p>7.04648188107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352848" calcext:value-type="float">
            <text:p>13528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2659693577675" calcext:value-type="float">
            <text:p>6.92659693577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323336" calcext:value-type="float">
            <text:p>13233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4209890148896" calcext:value-type="float">
            <text:p>6.74209890148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304693" calcext:value-type="float">
            <text:p>13046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0371685049924" calcext:value-type="float">
            <text:p>6.803716850499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845409" calcext:value-type="float">
            <text:p>184540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2978738302359" calcext:value-type="float">
            <text:p>5.2978738302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391602" calcext:value-type="float">
            <text:p>13916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236497310329" calcext:value-type="float">
            <text:p>6.52364973103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281912" calcext:value-type="float">
            <text:p>128191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8021804350168" calcext:value-type="float">
            <text:p>6.88021804350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384881" calcext:value-type="float">
            <text:p>138488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4467560379497" calcext:value-type="float">
            <text:p>6.544675603794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379521" calcext:value-type="float">
            <text:p>13795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6151701354748" calcext:value-type="float">
            <text:p>6.561517013547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307353" calcext:value-type="float">
            <text:p>130735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9487149539289" calcext:value-type="float">
            <text:p>6.79487149539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314029" calcext:value-type="float">
            <text:p>13140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7275067340255" calcext:value-type="float">
            <text:p>6.772750673402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1348743" calcext:value-type="float">
            <text:p>134874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5950813643293" calcext:value-type="float">
            <text:p>6.65950813643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394678" calcext:value-type="float">
            <text:p>139467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1406067057199" calcext:value-type="float">
            <text:p>6.514060670571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389469" calcext:value-type="float">
            <text:p>13894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3031155528363" calcext:value-type="float">
            <text:p>6.530311555283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338886" calcext:value-type="float">
            <text:p>133888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9136416940456" calcext:value-type="float">
            <text:p>6.69136416940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376752" calcext:value-type="float">
            <text:p>137675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702430129311" calcext:value-type="float">
            <text:p>6.57024301293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812961" calcext:value-type="float">
            <text:p>18129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37491555591077" calcext:value-type="float">
            <text:p>5.374915555910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324658" calcext:value-type="float">
            <text:p>13246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3776250682359" calcext:value-type="float">
            <text:p>6.73776250682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427987" calcext:value-type="float">
            <text:p>142798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66522071456193" calcext:value-type="float">
            <text:p>5.665220714561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337708" calcext:value-type="float">
            <text:p>133770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4885000894737" calcext:value-type="float">
            <text:p>5.948850008947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322067" calcext:value-type="float">
            <text:p>132206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9992860239218" calcext:value-type="float">
            <text:p>5.99992860239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277370" calcext:value-type="float">
            <text:p>12773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492961300955" calcext:value-type="float">
            <text:p>6.14929613009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375086" calcext:value-type="float">
            <text:p>137508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2916464754474" calcext:value-type="float">
            <text:p>5.829164647544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1281997" calcext:value-type="float">
            <text:p>128199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3359316325233" calcext:value-type="float">
            <text:p>6.133593163252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249660" calcext:value-type="float">
            <text:p>124966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4454456376459" calcext:value-type="float">
            <text:p>6.244544563764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1363900" calcext:value-type="float">
            <text:p>136390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6463795835247" calcext:value-type="float">
            <text:p>5.864637958352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266587" calcext:value-type="float">
            <text:p>126658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8611299016122" calcext:value-type="float">
            <text:p>6.18611299016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1486138" calcext:value-type="float">
            <text:p>148613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49187186145305" calcext:value-type="float">
            <text:p>5.49187186145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615793" calcext:value-type="float">
            <text:p>161579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12860602884976" calcext:value-type="float">
            <text:p>5.12860602884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1459958" calcext:value-type="float">
            <text:p>145995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56905963015273" calcext:value-type="float">
            <text:p>5.569059630152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1356965" calcext:value-type="float">
            <text:p>135696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867767910703" calcext:value-type="float">
            <text:p>5.88677679107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315726" calcext:value-type="float">
            <text:p>131572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208086836904" calcext:value-type="float">
            <text:p>6.0208086836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465238" calcext:value-type="float">
            <text:p>146523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55338151932" calcext:value-type="float">
            <text:p>5.55338151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1287883" calcext:value-type="float">
            <text:p>128788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1369914648578" calcext:value-type="float">
            <text:p>6.11369914648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1282031" calcext:value-type="float">
            <text:p>128203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3347798500634" calcext:value-type="float">
            <text:p>6.133477985006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1498170" calcext:value-type="float">
            <text:p>14981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45685228894409" calcext:value-type="float">
            <text:p>5.456852288944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1361977" calcext:value-type="float">
            <text:p>136197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7076551603203" calcext:value-type="float">
            <text:p>5.870765516032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306368" calcext:value-type="float">
            <text:p>13063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1511733418372" calcext:value-type="float">
            <text:p>5.415117334183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347880" calcext:value-type="float">
            <text:p>134788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7926037813923" calcext:value-type="float">
            <text:p>5.27926037813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521663" calcext:value-type="float">
            <text:p>15216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75258786405786" calcext:value-type="float">
            <text:p>4.752587864057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342595" calcext:value-type="float">
            <text:p>13425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9632241580193" calcext:value-type="float">
            <text:p>5.296322415801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368141" calcext:value-type="float">
            <text:p>13681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144640917661" calcext:value-type="float">
            <text:p>5.21446409176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449048" calcext:value-type="float">
            <text:p>144904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96494495262871" calcext:value-type="float">
            <text:p>4.964944952628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406587" calcext:value-type="float">
            <text:p>140658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9410667815831" calcext:value-type="float">
            <text:p>5.094106678158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353786" calcext:value-type="float">
            <text:p>135378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6027248477299" calcext:value-type="float">
            <text:p>5.260272484772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311855" calcext:value-type="float">
            <text:p>131185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9691432159968" calcext:value-type="float">
            <text:p>5.39691432159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417920" calcext:value-type="float">
            <text:p>141792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5925538710935" calcext:value-type="float">
            <text:p>5.059255387109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311089" calcext:value-type="float">
            <text:p>131108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9945093376216" calcext:value-type="float">
            <text:p>5.39945093376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241042" calcext:value-type="float">
            <text:p>124104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3790787691373" calcext:value-type="float">
            <text:p>5.637907876913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378440" calcext:value-type="float">
            <text:p>13784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8189399947478" calcext:value-type="float">
            <text:p>5.181893999474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367309" calcext:value-type="float">
            <text:p>136730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1710594608686" calcext:value-type="float">
            <text:p>5.21710594608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591326" calcext:value-type="float">
            <text:p>159132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5581810847305" calcext:value-type="float">
            <text:p>4.5581810847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381017" calcext:value-type="float">
            <text:p>13810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7378242386247" calcext:value-type="float">
            <text:p>5.173782423862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365812" calcext:value-type="float">
            <text:p>13658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2186342959691" calcext:value-type="float">
            <text:p>5.221863429596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263081" calcext:value-type="float">
            <text:p>126308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6146064784991" calcext:value-type="float">
            <text:p>5.56146064784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321329" calcext:value-type="float">
            <text:p>132132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6566300246759" calcext:value-type="float">
            <text:p>5.365663002467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1353549" calcext:value-type="float">
            <text:p>135354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6103284721409" calcext:value-type="float">
            <text:p>5.261032847214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256705" calcext:value-type="float">
            <text:p>125670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8343924068712" calcext:value-type="float">
            <text:p>5.58343924068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370097" calcext:value-type="float">
            <text:p>137009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0825951677234" calcext:value-type="float">
            <text:p>5.208259516772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369569" calcext:value-type="float">
            <text:p>13695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3204771550923" calcext:value-type="float">
            <text:p>4.83204771550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891818" calcext:value-type="float">
            <text:p>18918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2909335486889" calcext:value-type="float">
            <text:p>3.42909335486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370062" calcext:value-type="float">
            <text:p>13700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3048467886751" calcext:value-type="float">
            <text:p>4.830484678867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691219" calcext:value-type="float">
            <text:p>16912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1588839729119" calcext:value-type="float">
            <text:p>3.915888397291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384382" calcext:value-type="float">
            <text:p>13843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8532744922532" calcext:value-type="float">
            <text:p>4.785327449225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352013" calcext:value-type="float">
            <text:p>13520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8807821307251" calcext:value-type="float">
            <text:p>4.88807821307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282474" calcext:value-type="float">
            <text:p>12824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1740119517213" calcext:value-type="float">
            <text:p>5.117401195172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344401" calcext:value-type="float">
            <text:p>13444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1259861964319" calcext:value-type="float">
            <text:p>4.91259861964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380108" calcext:value-type="float">
            <text:p>13801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87561546614" calcext:value-type="float">
            <text:p>4.7987561546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473507" calcext:value-type="float">
            <text:p>14735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1436485463544" calcext:value-type="float">
            <text:p>4.51436485463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475535" calcext:value-type="float">
            <text:p>14755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0839173286819" calcext:value-type="float">
            <text:p>4.508391732868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304008" calcext:value-type="float">
            <text:p>13040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4508433030218" calcext:value-type="float">
            <text:p>5.04508433030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419469" calcext:value-type="float">
            <text:p>14194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7662776459261" calcext:value-type="float">
            <text:p>4.676627764592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1312120" calcext:value-type="float">
            <text:p>13121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1815133521805" calcext:value-type="float">
            <text:p>5.01815133521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1335242" calcext:value-type="float">
            <text:p>13352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422870419437" calcext:value-type="float">
            <text:p>4.94228704194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858565" calcext:value-type="float">
            <text:p>18585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0610934428076" calcext:value-type="float">
            <text:p>3.506109344280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1331828" calcext:value-type="float">
            <text:p>13318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534054765632" calcext:value-type="float">
            <text:p>4.9534054765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1277884" calcext:value-type="float">
            <text:p>12778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329725629843" calcext:value-type="float">
            <text:p>5.13297256298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1377761" calcext:value-type="float">
            <text:p>13777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0614801696592" calcext:value-type="float">
            <text:p>4.806148016965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1361659" calcext:value-type="float">
            <text:p>13616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5720327891472" calcext:value-type="float">
            <text:p>4.85720327891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1382054" calcext:value-type="float">
            <text:p>13820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263676556249" calcext:value-type="float">
            <text:p>4.79263676556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300810" calcext:value-type="float">
            <text:p>13008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5574821891895" calcext:value-type="float">
            <text:p>5.05574821891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1227434" calcext:value-type="float">
            <text:p>12274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0790539701922" calcext:value-type="float">
            <text:p>5.307905397019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1371098" calcext:value-type="float">
            <text:p>13710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72019146022" calcext:value-type="float">
            <text:p>4.82720191460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285297" calcext:value-type="float">
            <text:p>12852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3056497468182" calcext:value-type="float">
            <text:p>4.93056497468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346932" calcext:value-type="float">
            <text:p>13469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271432045295" calcext:value-type="float">
            <text:p>4.7271432045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482736" calcext:value-type="float">
            <text:p>14827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0996159213688" calcext:value-type="float">
            <text:p>4.30996159213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490837" calcext:value-type="float">
            <text:p>14908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8629828673295" calcext:value-type="float">
            <text:p>4.28629828673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389489" calcext:value-type="float">
            <text:p>13894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9204878327714" calcext:value-type="float">
            <text:p>4.59204878327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83823" calcext:value-type="float">
            <text:p>13838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979446755766" calcext:value-type="float">
            <text:p>4.609794467557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368310" calcext:value-type="float">
            <text:p>13683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5875490407741" calcext:value-type="float">
            <text:p>4.65875490407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353750" calcext:value-type="float">
            <text:p>13537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0521521694586" calcext:value-type="float">
            <text:p>4.70521521694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431922" calcext:value-type="float">
            <text:p>14319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6140629705423" calcext:value-type="float">
            <text:p>4.461406297054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291981" calcext:value-type="float">
            <text:p>12919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0803864399416" calcext:value-type="float">
            <text:p>4.90803864399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219227" calcext:value-type="float">
            <text:p>12192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597541969696" calcext:value-type="float">
            <text:p>5.1597541969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312619" calcext:value-type="float">
            <text:p>13126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3921305001881" calcext:value-type="float">
            <text:p>4.839213050018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345824" calcext:value-type="float">
            <text:p>13458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3071722544418" calcext:value-type="float">
            <text:p>4.730717225444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298090" calcext:value-type="float">
            <text:p>12980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8755187038993" calcext:value-type="float">
            <text:p>4.887551870389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389917" calcext:value-type="float">
            <text:p>13899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9071124540232" calcext:value-type="float">
            <text:p>4.59071124540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1597169" calcext:value-type="float">
            <text:p>15971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8709119094163" calcext:value-type="float">
            <text:p>3.987091190941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428043" calcext:value-type="float">
            <text:p>14280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7318706589795" calcext:value-type="float">
            <text:p>4.473187065897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1365913" calcext:value-type="float">
            <text:p>13659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636952907184" calcext:value-type="float">
            <text:p>4.66636952907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1368594" calcext:value-type="float">
            <text:p>13685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5785359637131" calcext:value-type="float">
            <text:p>4.65785359637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417148" calcext:value-type="float">
            <text:p>14171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0644783122216" calcext:value-type="float">
            <text:p>4.50644783122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1314029" calcext:value-type="float">
            <text:p>13140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3455041324142" calcext:value-type="float">
            <text:p>4.834550413241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248132" calcext:value-type="float">
            <text:p>12481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5799473417362" calcext:value-type="float">
            <text:p>5.057994734173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1330287" calcext:value-type="float">
            <text:p>13302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114644293231" calcext:value-type="float">
            <text:p>4.78114644293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1292835" calcext:value-type="float">
            <text:p>12928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0516890393498" calcext:value-type="float">
            <text:p>4.905168903934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1250962" calcext:value-type="float">
            <text:p>12509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815873833556" calcext:value-type="float">
            <text:p>5.04815873833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413814" calcext:value-type="float">
            <text:p>14138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9396410943637" calcext:value-type="float">
            <text:p>4.693964109436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747622" calcext:value-type="float">
            <text:p>17476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7734118559822" calcext:value-type="float">
            <text:p>3.77341185598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360083" calcext:value-type="float">
            <text:p>13600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6223276503042" calcext:value-type="float">
            <text:p>4.86223276503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397214" calcext:value-type="float">
            <text:p>13972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4525760209349" calcext:value-type="float">
            <text:p>4.74525760209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277105" calcext:value-type="float">
            <text:p>12771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3562083592705" calcext:value-type="float">
            <text:p>5.135620835927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272204" calcext:value-type="float">
            <text:p>12722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5231932071686" calcext:value-type="float">
            <text:p>5.15231932071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367536" calcext:value-type="float">
            <text:p>13675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3849920965413" calcext:value-type="float">
            <text:p>4.838499209654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365969" calcext:value-type="float">
            <text:p>13659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4347845445295" calcext:value-type="float">
            <text:p>4.84347845445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459742" calcext:value-type="float">
            <text:p>14597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5512584987812" calcext:value-type="float">
            <text:p>4.555125849878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337358" calcext:value-type="float">
            <text:p>13373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3541008829762" calcext:value-type="float">
            <text:p>4.935410088297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1356473" calcext:value-type="float">
            <text:p>13564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7377535058769" calcext:value-type="float">
            <text:p>4.87377535058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1505698" calcext:value-type="float">
            <text:p>15056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42050815267149" calcext:value-type="float">
            <text:p>4.420508152671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1330519" calcext:value-type="float">
            <text:p>13305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5767608082794" calcext:value-type="float">
            <text:p>4.957676080827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1492513" calcext:value-type="float">
            <text:p>14925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45870566216832" calcext:value-type="float">
            <text:p>4.45870566216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1426164" calcext:value-type="float">
            <text:p>14261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5619219246365" calcext:value-type="float">
            <text:p>4.656192192463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323817" calcext:value-type="float">
            <text:p>13238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7960734953765" calcext:value-type="float">
            <text:p>4.979607349537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1272034" calcext:value-type="float">
            <text:p>12720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5289969143716" calcext:value-type="float">
            <text:p>5.1528996914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1253468" calcext:value-type="float">
            <text:p>12534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1675437543984" calcext:value-type="float">
            <text:p>5.21675437543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1277876" calcext:value-type="float">
            <text:p>12778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3299975142026" calcext:value-type="float">
            <text:p>5.132999751420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1345145" calcext:value-type="float">
            <text:p>13451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1019587135201" calcext:value-type="float">
            <text:p>4.910195871352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1271358" calcext:value-type="float">
            <text:p>12713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5520828623246" calcext:value-type="float">
            <text:p>5.155208286232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1358950" calcext:value-type="float">
            <text:p>13589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6585210820482" calcext:value-type="float">
            <text:p>4.865852108204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1279539" calcext:value-type="float">
            <text:p>12795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2735161198883" calcext:value-type="float">
            <text:p>5.127351611988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1304399" calcext:value-type="float">
            <text:p>13043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4378231613265" calcext:value-type="float">
            <text:p>5.04378231613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295391" calcext:value-type="float">
            <text:p>129539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537976040238" calcext:value-type="float">
            <text:p>5.6537976040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3578268" calcext:value-type="float">
            <text:p>357826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24107771162361" calcext:value-type="float">
            <text:p>1.241077711623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3346364" calcext:value-type="float">
            <text:p>334636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53207456297421" calcext:value-type="float">
            <text:p>1.53207456297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343283" calcext:value-type="float">
            <text:p>134328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9613117234776" calcext:value-type="float">
            <text:p>5.496131172347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501473" calcext:value-type="float">
            <text:p>150147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01263108805357" calcext:value-type="float">
            <text:p>5.012631088053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407886" calcext:value-type="float">
            <text:p>140788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9213145443986" calcext:value-type="float">
            <text:p>5.292131454439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1367988" calcext:value-type="float">
            <text:p>136798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1698348012288" calcext:value-type="float">
            <text:p>5.416983480122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1375483" calcext:value-type="float">
            <text:p>137548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9325408593653" calcext:value-type="float">
            <text:p>5.393254085936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309155" calcext:value-type="float">
            <text:p>130915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0789567028391" calcext:value-type="float">
            <text:p>5.60789567028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308436" calcext:value-type="float">
            <text:p>13084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1028151085519" calcext:value-type="float">
            <text:p>5.610281510855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870366" calcext:value-type="float">
            <text:p>187036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05854036607576" calcext:value-type="float">
            <text:p>4.05854036607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330043" calcext:value-type="float">
            <text:p>133004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3914953939057" calcext:value-type="float">
            <text:p>5.539149539390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1365364" calcext:value-type="float">
            <text:p>136536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2532187979179" calcext:value-type="float">
            <text:p>5.425321879791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1341575" calcext:value-type="float">
            <text:p>134157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0165679102224" calcext:value-type="float">
            <text:p>5.50165679102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347236" calcext:value-type="float">
            <text:p>13472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8336956522094" calcext:value-type="float">
            <text:p>5.483369565220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1331865" calcext:value-type="float">
            <text:p>133186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3320429508009" calcext:value-type="float">
            <text:p>5.533204295080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1400334" calcext:value-type="float">
            <text:p>140033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154900220301" calcext:value-type="float">
            <text:p>5.31549002203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351133" calcext:value-type="float">
            <text:p>135113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7082534482232" calcext:value-type="float">
            <text:p>5.47082534482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610990" calcext:value-type="float">
            <text:p>161099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70687791174947" calcext:value-type="float">
            <text:p>4.706877911749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1402989" calcext:value-type="float">
            <text:p>140298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0726369781267" calcext:value-type="float">
            <text:p>5.30726369781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412842" calcext:value-type="float">
            <text:p>141284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7687038944446" calcext:value-type="float">
            <text:p>5.276870389444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632177" calcext:value-type="float">
            <text:p>163217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31960197812214" calcext:value-type="float">
            <text:p>5.319601978122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405117" calcext:value-type="float">
            <text:p>140511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7014963283923" calcext:value-type="float">
            <text:p>5.97014963283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431778" calcext:value-type="float">
            <text:p>143177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8851766490615" calcext:value-type="float">
            <text:p>5.888517664906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316039" calcext:value-type="float">
            <text:p>131603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5458691950837" calcext:value-type="float">
            <text:p>6.254586919508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233042" calcext:value-type="float">
            <text:p>123304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3749581637462" calcext:value-type="float">
            <text:p>6.537495816374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343397" calcext:value-type="float">
            <text:p>134339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6523077345943" calcext:value-type="float">
            <text:p>6.165230773459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366166" calcext:value-type="float">
            <text:p>136616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9223978692821" calcext:value-type="float">
            <text:p>6.092239786928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291986" calcext:value-type="float">
            <text:p>129198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3469643811033" calcext:value-type="float">
            <text:p>6.334696438110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357370" calcext:value-type="float">
            <text:p>135737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2029205093035" calcext:value-type="float">
            <text:p>6.120292050930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238187" calcext:value-type="float">
            <text:p>123818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1941211520533" calcext:value-type="float">
            <text:p>6.519412115205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230211" calcext:value-type="float">
            <text:p>123021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4747845493916" calcext:value-type="float">
            <text:p>6.547478454939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1282553" calcext:value-type="float">
            <text:p>128255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665213060195" calcext:value-type="float">
            <text:p>6.36652130601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461009" calcext:value-type="float">
            <text:p>146100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0074560215837" calcext:value-type="float">
            <text:p>5.800745602158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1374682" calcext:value-type="float">
            <text:p>13746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6525205386593" calcext:value-type="float">
            <text:p>6.06525205386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1382749" calcext:value-type="float">
            <text:p>138274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3984098406416" calcext:value-type="float">
            <text:p>6.03984098406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283523" calcext:value-type="float">
            <text:p>128352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6323796080672" calcext:value-type="float">
            <text:p>6.36323796080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359960" calcext:value-type="float">
            <text:p>135996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1201316651988" calcext:value-type="float">
            <text:p>6.112013166519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1380646" calcext:value-type="float">
            <text:p>138064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4645112464674" calcext:value-type="float">
            <text:p>6.046451124646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556896" calcext:value-type="float">
            <text:p>155689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0362041449634" calcext:value-type="float">
            <text:p>6.03620414496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364753" calcext:value-type="float">
            <text:p>136475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0825959698911" calcext:value-type="float">
            <text:p>6.608259596989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414431" calcext:value-type="float">
            <text:p>14144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529825116447" calcext:value-type="float">
            <text:p>6.45298251164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518678" calcext:value-type="float">
            <text:p>151867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14414315665172" calcext:value-type="float">
            <text:p>6.14414315665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4619273" calcext:value-type="float">
            <text:p>46192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31306387444366" calcext:value-type="float">
            <text:p>1.313063874443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390321" calcext:value-type="float">
            <text:p>13903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2764934763364" calcext:value-type="float">
            <text:p>6.527649347633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417779" calcext:value-type="float">
            <text:p>14177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4271478006623" calcext:value-type="float">
            <text:p>6.442714780066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5193992" calcext:value-type="float">
            <text:p>51939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0.803787409684907" calcext:value-type="float">
            <text:p>0.8037874096849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360437" calcext:value-type="float">
            <text:p>136043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2201582353521" calcext:value-type="float">
            <text:p>6.622015823535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1451779" calcext:value-type="float">
            <text:p>14517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3979507306058" calcext:value-type="float">
            <text:p>6.339795073060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1295346" calcext:value-type="float">
            <text:p>129534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349422898844" calcext:value-type="float">
            <text:p>6.83494228988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1332190" calcext:value-type="float">
            <text:p>13321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1313848015067" calcext:value-type="float">
            <text:p>6.713138480150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1388595" calcext:value-type="float">
            <text:p>138859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3304420211758" calcext:value-type="float">
            <text:p>6.533044202117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570132" calcext:value-type="float">
            <text:p>157013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99943852538774" calcext:value-type="float">
            <text:p>5.999438525387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1439858" calcext:value-type="float">
            <text:p>14398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7560353621947" calcext:value-type="float">
            <text:p>6.375603536219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1389561" calcext:value-type="float">
            <text:p>13895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3002400824491" calcext:value-type="float">
            <text:p>6.530024008244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328402" calcext:value-type="float">
            <text:p>13284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0579176728004" calcext:value-type="float">
            <text:p>7.00579176728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368901" calcext:value-type="float">
            <text:p>13689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7536656764657" calcext:value-type="float">
            <text:p>6.875366567646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334186" calcext:value-type="float">
            <text:p>13341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8692318352139" calcext:value-type="float">
            <text:p>6.98692318352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443638" calcext:value-type="float">
            <text:p>14436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4450392308953" calcext:value-type="float">
            <text:p>6.644503923089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1355184" calcext:value-type="float">
            <text:p>135518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1910432002211" calcext:value-type="float">
            <text:p>6.91910432002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358407" calcext:value-type="float">
            <text:p>13584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0878786648604" calcext:value-type="float">
            <text:p>6.908787866486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265966" calcext:value-type="float">
            <text:p>12659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1486655507046" calcext:value-type="float">
            <text:p>7.214866555070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224808" calcext:value-type="float">
            <text:p>12248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5840683161936" calcext:value-type="float">
            <text:p>7.35840683161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2030937" calcext:value-type="float">
            <text:p>20309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16212245787423" calcext:value-type="float">
            <text:p>5.162122457874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315610" calcext:value-type="float">
            <text:p>13156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4781531603375" calcext:value-type="float">
            <text:p>7.04781531603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334408" calcext:value-type="float">
            <text:p>13344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8620060545065" calcext:value-type="float">
            <text:p>6.98620060545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1404341" calcext:value-type="float">
            <text:p>14043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6436122173475" calcext:value-type="float">
            <text:p>6.764361221734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1305421" calcext:value-type="float">
            <text:p>13054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8158102705728" calcext:value-type="float">
            <text:p>7.081581027057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368002" calcext:value-type="float">
            <text:p>13680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7821965197782" calcext:value-type="float">
            <text:p>6.878219651977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458275" calcext:value-type="float">
            <text:p>145827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006926700292" calcext:value-type="float">
            <text:p>6.6006926700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379166" calcext:value-type="float">
            <text:p>13791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9934467001409" calcext:value-type="float">
            <text:p>6.299344670014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355744" calcext:value-type="float">
            <text:p>135574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7373318042716" calcext:value-type="float">
            <text:p>6.37373318042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360279" calcext:value-type="float">
            <text:p>136027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5923015666221" calcext:value-type="float">
            <text:p>6.359230156662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364765" calcext:value-type="float">
            <text:p>136476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4493132841764" calcext:value-type="float">
            <text:p>6.344931328417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522803" calcext:value-type="float">
            <text:p>152280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86907285409031" calcext:value-type="float">
            <text:p>5.86907285409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417977" calcext:value-type="float">
            <text:p>141797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7881822613433" calcext:value-type="float">
            <text:p>6.178818226134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331788" calcext:value-type="float">
            <text:p>133178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5115911746167" calcext:value-type="float">
            <text:p>6.45115911746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512860" calcext:value-type="float">
            <text:p>151286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89752268844828" calcext:value-type="float">
            <text:p>5.897522688448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401875" calcext:value-type="float">
            <text:p>140187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284171820756" calcext:value-type="float">
            <text:p>6.2284171820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1335605" calcext:value-type="float">
            <text:p>133560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3872972914935" calcext:value-type="float">
            <text:p>6.438729729149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1413136" calcext:value-type="float">
            <text:p>14131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9367048837857" calcext:value-type="float">
            <text:p>6.19367048837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1322786" calcext:value-type="float">
            <text:p>132278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8061419320911" calcext:value-type="float">
            <text:p>6.480614193209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379841" calcext:value-type="float">
            <text:p>137984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9721963893491" calcext:value-type="float">
            <text:p>6.297219638934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1364173" calcext:value-type="float">
            <text:p>136417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4681559502479" calcext:value-type="float">
            <text:p>6.346815595024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401086" calcext:value-type="float">
            <text:p>140108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3086215619599" calcext:value-type="float">
            <text:p>6.230862156195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1354587" calcext:value-type="float">
            <text:p>135458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7744105777561" calcext:value-type="float">
            <text:p>6.377441057775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604102" calcext:value-type="float">
            <text:p>160410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6431902883438" calcext:value-type="float">
            <text:p>5.64319028834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19001" calcext:value-type="float">
            <text:p>141900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69263623703019" calcext:value-type="float">
            <text:p>5.69263623703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407835" calcext:value-type="float">
            <text:p>140783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2694567277904" calcext:value-type="float">
            <text:p>5.72694567277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358928" calcext:value-type="float">
            <text:p>135892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8049878073313" calcext:value-type="float">
            <text:p>5.880498780733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366252" calcext:value-type="float">
            <text:p>136625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5715514513083" calcext:value-type="float">
            <text:p>5.857155145130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377568" calcext:value-type="float">
            <text:p>137756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2133279365968" calcext:value-type="float">
            <text:p>5.82133279365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377161" calcext:value-type="float">
            <text:p>137716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2261609851777" calcext:value-type="float">
            <text:p>5.822616098517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308008" calcext:value-type="float">
            <text:p>130800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4635925001614" calcext:value-type="float">
            <text:p>6.04635925001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1467485" calcext:value-type="float">
            <text:p>146748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54672654446018" calcext:value-type="float">
            <text:p>5.54672654446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329345" calcext:value-type="float">
            <text:p>132934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7608618802622" calcext:value-type="float">
            <text:p>5.97608618802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255237" calcext:value-type="float">
            <text:p>125523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2520592965979" calcext:value-type="float">
            <text:p>6.225205929659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380939" calcext:value-type="float">
            <text:p>138093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1071830236227" calcext:value-type="float">
            <text:p>5.810718302362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1812502" calcext:value-type="float">
            <text:p>181250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4.62967830752839" calcext:value-type="float">
            <text:p>4.629678307528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381610" calcext:value-type="float">
            <text:p>138161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0860857252155" calcext:value-type="float">
            <text:p>5.808608572521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336104" calcext:value-type="float">
            <text:p>133610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5406061038484" calcext:value-type="float">
            <text:p>5.954060610384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1294268" calcext:value-type="float">
            <text:p>129426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922211158151" calcext:value-type="float">
            <text:p>6.0922211158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1501382" calcext:value-type="float">
            <text:p>150138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44755120392168" calcext:value-type="float">
            <text:p>5.44755120392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1320266" calcext:value-type="float">
            <text:p>132026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0584885909738" calcext:value-type="float">
            <text:p>6.005848859097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1381481" calcext:value-type="float">
            <text:p>138148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0901408930117" calcext:value-type="float">
            <text:p>5.809014089301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1601865" calcext:value-type="float">
            <text:p>160186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16620412860613" calcext:value-type="float">
            <text:p>5.166204128606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400648" calcext:value-type="float">
            <text:p>140064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1248261587728" calcext:value-type="float">
            <text:p>5.112482615877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352115" calcext:value-type="float">
            <text:p>135211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656363629896" calcext:value-type="float">
            <text:p>5.2656363629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359946" calcext:value-type="float">
            <text:p>135994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4055603080194" calcext:value-type="float">
            <text:p>5.240556030801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843455" calcext:value-type="float">
            <text:p>184345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91944726416881" calcext:value-type="float">
            <text:p>3.919447264168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382854" calcext:value-type="float">
            <text:p>138285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6800936802351" calcext:value-type="float">
            <text:p>5.168009368023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310607" calcext:value-type="float">
            <text:p>13106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0104783853401" calcext:value-type="float">
            <text:p>5.401047838534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230419" calcext:value-type="float">
            <text:p>123041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7524238223883" calcext:value-type="float">
            <text:p>5.675242382238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314068" calcext:value-type="float">
            <text:p>13140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8959427515518" calcext:value-type="float">
            <text:p>5.389594275155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327141" calcext:value-type="float">
            <text:p>13271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4660200815276" calcext:value-type="float">
            <text:p>5.34660200815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66668" calcext:value-type="float">
            <text:p>12666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4914468013459" calcext:value-type="float">
            <text:p>5.549144680134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373133" calcext:value-type="float">
            <text:p>137313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9864662550632" calcext:value-type="float">
            <text:p>5.19864662550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367688" calcext:value-type="float">
            <text:p>136768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1590230593885" calcext:value-type="float">
            <text:p>5.215902305938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371825" calcext:value-type="float">
            <text:p>13718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027855392917" calcext:value-type="float">
            <text:p>5.20278553929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413253" calcext:value-type="float">
            <text:p>14132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7357351025423" calcext:value-type="float">
            <text:p>5.073573510254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1360091" calcext:value-type="float">
            <text:p>136009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4009300254214" calcext:value-type="float">
            <text:p>5.240093002542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481566" calcext:value-type="float">
            <text:p>148156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86856264100008" calcext:value-type="float">
            <text:p>4.86856264100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1332458" calcext:value-type="float">
            <text:p>133245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2923738411281" calcext:value-type="float">
            <text:p>5.32923738411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332481" calcext:value-type="float">
            <text:p>133248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2916241974714" calcext:value-type="float">
            <text:p>5.32916241974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315882" calcext:value-type="float">
            <text:p>131588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8360320828998" calcext:value-type="float">
            <text:p>5.38360320828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1435997" calcext:value-type="float">
            <text:p>143599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0423734457569" calcext:value-type="float">
            <text:p>5.004237344575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401667" calcext:value-type="float">
            <text:p>140166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0932418367701" calcext:value-type="float">
            <text:p>5.109324183677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1269483" calcext:value-type="float">
            <text:p>126948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3950377571992" calcext:value-type="float">
            <text:p>5.53950377571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385607" calcext:value-type="float">
            <text:p>13856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419922620558" calcext:value-type="float">
            <text:p>4.604199226205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365535" calcext:value-type="float">
            <text:p>13655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757155316461" calcext:value-type="float">
            <text:p>4.667571553164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454227" calcext:value-type="float">
            <text:p>14542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9427787588569" calcext:value-type="float">
            <text:p>4.394277875885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322770" calcext:value-type="float">
            <text:p>13227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0575654634378" calcext:value-type="float">
            <text:p>4.805756546343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286122" calcext:value-type="float">
            <text:p>12861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2777824128782" calcext:value-type="float">
            <text:p>4.927778241287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628296" calcext:value-type="float">
            <text:p>16282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0326635319258" calcext:value-type="float">
            <text:p>3.90326635319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399856" calcext:value-type="float">
            <text:p>13998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976628236778" calcext:value-type="float">
            <text:p>4.55976628236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371549" calcext:value-type="float">
            <text:p>13715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4848663492791" calcext:value-type="float">
            <text:p>4.648486634927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463967" calcext:value-type="float">
            <text:p>14639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652870414072" calcext:value-type="float">
            <text:p>4.3652870414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289334" calcext:value-type="float">
            <text:p>12893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1694556079076" calcext:value-type="float">
            <text:p>4.916945560790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271488" calcext:value-type="float">
            <text:p>12714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747725564465" calcext:value-type="float">
            <text:p>4.977477255644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1336646" calcext:value-type="float">
            <text:p>13366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6043588256878" calcext:value-type="float">
            <text:p>4.760435882568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312196" calcext:value-type="float">
            <text:p>13121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4061281775433" calcext:value-type="float">
            <text:p>4.840612817754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1382560" calcext:value-type="float">
            <text:p>13825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1376003536772" calcext:value-type="float">
            <text:p>4.613760035367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1400120" calcext:value-type="float">
            <text:p>14001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894732003695" calcext:value-type="float">
            <text:p>4.558947320036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1387519" calcext:value-type="float">
            <text:p>13875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9821052478359" calcext:value-type="float">
            <text:p>4.59821052478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1572104" calcext:value-type="float">
            <text:p>15721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5578718624495" calcext:value-type="float">
            <text:p>4.05578718624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1620932" calcext:value-type="float">
            <text:p>16209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2295195260578" calcext:value-type="float">
            <text:p>3.92295195260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1324166" calcext:value-type="float">
            <text:p>13241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0117558818726" calcext:value-type="float">
            <text:p>4.801175588187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1410403" calcext:value-type="float">
            <text:p>14104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2716768268929" calcext:value-type="float">
            <text:p>4.52716768268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1348253" calcext:value-type="float">
            <text:p>13482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2288596017311" calcext:value-type="float">
            <text:p>4.722885960173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1388252" calcext:value-type="float">
            <text:p>13882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9591683511946" calcext:value-type="float">
            <text:p>4.595916835119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1504364" calcext:value-type="float">
            <text:p>15043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4707059284606" calcext:value-type="float">
            <text:p>4.247070592846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1395198" calcext:value-type="float">
            <text:p>13951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742414629508" calcext:value-type="float">
            <text:p>4.5742414629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316492" calcext:value-type="float">
            <text:p>13164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2641766979238" calcext:value-type="float">
            <text:p>4.82641766979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332708" calcext:value-type="float">
            <text:p>13327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324986610539" calcext:value-type="float">
            <text:p>4.77324986610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423058" calcext:value-type="float">
            <text:p>14230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8837390213022" calcext:value-type="float">
            <text:p>4.488373902130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413087" calcext:value-type="float">
            <text:p>14130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1891090302629" calcext:value-type="float">
            <text:p>4.518910903026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611105" calcext:value-type="float">
            <text:p>16111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4936145859333" calcext:value-type="float">
            <text:p>3.94936145859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328207" calcext:value-type="float">
            <text:p>13282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794226573035" calcext:value-type="float">
            <text:p>4.787942265730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357664" calcext:value-type="float">
            <text:p>13576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926768898379" calcext:value-type="float">
            <text:p>4.69267688983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314002" calcext:value-type="float">
            <text:p>13140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3463965078095" calcext:value-type="float">
            <text:p>4.83463965078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383480" calcext:value-type="float">
            <text:p>13834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1087106096326" calcext:value-type="float">
            <text:p>4.610871060963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1389348" calcext:value-type="float">
            <text:p>13893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9248951097726" calcext:value-type="float">
            <text:p>4.592489510977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386393" calcext:value-type="float">
            <text:p>13863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173634401277" calcext:value-type="float">
            <text:p>4.60173634401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330783" calcext:value-type="float">
            <text:p>13307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952746962068" calcext:value-type="float">
            <text:p>4.779527469620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1364278" calcext:value-type="float">
            <text:p>13642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7157115461963" calcext:value-type="float">
            <text:p>4.671571154619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1338507" calcext:value-type="float">
            <text:p>13385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5439344565994" calcext:value-type="float">
            <text:p>4.754393445659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1260094" calcext:value-type="float">
            <text:p>12600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1657047671839" calcext:value-type="float">
            <text:p>5.016570476718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1282206" calcext:value-type="float">
            <text:p>12822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4102186522571" calcext:value-type="float">
            <text:p>4.94102186522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599986" calcext:value-type="float">
            <text:p>15999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794380876538" calcext:value-type="float">
            <text:p>3.97943808765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1424296" calcext:value-type="float">
            <text:p>14242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8459736712631" calcext:value-type="float">
            <text:p>4.484597367126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393435" calcext:value-type="float">
            <text:p>13934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7973276477219" calcext:value-type="float">
            <text:p>4.57973276477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361525" calcext:value-type="float">
            <text:p>13615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8034371166216" calcext:value-type="float">
            <text:p>4.68034371166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1412717" calcext:value-type="float">
            <text:p>14127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2004820029972" calcext:value-type="float">
            <text:p>4.520048200299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1401563" calcext:value-type="float">
            <text:p>14015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447367335528" calcext:value-type="float">
            <text:p>4.554473673355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1326275" calcext:value-type="float">
            <text:p>13262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942640798334" calcext:value-type="float">
            <text:p>4.79426407983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1548461" calcext:value-type="float">
            <text:p>15484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21597197676" calcext:value-type="float">
            <text:p>4.1215971976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1328278" calcext:value-type="float">
            <text:p>13282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77101175479" calcext:value-type="float">
            <text:p>4.78771011754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256083" calcext:value-type="float">
            <text:p>12560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3041653478516" calcext:value-type="float">
            <text:p>5.03041653478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433574" calcext:value-type="float">
            <text:p>14335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3368572989167" calcext:value-type="float">
            <text:p>4.63368572989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791838" calcext:value-type="float">
            <text:p>17918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6489946246594" calcext:value-type="float">
            <text:p>3.66489946246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443376" calcext:value-type="float">
            <text:p>14433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0409209090882" calcext:value-type="float">
            <text:p>4.604092090908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397609" calcext:value-type="float">
            <text:p>13976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4403000147982" calcext:value-type="float">
            <text:p>4.74403000147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383779" calcext:value-type="float">
            <text:p>13837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8721953264626" calcext:value-type="float">
            <text:p>4.787219532646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392191" calcext:value-type="float">
            <text:p>13921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6089866920656" calcext:value-type="float">
            <text:p>4.76089866920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350009" calcext:value-type="float">
            <text:p>13500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945202501937" calcext:value-type="float">
            <text:p>4.89452025019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379322" calcext:value-type="float">
            <text:p>13793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0123025599398" calcext:value-type="float">
            <text:p>4.80123025599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392407" calcext:value-type="float">
            <text:p>13924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6022490869765" calcext:value-type="float">
            <text:p>4.760224908697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328285" calcext:value-type="float">
            <text:p>13282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6497420510404" calcext:value-type="float">
            <text:p>4.96497420510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258477" calcext:value-type="float">
            <text:p>12584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9943406035969" calcext:value-type="float">
            <text:p>5.199434060359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1372305" calcext:value-type="float">
            <text:p>13723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338043103978" calcext:value-type="float">
            <text:p>4.82338043103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1350333" calcext:value-type="float">
            <text:p>13503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9347807544093" calcext:value-type="float">
            <text:p>4.89347807544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1874791" calcext:value-type="float">
            <text:p>18747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6835828793999" calcext:value-type="float">
            <text:p>3.46835828793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1340016" calcext:value-type="float">
            <text:p>13400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2678704861668" calcext:value-type="float">
            <text:p>4.926787048616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362128" calcext:value-type="float">
            <text:p>13621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5570768389187" calcext:value-type="float">
            <text:p>4.85570768389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1457448" calcext:value-type="float">
            <text:p>14574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6195620201044" calcext:value-type="float">
            <text:p>4.561956202010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1396264" calcext:value-type="float">
            <text:p>13962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4821148090487" calcext:value-type="float">
            <text:p>4.74821148090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321757" calcext:value-type="float">
            <text:p>13217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8637069702694" calcext:value-type="float">
            <text:p>4.986370697026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1390583" calcext:value-type="float">
            <text:p>13905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6591773007622" calcext:value-type="float">
            <text:p>4.76591773007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1322284" calcext:value-type="float">
            <text:p>13222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846394591604" calcext:value-type="float">
            <text:p>4.98463945916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1260333" calcext:value-type="float">
            <text:p>12603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9303381020747" calcext:value-type="float">
            <text:p>5.193033810207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1446797" calcext:value-type="float">
            <text:p>14467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9381089240302" calcext:value-type="float">
            <text:p>4.593810892403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1327805" calcext:value-type="float">
            <text:p>13278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6654389102268" calcext:value-type="float">
            <text:p>4.96654389102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72199" calcext:value-type="float">
            <text:p>147219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100348593743" calcext:value-type="float">
            <text:p>5.3100348593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350172" calcext:value-type="float">
            <text:p>13501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8580907031597" calcext:value-type="float">
            <text:p>5.68580907031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334874" calcext:value-type="float">
            <text:p>13348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3529730161437" calcext:value-type="float">
            <text:p>5.735297301614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306757" calcext:value-type="float">
            <text:p>130675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2775169143249" calcext:value-type="float">
            <text:p>5.82775169143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387318" calcext:value-type="float">
            <text:p>138731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6793983193665" calcext:value-type="float">
            <text:p>5.567939831936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384383" calcext:value-type="float">
            <text:p>138438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771374674739" calcext:value-type="float">
            <text:p>5.5771374674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380159" calcext:value-type="float">
            <text:p>138015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9040882539938" calcext:value-type="float">
            <text:p>5.590408825399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383285" calcext:value-type="float">
            <text:p>13832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8058336753234" calcext:value-type="float">
            <text:p>5.580583367532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1308867" calcext:value-type="float">
            <text:p>13088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2074486204425" calcext:value-type="float">
            <text:p>5.820744862044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376554" calcext:value-type="float">
            <text:p>137655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0176751598296" calcext:value-type="float">
            <text:p>5.60176751598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343514" calcext:value-type="float">
            <text:p>134351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0727808005933" calcext:value-type="float">
            <text:p>5.707278080059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338907" calcext:value-type="float">
            <text:p>13389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2219592215347" calcext:value-type="float">
            <text:p>5.722195922153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588071" calcext:value-type="float">
            <text:p>158807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810008923051" calcext:value-type="float">
            <text:p>4.9810008923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1369129" calcext:value-type="float">
            <text:p>136912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252563483696" calcext:value-type="float">
            <text:p>5.6252563483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1324987" calcext:value-type="float">
            <text:p>132498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6758387086559" calcext:value-type="float">
            <text:p>5.76758387086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1399425" calcext:value-type="float">
            <text:p>139942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3020376245486" calcext:value-type="float">
            <text:p>5.53020376245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1300946" calcext:value-type="float">
            <text:p>130094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4710734206977" calcext:value-type="float">
            <text:p>5.847107342069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3435553" calcext:value-type="float">
            <text:p>34355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62973351581346" calcext:value-type="float">
            <text:p>1.62973351581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1395453" calcext:value-type="float">
            <text:p>13954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4254790658907" calcext:value-type="float">
            <text:p>5.542547906589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1504416" calcext:value-type="float">
            <text:p>15044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1602060684594" calcext:value-type="float">
            <text:p>5.21602060684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380605" calcext:value-type="float">
            <text:p>138060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9481567238279" calcext:value-type="float">
            <text:p>6.294815672382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346503" calcext:value-type="float">
            <text:p>134650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0343683780691" calcext:value-type="float">
            <text:p>6.403436837806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807162" calcext:value-type="float">
            <text:p>180716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12553923229723" calcext:value-type="float">
            <text:p>5.125539232297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418842" calcext:value-type="float">
            <text:p>141884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7616973330846" calcext:value-type="float">
            <text:p>6.17616973330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401619" calcext:value-type="float">
            <text:p>140161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2921033082268" calcext:value-type="float">
            <text:p>6.22921033082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398346" calcext:value-type="float">
            <text:p>139834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3936364692987" calcext:value-type="float">
            <text:p>6.239363646929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339421" calcext:value-type="float">
            <text:p>133942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2633905431393" calcext:value-type="float">
            <text:p>6.426339054313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1394324" calcext:value-type="float">
            <text:p>139432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5187306346596" calcext:value-type="float">
            <text:p>6.251873063465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334868" calcext:value-type="float">
            <text:p>133486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4112687033961" calcext:value-type="float">
            <text:p>6.441126870339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265317" calcext:value-type="float">
            <text:p>126531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7351666149317" calcext:value-type="float">
            <text:p>6.673516661493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429039" calcext:value-type="float">
            <text:p>142903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450692782182" calcext:value-type="float">
            <text:p>6.1450692782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401671" calcext:value-type="float">
            <text:p>140167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2904921075974" calcext:value-type="float">
            <text:p>6.22904921075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378089" calcext:value-type="float">
            <text:p>137808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0273742970297" calcext:value-type="float">
            <text:p>6.30273742970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391218" calcext:value-type="float">
            <text:p>139121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6155821070006" calcext:value-type="float">
            <text:p>6.261558210700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1647701" calcext:value-type="float">
            <text:p>164770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5267260385564" calcext:value-type="float">
            <text:p>5.5267260385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406421" calcext:value-type="float">
            <text:p>140642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1435666680767" calcext:value-type="float">
            <text:p>6.214356666807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1365299" calcext:value-type="float">
            <text:p>136529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4323237003209" calcext:value-type="float">
            <text:p>6.34323237003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305462" calcext:value-type="float">
            <text:p>13054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814446281933" calcext:value-type="float">
            <text:p>7.08144462819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530222" calcext:value-type="float">
            <text:p>25302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4.20750069957534" calcext:value-type="float">
            <text:p>4.207500699575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348343" calcext:value-type="float">
            <text:p>13483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4108312690485" calcext:value-type="float">
            <text:p>6.941083126904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396617" calcext:value-type="float">
            <text:p>139661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8831373427758" calcext:value-type="float">
            <text:p>6.788313734277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322034" calcext:value-type="float">
            <text:p>13220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2666073059266" calcext:value-type="float">
            <text:p>7.026660730592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1240346" calcext:value-type="float">
            <text:p>12403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0365847086406" calcext:value-type="float">
            <text:p>7.303658470864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1408957" calcext:value-type="float">
            <text:p>140895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5010958449291" calcext:value-type="float">
            <text:p>6.750109584492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1362129" calcext:value-type="float">
            <text:p>13621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9690458267607" calcext:value-type="float">
            <text:p>6.896904582676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777536" calcext:value-type="float">
            <text:p>17775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74090292364527" calcext:value-type="float">
            <text:p>5.740902923645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379043" calcext:value-type="float">
            <text:p>13790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4330889372687" calcext:value-type="float">
            <text:p>6.843308893726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7120744" calcext:value-type="float">
            <text:p>71207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286166750846082" calcext:value-type="float">
            <text:p>-0.28616675084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1566182" calcext:value-type="float">
            <text:p>15661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2906646916525" calcext:value-type="float">
            <text:p>6.29066469165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1425849" calcext:value-type="float">
            <text:p>14258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9835162138632" calcext:value-type="float">
            <text:p>6.69835162138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1521203" calcext:value-type="float">
            <text:p>152120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1721524292178" calcext:value-type="float">
            <text:p>6.417215242921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1497673" calcext:value-type="float">
            <text:p>14976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8491697100729" calcext:value-type="float">
            <text:p>6.484916971007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827200" calcext:value-type="float">
            <text:p>18272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62122610949114" calcext:value-type="float">
            <text:p>5.62122610949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437321" calcext:value-type="float">
            <text:p>14373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6354926624673" calcext:value-type="float">
            <text:p>6.66354926624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374597" calcext:value-type="float">
            <text:p>13745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573330577019" calcext:value-type="float">
            <text:p>6.8573330577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300685" calcext:value-type="float">
            <text:p>13006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9736565692648" calcext:value-type="float">
            <text:p>7.09736565692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222536" calcext:value-type="float">
            <text:p>12225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6647040867554" calcext:value-type="float">
            <text:p>7.366470408675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1243437" calcext:value-type="float">
            <text:p>12434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9284911323046" calcext:value-type="float">
            <text:p>7.292849113230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1237752" calcext:value-type="float">
            <text:p>12377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1275060763609" calcext:value-type="float">
            <text:p>7.312750607636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1277637" calcext:value-type="float">
            <text:p>12776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7501217159056" calcext:value-type="float">
            <text:p>7.17501217159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212998" calcext:value-type="float">
            <text:p>121299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40048612715633" calcext:value-type="float">
            <text:p>7.40048612715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1417328" calcext:value-type="float">
            <text:p>14173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2438330608292" calcext:value-type="float">
            <text:p>6.72438330608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1233191" calcext:value-type="float">
            <text:p>12331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2878350990563" calcext:value-type="float">
            <text:p>7.328783509905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1254327" calcext:value-type="float">
            <text:p>12543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5497926743789" calcext:value-type="float">
            <text:p>7.25497926743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1686784" calcext:value-type="float">
            <text:p>168678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96849224655482" calcext:value-type="float">
            <text:p>5.968492246554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1246663" calcext:value-type="float">
            <text:p>12466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8159627372641" calcext:value-type="float">
            <text:p>7.281596273726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1226747" calcext:value-type="float">
            <text:p>12267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5153692924307" calcext:value-type="float">
            <text:p>7.351536929243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237725" calcext:value-type="float">
            <text:p>123772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6926846073475" calcext:value-type="float">
            <text:p>6.769268460734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218377" calcext:value-type="float">
            <text:p>121837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376931715475" calcext:value-type="float">
            <text:p>6.83769317154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225761" calcext:value-type="float">
            <text:p>122576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1145209832855" calcext:value-type="float">
            <text:p>6.811452098328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271476" calcext:value-type="float">
            <text:p>127147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524284215802" calcext:value-type="float">
            <text:p>6.65242842158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231641" calcext:value-type="float">
            <text:p>123164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9066871468089" calcext:value-type="float">
            <text:p>6.790668714680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359332" calcext:value-type="float">
            <text:p>135933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6225468400075" calcext:value-type="float">
            <text:p>6.362254684000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1291175" calcext:value-type="float">
            <text:p>129117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8565900575659" calcext:value-type="float">
            <text:p>6.585659005756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267380" calcext:value-type="float">
            <text:p>126738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6644159713042" calcext:value-type="float">
            <text:p>6.66644159713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1268879" calcext:value-type="float">
            <text:p>126887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6130799284021" calcext:value-type="float">
            <text:p>6.66130799284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1650325" calcext:value-type="float">
            <text:p>165032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5198153049177" calcext:value-type="float">
            <text:p>5.51981530491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298159" calcext:value-type="float">
            <text:p>129815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6223120527252" calcext:value-type="float">
            <text:p>6.562231205272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1233073" calcext:value-type="float">
            <text:p>123307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8562220812424" calcext:value-type="float">
            <text:p>6.78562220812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488336" calcext:value-type="float">
            <text:p>14883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96850022499187" calcext:value-type="float">
            <text:p>5.96850022499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1275097" calcext:value-type="float">
            <text:p>12750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4007785178461" calcext:value-type="float">
            <text:p>6.640077851784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1294963" calcext:value-type="float">
            <text:p>129496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7293649308368" calcext:value-type="float">
            <text:p>6.572936493083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1344496" calcext:value-type="float">
            <text:p>134449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0991494639628" calcext:value-type="float">
            <text:p>6.409914946396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1379916" calcext:value-type="float">
            <text:p>137991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9698358854242" calcext:value-type="float">
            <text:p>6.296983588542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296278" calcext:value-type="float">
            <text:p>129627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6271853944391" calcext:value-type="float">
            <text:p>5.86271853944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339547" calcext:value-type="float">
            <text:p>133954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2012048256252" calcext:value-type="float">
            <text:p>5.720120482562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1386005" calcext:value-type="float">
            <text:p>138600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7205207344147" calcext:value-type="float">
            <text:p>5.57205207344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301470" calcext:value-type="float">
            <text:p>13014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4535842635765" calcext:value-type="float">
            <text:p>5.845358426357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2584290" calcext:value-type="float">
            <text:p>25842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86628757268038" calcext:value-type="float">
            <text:p>2.866287572680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2180703" calcext:value-type="float">
            <text:p>218070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60373483298487" calcext:value-type="float">
            <text:p>3.60373483298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1576816" calcext:value-type="float">
            <text:p>15768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01188986242932" calcext:value-type="float">
            <text:p>5.01188986242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1443072" calcext:value-type="float">
            <text:p>14430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9682004203981" calcext:value-type="float">
            <text:p>5.39682004203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4367826" calcext:value-type="float">
            <text:p>436782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587046751761987" calcext:value-type="float">
            <text:p>0.5870467517619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1574934" calcext:value-type="float">
            <text:p>157493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01707645598583" calcext:value-type="float">
            <text:p>5.017076455985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1568680" calcext:value-type="float">
            <text:p>15686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03435644820556" calcext:value-type="float">
            <text:p>5.03435644820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1934532" calcext:value-type="float">
            <text:p>19345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12394086350878" calcext:value-type="float">
            <text:p>4.123940863508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1416722" calcext:value-type="float">
            <text:p>141672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7685366305111" calcext:value-type="float">
            <text:p>5.47685366305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1437313" calcext:value-type="float">
            <text:p>14373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1418650696754" calcext:value-type="float">
            <text:p>5.414186506967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432753" calcext:value-type="float">
            <text:p>14327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2798677848645" calcext:value-type="float">
            <text:p>5.42798677848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1367380" calcext:value-type="float">
            <text:p>13673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3080780939003" calcext:value-type="float">
            <text:p>5.63080780939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1374772" calcext:value-type="float">
            <text:p>13747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0739326062369" calcext:value-type="float">
            <text:p>5.607393260623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1433241" calcext:value-type="float">
            <text:p>14332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2650781021774" calcext:value-type="float">
            <text:p>5.426507810217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1276625" calcext:value-type="float">
            <text:p>127662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2906659420254" calcext:value-type="float">
            <text:p>5.92906659420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1254959" calcext:value-type="float">
            <text:p>125495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0340466857305" calcext:value-type="float">
            <text:p>6.00340466857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218387" calcext:value-type="float">
            <text:p>121838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248689879846" calcext:value-type="float">
            <text:p>5.5248689879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270286" calcext:value-type="float">
            <text:p>127028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4370643601763" calcext:value-type="float">
            <text:p>5.343706436017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235107" calcext:value-type="float">
            <text:p>12351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656757219749" calcext:value-type="float">
            <text:p>5.46567572197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421870" calcext:value-type="float">
            <text:p>142187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5412264151383" calcext:value-type="float">
            <text:p>4.85412264151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259492" calcext:value-type="float">
            <text:p>12594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8076741991079" calcext:value-type="float">
            <text:p>5.380767419910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438476" calcext:value-type="float">
            <text:p>14384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036953491968" calcext:value-type="float">
            <text:p>4.8036953491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219621" calcext:value-type="float">
            <text:p>121962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2047261654993" calcext:value-type="float">
            <text:p>5.520472616549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197849" calcext:value-type="float">
            <text:p>119784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9870080648885" calcext:value-type="float">
            <text:p>5.598700806488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235290" calcext:value-type="float">
            <text:p>123529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6503229591558" calcext:value-type="float">
            <text:p>5.465032295915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215832" calcext:value-type="float">
            <text:p>121583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3398585716319" calcext:value-type="float">
            <text:p>5.53398585716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198988" calcext:value-type="float">
            <text:p>11989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9457318786378" calcext:value-type="float">
            <text:p>5.594573187863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1210832" calcext:value-type="float">
            <text:p>121083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5188265278436" calcext:value-type="float">
            <text:p>5.55188265278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192212" calcext:value-type="float">
            <text:p>119221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61918666466408" calcext:value-type="float">
            <text:p>5.619186664664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1217135" calcext:value-type="float">
            <text:p>121713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2933404097314" calcext:value-type="float">
            <text:p>5.529334040973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1233146" calcext:value-type="float">
            <text:p>123314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7257656770023" calcext:value-type="float">
            <text:p>5.472576567700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209109" calcext:value-type="float">
            <text:p>120910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5806701445901" calcext:value-type="float">
            <text:p>5.558067014459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1359162" calcext:value-type="float">
            <text:p>135916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5000931446278" calcext:value-type="float">
            <text:p>5.05000931446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1387011" calcext:value-type="float">
            <text:p>138701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6192249940351" calcext:value-type="float">
            <text:p>4.961922499403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1226880" calcext:value-type="float">
            <text:p>122688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9470068434568" calcext:value-type="float">
            <text:p>5.494700684345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1204786" calcext:value-type="float">
            <text:p>120478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7362243051839" calcext:value-type="float">
            <text:p>5.573622430518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207933" calcext:value-type="float">
            <text:p>120793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6229309204492" calcext:value-type="float">
            <text:p>5.56229309204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1207685" calcext:value-type="float">
            <text:p>120768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6318483098618" calcext:value-type="float">
            <text:p>5.56318483098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1206934" calcext:value-type="float">
            <text:p>120693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6588633516904" calcext:value-type="float">
            <text:p>5.56588633516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187821" calcext:value-type="float">
            <text:p>11878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27308992239545" calcext:value-type="float">
            <text:p>5.27308992239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337535" calcext:value-type="float">
            <text:p>13375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5754836067977" calcext:value-type="float">
            <text:p>4.757548360679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203854" calcext:value-type="float">
            <text:p>12038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21486171216051" calcext:value-type="float">
            <text:p>5.21486171216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218432" calcext:value-type="float">
            <text:p>12184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6258694860019" calcext:value-type="float">
            <text:p>5.16258694860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1216679" calcext:value-type="float">
            <text:p>12166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688397917625" calcext:value-type="float">
            <text:p>5.1688397917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211250" calcext:value-type="float">
            <text:p>12112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8826201269141" calcext:value-type="float">
            <text:p>5.188262012691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1211412" calcext:value-type="float">
            <text:p>12114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8768119946882" calcext:value-type="float">
            <text:p>5.187681199468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1384600" calcext:value-type="float">
            <text:p>13846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735664052545" calcext:value-type="float">
            <text:p>4.60735664052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1431324" calcext:value-type="float">
            <text:p>14313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6322037872206" calcext:value-type="float">
            <text:p>4.463220378722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370788" calcext:value-type="float">
            <text:p>13707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5089697405991" calcext:value-type="float">
            <text:p>4.65089697405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395149" calcext:value-type="float">
            <text:p>13951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7439399186291" calcext:value-type="float">
            <text:p>4.574393991862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221303" calcext:value-type="float">
            <text:p>12213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5236567429715" calcext:value-type="float">
            <text:p>5.152365674297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205291" calcext:value-type="float">
            <text:p>12052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20968077664598" calcext:value-type="float">
            <text:p>5.209680776645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1240889" calcext:value-type="float">
            <text:p>12408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8327056600803" calcext:value-type="float">
            <text:p>5.083270566008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208035" calcext:value-type="float">
            <text:p>12080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9980474189648" calcext:value-type="float">
            <text:p>5.19980474189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1216684" calcext:value-type="float">
            <text:p>12166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6882194426166" calcext:value-type="float">
            <text:p>5.16882194426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1352057" calcext:value-type="float">
            <text:p>13520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1064990355736" calcext:value-type="float">
            <text:p>4.710649903557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440108" calcext:value-type="float">
            <text:p>14401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3664928367962" calcext:value-type="float">
            <text:p>4.436649283679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1538756" calcext:value-type="float">
            <text:p>15387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489023196093" calcext:value-type="float">
            <text:p>4.1489023196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1439467" calcext:value-type="float">
            <text:p>14394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3858278266817" calcext:value-type="float">
            <text:p>4.43858278266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1411069" calcext:value-type="float">
            <text:p>14110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2511740446346" calcext:value-type="float">
            <text:p>4.52511740446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1524514" calcext:value-type="float">
            <text:p>15245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892857437151" calcext:value-type="float">
            <text:p>4.1892857437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1392236" calcext:value-type="float">
            <text:p>13922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834713190807" calcext:value-type="float">
            <text:p>4.58347131908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409418" calcext:value-type="float">
            <text:p>14094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3020177657024" calcext:value-type="float">
            <text:p>4.53020177657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1406305" calcext:value-type="float">
            <text:p>14063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3980470464945" calcext:value-type="float">
            <text:p>4.53980470464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399919" calcext:value-type="float">
            <text:p>13999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957083414523" calcext:value-type="float">
            <text:p>4.559570834145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419665" calcext:value-type="float">
            <text:p>14196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9874115829167" calcext:value-type="float">
            <text:p>4.49874115829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493572" calcext:value-type="float">
            <text:p>14935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7833828030939" calcext:value-type="float">
            <text:p>4.27833828030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393045" calcext:value-type="float">
            <text:p>13930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8094845517046" calcext:value-type="float">
            <text:p>4.580948455170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821025" calcext:value-type="float">
            <text:p>18210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174408326642" calcext:value-type="float">
            <text:p>3.41744083266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483363" calcext:value-type="float">
            <text:p>14833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0812549263913" calcext:value-type="float">
            <text:p>4.30812549263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1496742" calcext:value-type="float">
            <text:p>14967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6913045783091" calcext:value-type="float">
            <text:p>4.269130457830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1458714" calcext:value-type="float">
            <text:p>14587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8089840214054" calcext:value-type="float">
            <text:p>4.380898402140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381196" calcext:value-type="float">
            <text:p>13811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1804679383273" calcext:value-type="float">
            <text:p>4.618046793832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1406052" calcext:value-type="float">
            <text:p>14060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4058608840847" calcext:value-type="float">
            <text:p>4.540586088408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374142" calcext:value-type="float">
            <text:p>13741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4028377505503" calcext:value-type="float">
            <text:p>4.640283775055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1374365" calcext:value-type="float">
            <text:p>13743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3957904576253" calcext:value-type="float">
            <text:p>4.63957904576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1457752" calcext:value-type="float">
            <text:p>14577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8376345393091" calcext:value-type="float">
            <text:p>4.383763453930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1363241" calcext:value-type="float">
            <text:p>13632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7487352134509" calcext:value-type="float">
            <text:p>4.674873521345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1518869" calcext:value-type="float">
            <text:p>15188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0539673048129" calcext:value-type="float">
            <text:p>4.205396730481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1422493" calcext:value-type="float">
            <text:p>14224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9009853391858" calcext:value-type="float">
            <text:p>4.4900985339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1368761" calcext:value-type="float">
            <text:p>13687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57323689373" calcext:value-type="float">
            <text:p>4.6573236893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1376415" calcext:value-type="float">
            <text:p>13764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3310594465868" calcext:value-type="float">
            <text:p>4.633105944658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1493958" calcext:value-type="float">
            <text:p>14939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772160310202" calcext:value-type="float">
            <text:p>4.27721603102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1306434" calcext:value-type="float">
            <text:p>13064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5972516920049" calcext:value-type="float">
            <text:p>4.859725169200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1229443" calcext:value-type="float">
            <text:p>12294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2351592746359" calcext:value-type="float">
            <text:p>5.12351592746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1229083" calcext:value-type="float">
            <text:p>12290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2478779536006" calcext:value-type="float">
            <text:p>5.124787795360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1226473" calcext:value-type="float">
            <text:p>12264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3401999388966" calcext:value-type="float">
            <text:p>5.134019993889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1220642" calcext:value-type="float">
            <text:p>12206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5471682192373" calcext:value-type="float">
            <text:p>5.154716821923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1303078" calcext:value-type="float">
            <text:p>13030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70895787192" calcext:value-type="float">
            <text:p>4.870895787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216877" calcext:value-type="float">
            <text:p>121687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3025472646483" calcext:value-type="float">
            <text:p>5.53025472646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232554" calcext:value-type="float">
            <text:p>123255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7466199851685" calcext:value-type="float">
            <text:p>5.474661998516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437902" calcext:value-type="float">
            <text:p>14379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0542867517775" calcext:value-type="float">
            <text:p>4.805428675177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822497" calcext:value-type="float">
            <text:p>182249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7760533319513" calcext:value-type="float">
            <text:p>3.77605333195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1457250" calcext:value-type="float">
            <text:p>145725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4738091305035" calcext:value-type="float">
            <text:p>4.747380913050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238097" calcext:value-type="float">
            <text:p>123809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5517484025603" calcext:value-type="float">
            <text:p>5.455174840256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211136" calcext:value-type="float">
            <text:p>121113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5079241936102" calcext:value-type="float">
            <text:p>5.55079241936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1248122" calcext:value-type="float">
            <text:p>124812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201511695556" calcext:value-type="float">
            <text:p>5.420151169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380422" calcext:value-type="float">
            <text:p>138042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8260283203245" calcext:value-type="float">
            <text:p>4.982602832032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1258182" calcext:value-type="float">
            <text:p>125818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852868757469" calcext:value-type="float">
            <text:p>5.3852868757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348513" calcext:value-type="float">
            <text:p>134851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8417017780836" calcext:value-type="float">
            <text:p>5.084170177808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1222760" calcext:value-type="float">
            <text:p>122276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0930932032958" calcext:value-type="float">
            <text:p>5.509309320329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1533644" calcext:value-type="float">
            <text:p>15336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5254759540885" calcext:value-type="float">
            <text:p>4.52547595408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4571388" calcext:value-type="float">
            <text:p>45713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21775928628501" calcext:value-type="float">
            <text:p>-0.217759286285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2634792" calcext:value-type="float">
            <text:p>26347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17525819170251" calcext:value-type="float">
            <text:p>2.17525819170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2060987" calcext:value-type="float">
            <text:p>206098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24196902889488" calcext:value-type="float">
            <text:p>3.24196902889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2725924" calcext:value-type="float">
            <text:p>272592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02758411956607" calcext:value-type="float">
            <text:p>2.027584119566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3298902" calcext:value-type="float">
            <text:p>32989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19902741082303" calcext:value-type="float">
            <text:p>1.199027410823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2479252" calcext:value-type="float">
            <text:p>247925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43951483047775" calcext:value-type="float">
            <text:p>2.439514830477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2211327" calcext:value-type="float">
            <text:p>221132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93619186668558" calcext:value-type="float">
            <text:p>2.936191866685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2321622" calcext:value-type="float">
            <text:p>232162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7248064475087" calcext:value-type="float">
            <text:p>2.7248064475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1688179" calcext:value-type="float">
            <text:p>168817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10853661709048" calcext:value-type="float">
            <text:p>4.10853661709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4268024" calcext:value-type="float">
            <text:p>426802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0804530240766055" calcext:value-type="float">
            <text:p>0.0804530240766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115143" calcext:value-type="float">
            <text:p>211514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73630269971763" calcext:value-type="float">
            <text:p>3.736302699717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693467" calcext:value-type="float">
            <text:p>16934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70193266217809" calcext:value-type="float">
            <text:p>4.701932662178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858162" calcext:value-type="float">
            <text:p>185816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29886429964149" calcext:value-type="float">
            <text:p>4.298864299641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798600" calcext:value-type="float">
            <text:p>17986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44035415258578" calcext:value-type="float">
            <text:p>4.44035415258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2617879" calcext:value-type="float">
            <text:p>26178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81020435019192" calcext:value-type="float">
            <text:p>2.81020435019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648274" calcext:value-type="float">
            <text:p>16482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81940596248698" calcext:value-type="float">
            <text:p>4.819405962486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666397" calcext:value-type="float">
            <text:p>166639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77191529252197" calcext:value-type="float">
            <text:p>4.771915292521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1849363" calcext:value-type="float">
            <text:p>18493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31947839837767" calcext:value-type="float">
            <text:p>4.319478398377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186065" calcext:value-type="float">
            <text:p>218606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59306933308959" calcext:value-type="float">
            <text:p>3.593069333089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1638825" calcext:value-type="float">
            <text:p>163882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84437423915035" calcext:value-type="float">
            <text:p>4.844374239150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737184" calcext:value-type="float">
            <text:p>173718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59124183613425" calcext:value-type="float">
            <text:p>4.591241836134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1588988" calcext:value-type="float">
            <text:p>158898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7849386897967" calcext:value-type="float">
            <text:p>4.978493868979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1631127" calcext:value-type="float">
            <text:p>16311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8648222769063" calcext:value-type="float">
            <text:p>4.8648222769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1519920" calcext:value-type="float">
            <text:p>151992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17149274597094" calcext:value-type="float">
            <text:p>5.171492745970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1279296" calcext:value-type="float">
            <text:p>127929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1998962364333" calcext:value-type="float">
            <text:p>5.91998962364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1245137" calcext:value-type="float">
            <text:p>12451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3752865698917" calcext:value-type="float">
            <text:p>6.037528656989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1216550" calcext:value-type="float">
            <text:p>12165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3840041272344" calcext:value-type="float">
            <text:p>6.138400412723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1244173" calcext:value-type="float">
            <text:p>12441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4089231922073" calcext:value-type="float">
            <text:p>6.040892319220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1286255" calcext:value-type="float">
            <text:p>128625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964292834925" calcext:value-type="float">
            <text:p>5.89642928349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1238226" calcext:value-type="float">
            <text:p>123822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61700853424" calcext:value-type="float">
            <text:p>6.061700853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246515" calcext:value-type="float">
            <text:p>124651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3853500159205" calcext:value-type="float">
            <text:p>6.738535001592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415977" calcext:value-type="float">
            <text:p>141597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8494810056424" calcext:value-type="float">
            <text:p>6.18494810056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229048" calcext:value-type="float">
            <text:p>122904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9982164711895" calcext:value-type="float">
            <text:p>6.79982164711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219354" calcext:value-type="float">
            <text:p>121935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3421201852826" calcext:value-type="float">
            <text:p>6.834212018528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281270" calcext:value-type="float">
            <text:p>128127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1910351556747" calcext:value-type="float">
            <text:p>6.619103515567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538420" calcext:value-type="float">
            <text:p>153842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82476091886774" calcext:value-type="float">
            <text:p>5.824760918867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277548" calcext:value-type="float">
            <text:p>127754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3173782720408" calcext:value-type="float">
            <text:p>6.631737827204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1267130" calcext:value-type="float">
            <text:p>126713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6729835935135" calcext:value-type="float">
            <text:p>6.667298359351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1222510" calcext:value-type="float">
            <text:p>122251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2298588842376" calcext:value-type="float">
            <text:p>6.82298588842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1230488" calcext:value-type="float">
            <text:p>123048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9473626414104" calcext:value-type="float">
            <text:p>6.79473626414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263427" calcext:value-type="float">
            <text:p>126342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8000855409786" calcext:value-type="float">
            <text:p>6.680008554097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311139" calcext:value-type="float">
            <text:p>131113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1902273407158" calcext:value-type="float">
            <text:p>6.519022734071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1481812" calcext:value-type="float">
            <text:p>148181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98757901673311" calcext:value-type="float">
            <text:p>5.987579016733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3536108" calcext:value-type="float">
            <text:p>353610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2.21025488345669" calcext:value-type="float">
            <text:p>2.210254883456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1450723" calcext:value-type="float">
            <text:p>145072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07966512655319" calcext:value-type="float">
            <text:p>6.07966512655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1307698" calcext:value-type="float">
            <text:p>130769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3043549608948" calcext:value-type="float">
            <text:p>6.53043549608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1679968" calcext:value-type="float">
            <text:p>167996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44249999763371" calcext:value-type="float">
            <text:p>5.442499997633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255428" calcext:value-type="float">
            <text:p>12554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5116886956839" calcext:value-type="float">
            <text:p>7.251168869568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281233" calcext:value-type="float">
            <text:p>12812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6280581499564" calcext:value-type="float">
            <text:p>7.16280581499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262964" calcext:value-type="float">
            <text:p>12629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2517726076065" calcext:value-type="float">
            <text:p>7.22517726076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383486" calcext:value-type="float">
            <text:p>13834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2933928800102" calcext:value-type="float">
            <text:p>6.82933928800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175449" calcext:value-type="float">
            <text:p>11754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53704906673278" calcext:value-type="float">
            <text:p>7.53704906673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1188190" calcext:value-type="float">
            <text:p>11881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49022804551708" calcext:value-type="float">
            <text:p>7.490228045517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254659" calcext:value-type="float">
            <text:p>125465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5382991252851" calcext:value-type="float">
            <text:p>7.25382991252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1267614" calcext:value-type="float">
            <text:p>12676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0921670460497" calcext:value-type="float">
            <text:p>7.209216704604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261830" calcext:value-type="float">
            <text:p>12618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2907848973691" calcext:value-type="float">
            <text:p>7.229078489736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344866" calcext:value-type="float">
            <text:p>13448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522968333237" calcext:value-type="float">
            <text:p>6.95229683332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1270146" calcext:value-type="float">
            <text:p>12701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0055052661287" calcext:value-type="float">
            <text:p>7.20055052661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1663020" calcext:value-type="float">
            <text:p>16630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0301122530232" calcext:value-type="float">
            <text:p>6.0301122530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1269988" calcext:value-type="float">
            <text:p>12699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0109080148206" calcext:value-type="float">
            <text:p>7.201090801482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1220607" calcext:value-type="float">
            <text:p>12206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733284127275" calcext:value-type="float">
            <text:p>7.3733284127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295510" calcext:value-type="float">
            <text:p>12955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1467927874956" calcext:value-type="float">
            <text:p>7.11467927874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335623" calcext:value-type="float">
            <text:p>13356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8224808331189" calcext:value-type="float">
            <text:p>6.982248083311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203874" calcext:value-type="float">
            <text:p>12038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43327662393921" calcext:value-type="float">
            <text:p>7.43327662393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211828" calcext:value-type="float">
            <text:p>12118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40467714608519" calcext:value-type="float">
            <text:p>7.404677146085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221400" calcext:value-type="float">
            <text:p>12214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7050781855022" calcext:value-type="float">
            <text:p>7.370507818550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197545" calcext:value-type="float">
            <text:p>11975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45616855691738" calcext:value-type="float">
            <text:p>7.456168556917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1192478" calcext:value-type="float">
            <text:p>11924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4745832201801" calcext:value-type="float">
            <text:p>7.47458322018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490342" calcext:value-type="float">
            <text:p>149034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50622756841181" calcext:value-type="float">
            <text:p>6.50622756841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1462292" calcext:value-type="float">
            <text:p>14622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58874593479654" calcext:value-type="float">
            <text:p>6.588745934796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1683606" calcext:value-type="float">
            <text:p>16836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97668232706496" calcext:value-type="float">
            <text:p>5.976682327064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1293294" calcext:value-type="float">
            <text:p>129329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2211434766135" calcext:value-type="float">
            <text:p>7.122114347661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324890" calcext:value-type="float">
            <text:p>13248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1728875374966" calcext:value-type="float">
            <text:p>7.017288753749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1406194" calcext:value-type="float">
            <text:p>140619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5863456975162" calcext:value-type="float">
            <text:p>6.75863456975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1304668" calcext:value-type="float">
            <text:p>130466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8408687075798" calcext:value-type="float">
            <text:p>7.084086870757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1253836" calcext:value-type="float">
            <text:p>12538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5667962417976" calcext:value-type="float">
            <text:p>7.25667962417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1224103" calcext:value-type="float">
            <text:p>122410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6090735220341" calcext:value-type="float">
            <text:p>7.360907352203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195554" calcext:value-type="float">
            <text:p>119555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91981812311095" calcext:value-type="float">
            <text:p>6.91981812311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177308" calcext:value-type="float">
            <text:p>117730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98660914004153" calcext:value-type="float">
            <text:p>6.986609140041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172367" calcext:value-type="float">
            <text:p>117236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7.00487423796393" calcext:value-type="float">
            <text:p>7.004874237963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207824" calcext:value-type="float">
            <text:p>120782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754735415208" calcext:value-type="float">
            <text:p>6.8754735415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1190161" calcext:value-type="float">
            <text:p>119016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93945294227757" calcext:value-type="float">
            <text:p>6.939452942277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205617" calcext:value-type="float">
            <text:p>120561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8341645944369" calcext:value-type="float">
            <text:p>6.883416459443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1382846" calcext:value-type="float">
            <text:p>138284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8777191334895" calcext:value-type="float">
            <text:p>6.28777191334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1289523" calcext:value-type="float">
            <text:p>128952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9121916492362" calcext:value-type="float">
            <text:p>6.591219164923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1229191" calcext:value-type="float">
            <text:p>122919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993163739459" calcext:value-type="float">
            <text:p>6.79931637394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1223533" calcext:value-type="float">
            <text:p>122353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1935321899897" calcext:value-type="float">
            <text:p>6.81935321899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208460" calcext:value-type="float">
            <text:p>120846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7318729291038" calcext:value-type="float">
            <text:p>6.873187292910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1200592" calcext:value-type="float">
            <text:p>120059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90155563974011" calcext:value-type="float">
            <text:p>6.901555639740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1354430" calcext:value-type="float">
            <text:p>135443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779444450466" calcext:value-type="float">
            <text:p>6.3779444450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1218789" calcext:value-type="float">
            <text:p>121878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3622483226943" calcext:value-type="float">
            <text:p>6.836224832269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202841" calcext:value-type="float">
            <text:p>120284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9342786105952" calcext:value-type="float">
            <text:p>6.893427861059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1331418" calcext:value-type="float">
            <text:p>133141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5236585069476" calcext:value-type="float">
            <text:p>6.45236585069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1205272" calcext:value-type="float">
            <text:p>120527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8465941668709" calcext:value-type="float">
            <text:p>6.884659416687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316660" calcext:value-type="float">
            <text:p>131666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949636239419" calcext:value-type="float">
            <text:p>5.79496362394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261933" calcext:value-type="float">
            <text:p>126193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7933706878552" calcext:value-type="float">
            <text:p>5.97933706878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408545" calcext:value-type="float">
            <text:p>140854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0199278012807" calcext:value-type="float">
            <text:p>5.501992780128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247022" calcext:value-type="float">
            <text:p>124702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309588895345" calcext:value-type="float">
            <text:p>6.0309588895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237685" calcext:value-type="float">
            <text:p>12376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6359876751258" calcext:value-type="float">
            <text:p>6.06359876751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1214697" calcext:value-type="float">
            <text:p>121469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450204544616" calcext:value-type="float">
            <text:p>6.1450204544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201443" calcext:value-type="float">
            <text:p>120144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9266832918679" calcext:value-type="float">
            <text:p>6.192668329186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1222152" calcext:value-type="float">
            <text:p>122215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1844781526006" calcext:value-type="float">
            <text:p>6.118447815260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1208795" calcext:value-type="float">
            <text:p>120879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6617349395603" calcext:value-type="float">
            <text:p>6.166173493956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203869" calcext:value-type="float">
            <text:p>120386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8390772956093" calcext:value-type="float">
            <text:p>6.18390772956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188010" calcext:value-type="float">
            <text:p>118801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24149908028773" calcext:value-type="float">
            <text:p>6.241499080287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1208581" calcext:value-type="float">
            <text:p>120858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6694241876847" calcext:value-type="float">
            <text:p>6.166942418768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1251376" calcext:value-type="float">
            <text:p>125137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158218289982" calcext:value-type="float">
            <text:p>6.0158218289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1288948" calcext:value-type="float">
            <text:p>128894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8734607361663" calcext:value-type="float">
            <text:p>5.887346073616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1237016" calcext:value-type="float">
            <text:p>12370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6594687353" calcext:value-type="float">
            <text:p>6.065946873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1471481" calcext:value-type="float">
            <text:p>147148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1215345544581" calcext:value-type="float">
            <text:p>5.31215345544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1243143" calcext:value-type="float">
            <text:p>124314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4448915486147" calcext:value-type="float">
            <text:p>6.04448915486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1236472" calcext:value-type="float">
            <text:p>12364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6785718158053" calcext:value-type="float">
            <text:p>6.067857181580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1195563" calcext:value-type="float">
            <text:p>11955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21397538203366" calcext:value-type="float">
            <text:p>6.213975382033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1197658" calcext:value-type="float">
            <text:p>119765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20637184544431" calcext:value-type="float">
            <text:p>6.206371845444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5T09:05:44.253579857</dc:date>
    <meta:editing-duration>PT2M5S</meta:editing-duration>
    <meta:editing-cycles>1</meta:editing-cycles>
    <meta:document-statistic meta:table-count="1" meta:cell-count="12029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52.992cm" svg:height="9.005cm" xlink:href=".." xlink:type="simple" chart:class="chart:line" chart:style-name="ch1">
        <chart:plot-area chart:style-name="ch2" table:cell-range-address="guk.F7:guk.F2009" svg:x="1.059cm" svg:y="0.18cm" svg:width="50.874cm" svg:height="8.645cm">
          <chartooo:coordinate-region svg:x="1.68cm" svg:y="0.379cm" svg:width="50.253cm" svg:height="8.24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guk.F7:guk.F2009" chart:class="chart:line">
            <chart:data-point chart:repeated="200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.06631784600831">
                <text:p>-5.06631784600831</text:p>
                <draw:g>
                  <svg:desc>guk.F7:guk.F20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9809221211323">
                <text:p>4.598092212113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7694743197516">
                <text:p>4.276947431975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87185708337675">
                <text:p>4.87185708337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7506669954924">
                <text:p>3.675066699549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86516396608816">
                <text:p>-1.865163966088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8497871619073">
                <text:p>5.38497871619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23041491435908">
                <text:p>5.23041491435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38417143637512">
                <text:p>5.38417143637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81351318132677">
                <text:p>4.813513181326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88225426709343">
                <text:p>4.882254267093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9707550124156">
                <text:p>5.597075501241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70224149263871">
                <text:p>5.702241492638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5768960040234">
                <text:p>5.357689600402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3887650296659">
                <text:p>5.38876502966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92436363824158">
                <text:p>4.92436363824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55684713498425">
                <text:p>5.55684713498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77753332533079">
                <text:p>5.777533325330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41412305441757">
                <text:p>5.41412305441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09359834039647">
                <text:p>5.093598340396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515734232422">
                <text:p>4.5157342324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95447361381369">
                <text:p>4.954473613813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92178864566648">
                <text:p>4.921788645666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56644625447173">
                <text:p>4.566446254471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31521545513361">
                <text:p>4.315215455133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85021173000271">
                <text:p>4.850211730002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59381787917098">
                <text:p>4.593817879170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77382439776006">
                <text:p>4.77382439776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87907217262597">
                <text:p>4.879072172625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1948083758614">
                <text:p>4.819480837586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34894908092022">
                <text:p>4.348949080920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80881637915889">
                <text:p>0.5808816379158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42566180549419">
                <text:p>4.425661805494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3137660565734">
                <text:p>4.131376605657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51727719491009">
                <text:p>4.517277194910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850872587022">
                <text:p>4.58508725870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65251766586245">
                <text:p>4.652517665862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80116907300627">
                <text:p>4.801169073006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15168929024551">
                <text:p>5.151689290245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77320662310293">
                <text:p>3.773206623102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0316623055638">
                <text:p>5.03166230556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66376988346705">
                <text:p>4.663769883467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41902502128909">
                <text:p>4.419025021289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5581411011543">
                <text:p>4.455814110115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61827633645389">
                <text:p>4.618276336453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74654531926899">
                <text:p>4.746545319268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95530836626596">
                <text:p>4.955308366265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4899245134523">
                <text:p>4.48992451345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64786605457015">
                <text:p>4.647866054570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0156257644091">
                <text:p>4.901562576440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40121101441019">
                <text:p>3.401211014410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70848869683497">
                <text:p>4.708488696834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43711674353384">
                <text:p>4.437116743533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53585669759866">
                <text:p>4.535856697598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87225913094377">
                <text:p>4.872259130943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77179997020878">
                <text:p>4.771799970208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79393336355981">
                <text:p>4.793933363559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8747799637272">
                <text:p>2.887477996372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25421865678732">
                <text:p>4.254218656787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58948344830141">
                <text:p>4.58948344830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07994956334962">
                <text:p>3.079949563349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64484674025786">
                <text:p>4.644846740257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68992995840503">
                <text:p>4.689929958405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23967488814058">
                <text:p>4.239674888140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70149222669815">
                <text:p>4.701492226698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74232726320594">
                <text:p>4.742327263205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86849680822314">
                <text:p>4.868496808223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82748333771057">
                <text:p>4.827483337710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0445159041586">
                <text:p>1.504451590415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90286362895665">
                <text:p>3.902863628956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42104589773746">
                <text:p>3.421045897737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8531182160011">
                <text:p>4.85311821600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74702468229724">
                <text:p>4.747024682297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88488955530946">
                <text:p>4.884889555309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8540211379097">
                <text:p>4.85402113790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4152423530571">
                <text:p>4.41524235305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82167647398546">
                <text:p>4.821676473985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58540890035021">
                <text:p>4.585408900350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86690488433851">
                <text:p>4.866904884338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95083517721801">
                <text:p>4.950835177218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27134784530039">
                <text:p>4.271347845300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9628901282592">
                <text:p>3.196289012825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9054860862596">
                <text:p>3.990548608625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53601714081352">
                <text:p>4.536017140813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97909337707309">
                <text:p>3.979093377073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1324817838929">
                <text:p>4.13248178389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31287693285783">
                <text:p>4.312876932857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65127083898067">
                <text:p>4.651270838980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77465786868871">
                <text:p>4.774657868688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81434079499572">
                <text:p>4.814340794995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74002734894456">
                <text:p>4.740027348944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78646457654531">
                <text:p>4.786464576545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44749643091362">
                <text:p>3.447496430913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22240864756354">
                <text:p>5.222408647563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22021157388113">
                <text:p>5.220211573881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02597372036688">
                <text:p>5.025973720366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0363516872324">
                <text:p>5.03635168723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31503829757353">
                <text:p>5.315038297573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5107237781473">
                <text:p>4.851072377814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15508592038536">
                <text:p>5.155085920385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14623341288781">
                <text:p>5.146233412887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89236655571438">
                <text:p>4.892366555714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62990886500951">
                <text:p>4.629908865009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1542937192244">
                <text:p>3.15429371922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72920382038384">
                <text:p>4.729203820383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86373015245791">
                <text:p>4.863730152457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09267429235559">
                <text:p>5.092674292355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84763995892015">
                <text:p>4.847639958920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80845912760227">
                <text:p>4.808459127602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83858834244434">
                <text:p>4.838588342444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8434789299908">
                <text:p>4.84347892999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24309971975249">
                <text:p>4.243099719752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82131748035314">
                <text:p>4.821317480353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54099064680876">
                <text:p>4.540990646808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57377622711775">
                <text:p>4.573776227117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45876446697917">
                <text:p>4.458764466979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99710545577281">
                <text:p>4.997105455772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17126702111394">
                <text:p>5.171267021113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52394875554862">
                <text:p>5.523948755548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83574105908633">
                <text:p>4.835741059086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50213153014227">
                <text:p>5.502131530142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19960089343398">
                <text:p>0.7199600893433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41133837204284">
                <text:p>3.411338372042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27144190613278">
                <text:p>4.271441906132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23582002840971">
                <text:p>5.235820028409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40984412633015">
                <text:p>4.40984412633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04048476848502">
                <text:p>5.040484768485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06932900387028">
                <text:p>0.7069329003870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91548124349002">
                <text:p>4.915481243490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94770498784188">
                <text:p>4.947704987841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28913453504245">
                <text:p>5.289134535042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41878172673374">
                <text:p>5.418781726733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90006518525692">
                <text:p>4.900065185256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80094784530457">
                <text:p>5.800947845304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86411584723115">
                <text:p>5.864115847231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94553574056202">
                <text:p>5.945535740562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65177949240743">
                <text:p>6.651779492407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57895052354684">
                <text:p>6.578950523546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55967936573247">
                <text:p>6.559679365732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63819475752042">
                <text:p>6.638194757520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57399304375847">
                <text:p>6.573993043758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96314027415028">
                <text:p>5.963140274150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46714124247648">
                <text:p>6.467141242476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61085438048012">
                <text:p>6.610854380480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61600655987191">
                <text:p>6.616006559871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03668623292695">
                <text:p>6.036686232926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59920498478015">
                <text:p>6.599204984780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67697779654577">
                <text:p>6.676977796545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60114888279092">
                <text:p>6.601148882790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60502239803729">
                <text:p>6.605022398037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65211419113549">
                <text:p>6.652114191135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60981926593802">
                <text:p>6.609819265938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5664853735449">
                <text:p>6.56648537354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43334703374289">
                <text:p>6.433347033742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06417326685671">
                <text:p>7.064173266856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15357541662136">
                <text:p>7.153575416621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21013841746952">
                <text:p>7.210138417469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11382787670751">
                <text:p>7.113827876707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08665411409137">
                <text:p>7.086654114091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18868827223788">
                <text:p>7.188688272237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53575681514292">
                <text:p>6.535756815142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11789868464533">
                <text:p>7.117898684645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48465599729005">
                <text:p>6.484655997290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20146356193414">
                <text:p>7.201463561934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92207494158523">
                <text:p>5.922074941585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4001818525032">
                <text:p>6.40018185250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49988247080324">
                <text:p>6.499882470803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06712332408956">
                <text:p>7.067123324089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18854846768738">
                <text:p>7.188548467687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19194255675362">
                <text:p>7.191942556753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88885826749236">
                <text:p>6.888858267492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40581616167406">
                <text:p>6.405816161674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05290527471858">
                <text:p>7.052905274718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1170533595618">
                <text:p>7.11705335956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21294930743304">
                <text:p>7.212949307433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09997083272153">
                <text:p>7.099970832721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29169912529242">
                <text:p>6.291699125292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07684949247808">
                <text:p>7.076849492478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18485380328323">
                <text:p>7.184853803283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48804117379055">
                <text:p>6.488041173790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16725193493374">
                <text:p>7.167251934933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15698966430065">
                <text:p>7.156989664300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84288376640673">
                <text:p>6.842883766406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65782132594797">
                <text:p>5.657821325947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29783343000631">
                <text:p>6.297833430006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0719962043322">
                <text:p>6.07199620433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97784474787294">
                <text:p>2.977844747872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00176100585166">
                <text:p>6.001761005851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19686917822893">
                <text:p>5.196869178228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93489572657266">
                <text:p>5.934895726572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69596789302942">
                <text:p>4.695967893029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09194559830644">
                <text:p>5.091945598306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54064157451103">
                <text:p>0.2540641574511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97771880469285">
                <text:p>4.977718804692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00808457043045">
                <text:p>6.008084570430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35436722557068">
                <text:p>6.354367225570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50350895297827">
                <text:p>6.503508952978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40010310470467">
                <text:p>6.400103104704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49129107604165">
                <text:p>6.491291076041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31539622838941">
                <text:p>6.315396228389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13097027010246">
                <text:p>2.130970270102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3115012426498">
                <text:p>5.31150124264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3529350855657">
                <text:p>5.35293508556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26806700194953">
                <text:p>3.268067001949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35958590566835">
                <text:p>1.359585905668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12206857102658">
                <text:p>5.122068571026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52528149199092">
                <text:p>5.525281491990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38752758396209">
                <text:p>5.387527583962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46107669686147">
                <text:p>5.461076696861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55384435201038">
                <text:p>5.553844352010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43723264566685">
                <text:p>5.437232645666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4456063983086">
                <text:p>5.44560639830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5503250403274">
                <text:p>3.55032504032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46930380043212">
                <text:p>5.469303800432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8212193755261">
                <text:p>5.82121937552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95312668707995">
                <text:p>5.953126687079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69300731948796">
                <text:p>5.693007319487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80956401492709">
                <text:p>5.809564014927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72010427209467">
                <text:p>5.720104272094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65876156444374">
                <text:p>5.658761564443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0162857939649">
                <text:p>2.201628579396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32696098876169">
                <text:p>1.326960988761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31057746064673">
                <text:p>4.3105774606467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62568459797749">
                <text:p>4.625684597977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60390953722876">
                <text:p>4.603909537228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74269851157545">
                <text:p>4.742698511575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38359929205152">
                <text:p>5.383599292051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26295257099263">
                <text:p>5.262952570992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22554497588983">
                <text:p>5.2255449758898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29181831291995">
                <text:p>5.291818312919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00547216040526">
                <text:p>5.005472160405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33356423905398">
                <text:p>5.333564239053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2458745224829">
                <text:p>5.24587452248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48101596260071">
                <text:p>4.481015962600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26411722015601">
                <text:p>5.264117220156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33296737313012">
                <text:p>5.332967373130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14442066319678">
                <text:p>5.144420663196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32092481136536">
                <text:p>5.320924811365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36615454240331">
                <text:p>5.366154542403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76730170609503">
                <text:p>4.767301706095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24460447575191">
                <text:p>5.244604475751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22228563524783">
                <text:p>5.222285635247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31676060255415">
                <text:p>5.316760602554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8621991337081">
                <text:p>4.86219913370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9317410059304">
                <text:p>4.93174100593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23957690173507">
                <text:p>4.239576901735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36439123291362">
                <text:p>4.364391232913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61479362441818">
                <text:p>4.614793624418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96972043798329">
                <text:p>4.969720437983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01604663659103">
                <text:p>5.016046636591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08991497229401">
                <text:p>2.089914972294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15754738255678">
                <text:p>4.157547382556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35061847344808">
                <text:p>4.350618473448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64948418203536">
                <text:p>4.649484182035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1463206149748">
                <text:p>4.14632061497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2863598015715">
                <text:p>3.286359801571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18025608356167">
                <text:p>4.180256083561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92938701067259">
                <text:p>3.929387010672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56139225612285">
                <text:p>4.561392256122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92747771869681">
                <text:p>4.927477718696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97084232301784">
                <text:p>4.970842323017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97757289460773">
                <text:p>4.9775728946077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54454458220074">
                <text:p>4.5445445822007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92506753697274">
                <text:p>4.9250675369727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97895647949638">
                <text:p>4.978956479496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93363752015348">
                <text:p>4.933637520153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89684055863583">
                <text:p>3.896840558635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71014242111315">
                <text:p>4.710142421113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53383006966697">
                <text:p>4.533830069666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94003633438822">
                <text:p>4.9400363343882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95066204840267">
                <text:p>4.950662048402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06526961572633">
                <text:p>5.065269615726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89443596414763">
                <text:p>4.894435964147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84066908262648">
                <text:p>4.840669082626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82303434048863">
                <text:p>4.823034340488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488486821665">
                <text:p>4.4884868216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7396781014109">
                <text:p>4.73967810141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70022630355202">
                <text:p>4.700226303552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64722390915595">
                <text:p>3.647223909155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35819089912557">
                <text:p>4.358190899125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46033883059314">
                <text:p>4.460338830593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63762978508476">
                <text:p>4.637629785084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83735731614082">
                <text:p>4.837357316140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88518045755465">
                <text:p>4.885180457554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834646261042">
                <text:p>4.8346462610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78365443164555">
                <text:p>4.783654431645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49416099226831">
                <text:p>4.4941609922683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25332233683773">
                <text:p>4.2533223368377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64404637266393">
                <text:p>4.644046372663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85411748898727">
                <text:p>3.854117488987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18769358964241">
                <text:p>4.1876935896424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75537667641275">
                <text:p>4.755376676412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81527188440899">
                <text:p>4.815271884408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0337628280933">
                <text:p>5.03376282809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86195810589393">
                <text:p>4.861958105893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88960033499538">
                <text:p>4.8896003349953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06790472476836">
                <text:p>5.067904724768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94926604865195">
                <text:p>4.949266048651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91538700997401">
                <text:p>4.915387009974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89214778145538">
                <text:p>4.8921477814553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.04721751048047">
                <text:p>5.047217510480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34598367919314">
                <text:p>4.3459836791931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84795715320291">
                <text:p>4.847957153202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.21644157985888">
                <text:p>5.2164415798588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89141450586724">
                <text:p>4.891414505867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.01114660490881">
                <text:p>5.0111466049088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54191152518259">
                <text:p>4.541911525182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81784185041987">
                <text:p>4.8178418504198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2.55827260065858">
                <text:p>-2.5582726006585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.01396601198799">
                <text:p>5.013966011987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.15326620046019">
                <text:p>5.153266200460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.36671474255793">
                <text:p>5.366714742557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.32081938212933">
                <text:p>5.320819382129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.02931792209695">
                <text:p>5.029317922096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58767941147254">
                <text:p>2.5876794114725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96493258114218">
                <text:p>4.964932581142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.94705901762042">
                <text:p>5.947059017620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.91548367717856">
                <text:p>5.915483677178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.03458901133669">
                <text:p>5.034589011336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75472045492367">
                <text:p>3.754720454923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73807989195973">
                <text:p>5.7380798919597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94477088812258">
                <text:p>5.9447708881225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95182355992943">
                <text:p>5.951823559929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88772345963504">
                <text:p>5.887723459635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90831899895978">
                <text:p>4.9083189989597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96743203835925">
                <text:p>5.967432038359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66755476092492">
                <text:p>5.6675547609249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98633583696942">
                <text:p>5.986335836969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99148878912684">
                <text:p>5.9914887891268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90352895447627">
                <text:p>5.9035289544762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59711016824277">
                <text:p>5.597110168242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84583229960092">
                <text:p>5.845832299600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29136926035744">
                <text:p>5.2913692603574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78905680987447">
                <text:p>5.7890568098744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81518729258395">
                <text:p>5.8151872925839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96367553491591">
                <text:p>5.963675534915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73963262215861">
                <text:p>6.7396326221586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.33095854801506">
                <text:p>6.330958548015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66977363798875">
                <text:p>6.669773637988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.73064378975352">
                <text:p>6.730643789753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.68512302632487">
                <text:p>6.6851230263248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02894636164031">
                <text:p>5.0289463616403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.13466686479554">
                <text:p>6.1346668647955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.69475608789088">
                <text:p>6.6947560878908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72956234584965">
                <text:p>6.7295623458496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.64088173559777">
                <text:p>6.6408817355977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.68581481946534">
                <text:p>6.685814819465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69252162992544">
                <text:p>6.6925216299254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.74185658966039">
                <text:p>6.7418565896603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.68954758482527">
                <text:p>6.689547584825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04561753770448">
                <text:p>6.0456175377044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6000784678774">
                <text:p>5.600078467877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.59414345971269">
                <text:p>6.594143459712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84323646168678">
                <text:p>6.8432364616867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.9195241547242">
                <text:p>6.919524154724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19537003687774">
                <text:p>7.1953700368777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20646643474926">
                <text:p>7.206466434749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94562381775588">
                <text:p>6.9456238177558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2623777267602">
                <text:p>7.26237772676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26897592518076">
                <text:p>7.2689759251807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1325401623464">
                <text:p>7.13254016234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16619001432877">
                <text:p>7.1661900143287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25987435465046">
                <text:p>7.2598743546504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.88506326452127">
                <text:p>6.885063264521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24067901011473">
                <text:p>7.2406790101147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0716617049901">
                <text:p>7.07166170499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.74571940871474">
                <text:p>6.7457194087147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1391326608351">
                <text:p>7.139132660835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18627471826345">
                <text:p>7.186274718263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.92478995575866">
                <text:p>6.924789955758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26342180269284">
                <text:p>7.2634218026928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2685209143324">
                <text:p>7.26852091433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20499782598058">
                <text:p>7.2049978259805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24591040726216">
                <text:p>7.245910407262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29846550237243">
                <text:p>7.2984655023724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.91511631238265">
                <text:p>6.915116312382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08984188524397">
                <text:p>3.0898418852439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.36918782001091">
                <text:p>5.369187820010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.27339586042877">
                <text:p>6.273395860428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00470908660739">
                <text:p>6.004709086607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02745578491858">
                <text:p>7.027455784918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65436439298216">
                <text:p>6.654364392982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37073800760612">
                <text:p>6.370738007606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.09952350511626">
                <text:p>5.0995235051162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91357580237963">
                <text:p>2.913575802379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2906789490321">
                <text:p>2.290678949032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.54595294402235">
                <text:p>5.5459529440223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.72036677905754">
                <text:p>5.7203667790575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.86691104259711">
                <text:p>5.866911042597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.96942644432401">
                <text:p>5.969426444324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0984399433824">
                <text:p>6.09843994338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47533676309187">
                <text:p>6.4753367630918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31244026616591">
                <text:p>6.3124402661659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49632756266471">
                <text:p>6.4963275626647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50929424116835">
                <text:p>6.5092942411683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47795897987084">
                <text:p>6.4779589798708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42230973158236">
                <text:p>6.4223097315823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.70223976683239">
                <text:p>5.7022397668323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16781455564276">
                <text:p>6.1678145556427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45928030441001">
                <text:p>6.459280304410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40005843482907">
                <text:p>6.4000584348290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.07754031228861">
                <text:p>5.0775403122886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.62980897888305">
                <text:p>5.629808978883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.85428490849082">
                <text:p>5.8542849084908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.54136068758627">
                <text:p>5.541360687586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.78623673097838">
                <text:p>5.7862367309783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.85612858044856">
                <text:p>5.856128580448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.75612527827315">
                <text:p>5.756125278273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.81408438490761">
                <text:p>5.8140843849076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.47150039997575">
                <text:p>5.471500399975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.24337747719234">
                <text:p>5.2433774771923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.79852441233918">
                <text:p>5.7985244123391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.85703138719638">
                <text:p>5.857031387196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.38135439013847">
                <text:p>5.3813543901384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.83396514505594">
                <text:p>5.8339651450559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72946091319798">
                <text:p>5.7294609131979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73777595464103">
                <text:p>5.7377759546410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81127105954306">
                <text:p>5.8112710595430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.82364730893142">
                <text:p>5.8236473089314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78045797547869">
                <text:p>5.7804579754786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.14889287385603">
                <text:p>5.148892873856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49577961984659">
                <text:p>4.4957796198465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51918350116819">
                <text:p>4.519183501168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75129187282581">
                <text:p>4.7512918728258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79827786509047">
                <text:p>4.798277865090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61702242369363">
                <text:p>4.617022423693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.13365232495156">
                <text:p>5.133652324951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.22969018441412">
                <text:p>5.2296901844141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.25242098004828">
                <text:p>5.2524209800482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.31385369648633">
                <text:p>5.313853696486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98880282270252">
                <text:p>4.9888028227025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.26754889702231">
                <text:p>5.267548897022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.25711503765328">
                <text:p>5.257115037653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85778060793886">
                <text:p>4.8577806079388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.01282901920644">
                <text:p>5.012829019206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.16863678191848">
                <text:p>5.1686367819184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.05455648562529">
                <text:p>5.0545564856252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.09727860357147">
                <text:p>5.0972786035714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.2227178263059">
                <text:p>5.222717826305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.14466227938114">
                <text:p>5.144662279381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.11216562179387">
                <text:p>5.1121656217938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.22191297593805">
                <text:p>5.221912975938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.29945724758553">
                <text:p>5.299457247585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.21769688787502">
                <text:p>5.2176968878750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.23107696219165">
                <text:p>5.2310769621916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.21227331023098">
                <text:p>5.2122733102309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34903700375558">
                <text:p>4.3490370037555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9769102964729">
                <text:p>4.976910296472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.07806588582946">
                <text:p>5.0780658858294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.04383517286342">
                <text:p>5.0438351728634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.08564062165305">
                <text:p>5.085640621653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.06630838592849">
                <text:p>5.066308385928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41835838356474">
                <text:p>4.4183583835647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90131420601687">
                <text:p>4.9013142060168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75436748878805">
                <text:p>4.754367488788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.05544844599487">
                <text:p>5.0554484459948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.05128785266296">
                <text:p>5.0512878526629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.08211926281778">
                <text:p>5.0821192628177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26212294996934">
                <text:p>4.262122949969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89266367339735">
                <text:p>4.8926636733973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.0467564044112">
                <text:p>5.04675640441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.07294075754126">
                <text:p>5.0729407575412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.08226272164491">
                <text:p>5.0822627216449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.02034951124511">
                <text:p>5.0203495112451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55542196195027">
                <text:p>4.5554219619502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.00298486950265">
                <text:p>5.002984869502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87110242791857">
                <text:p>4.8711024279185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.06926222106546">
                <text:p>5.0692622210654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.05163875965691">
                <text:p>5.051638759656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45324623922945">
                <text:p>4.4532462392294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45420598496816">
                <text:p>4.454205984968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65604836994865">
                <text:p>4.6560483699486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53298206621546">
                <text:p>4.5329820662154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.01051570930583">
                <text:p>5.0105157093058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.0702077332018">
                <text:p>5.07020773320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97875830943087">
                <text:p>4.9787583094308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.08301858298967">
                <text:p>5.0830185829896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0871054091724858">
                <text:p>-0.087105409172485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0356336744815">
                <text:p>4.703563367448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94812701101651">
                <text:p>4.9481270110165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04601891309168">
                <text:p>4.0460189130916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52902485096106">
                <text:p>4.5290248509610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72893629863808">
                <text:p>4.7289362986380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.03333913090934">
                <text:p>5.0333391309093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.07685305636137">
                <text:p>5.0768530563613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.05025614188383">
                <text:p>5.0502561418838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.05517720819978">
                <text:p>5.0551772081997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.10781786947418">
                <text:p>5.1078178694741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49032141241916">
                <text:p>4.490321412419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.04643018372052">
                <text:p>5.0464301837205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.08860063100475">
                <text:p>5.088600631004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.00984806640065">
                <text:p>5.0098480664006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.05102382252906">
                <text:p>5.0510238225290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86684722620429">
                <text:p>3.8668472262042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71928940895739">
                <text:p>4.7192894089573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.01908027160797">
                <text:p>5.0190802716079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.50764790856945">
                <text:p>5.5076479085694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.6139156604354">
                <text:p>5.613915660435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.64428502638253">
                <text:p>5.6442850263825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.66924259883471">
                <text:p>5.6692425988347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1880452191675">
                <text:p>5.18804521916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6149667944956">
                <text:p>5.614966794495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60735356768551">
                <text:p>5.6073535676855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31841680122197">
                <text:p>5.3184168012219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45734625120879">
                <text:p>5.4573462512087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92132294361318">
                <text:p>3.9213229436131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2549900938111">
                <text:p>5.0254990093811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34049671864342">
                <text:p>5.3404967186434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5700167879444">
                <text:p>5.057001678794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11040256566307">
                <text:p>5.1104025656630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3133523052414">
                <text:p>5.1313352305241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201776490316044">
                <text:p>-0.2017764903160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60200691687989">
                <text:p>1.6020069168798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74278074119058">
                <text:p>3.7427807411905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25331990198055">
                <text:p>5.2533199019805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32385302038143">
                <text:p>5.3238530203814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3624299944436">
                <text:p>5.362429994443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3835173985823">
                <text:p>5.383517398582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.02249571873257">
                <text:p>6.0224957187325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.23154209408054">
                <text:p>6.2315420940805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.25628957232656">
                <text:p>6.2562895723265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.02358884468919">
                <text:p>6.0235888446891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.26718249383619">
                <text:p>6.2671824938361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957247224267">
                <text:p>5.95724722426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68338177398761">
                <text:p>5.6833817739876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99327507611769">
                <text:p>5.9932750761176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.0781507405861">
                <text:p>6.078150740586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.22354551410576">
                <text:p>6.2235455141057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.26561421182842">
                <text:p>6.2656142118284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.30046265289107">
                <text:p>6.3004626528910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.28363639643245">
                <text:p>6.2836363964324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.31571486198554">
                <text:p>6.3157148619855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.28480780032114">
                <text:p>6.2848078003211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.20781693154179">
                <text:p>6.2078169315417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.30977335681869">
                <text:p>6.3097733568186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.21182996976231">
                <text:p>6.2118299697623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.13024069354153">
                <text:p>6.1302406935415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.99885070715569">
                <text:p>6.9988507071556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.71099392705313">
                <text:p>6.7109939270531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.86204971276553">
                <text:p>6.8620497127655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.97909536974404">
                <text:p>6.9790953697440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.01660523959398">
                <text:p>7.016605239593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.33488885272525">
                <text:p>6.334888852725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.06517229766396">
                <text:p>7.0651722976639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.03904064556237">
                <text:p>7.0390406455623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.95678397373716">
                <text:p>6.9567839737371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.05759577478484">
                <text:p>7.0575957747848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60326069009281">
                <text:p>5.6032606900928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836687952556297">
                <text:p>-0.83668795255629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.25182066668919">
                <text:p>2.2518206666891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0925616943904">
                <text:p>1.092561694390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68078036764481">
                <text:p>1.6807803676448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45063155354406">
                <text:p>3.4506315535440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2502300179489">
                <text:p>5.5250230017948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4262142181571">
                <text:p>5.426214218157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48823649767495">
                <text:p>5.4882364976749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.13547900924416">
                <text:p>6.1354790092441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78124187229422">
                <text:p>5.7812418722942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.17706657236103">
                <text:p>6.1770665723610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.59989162467148">
                <text:p>6.5998916246714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52310317536413">
                <text:p>5.5231031753641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.97119363346183">
                <text:p>6.9711936334618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.029204102148">
                <text:p>7.02920410214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.26625698899642">
                <text:p>7.2662569889964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.16527418913333">
                <text:p>7.1652741891333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.22682126689681">
                <text:p>7.2268212668968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.21077585006998">
                <text:p>7.2107758500699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.33715917140022">
                <text:p>7.3371591714002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.67037955284429">
                <text:p>6.6703795528442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.96375822630182">
                <text:p>6.9637582263018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.01002735571923">
                <text:p>7.0100273557192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.36772625577668">
                <text:p>6.3677262557766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.04189284838064">
                <text:p>6.0418928483806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.75374196749882">
                <text:p>6.7537419674988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.15812377114502">
                <text:p>6.1581237711450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.87069503977658">
                <text:p>6.8706950397765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.91892700447374">
                <text:p>6.9189270044737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.86548214386638">
                <text:p>6.8654821438663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.91491589495179">
                <text:p>6.9149158949517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.87655730470056">
                <text:p>6.8765573047005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.61679952075512">
                <text:p>6.6167995207551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.00196096452064">
                <text:p>7.0019609645206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.96414159995556">
                <text:p>6.9641415999555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.91461538176786">
                <text:p>6.9146153817678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1890427045375">
                <text:p>5.8189042704537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.28923630259049">
                <text:p>6.2892363025904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.20963984495651">
                <text:p>6.2096398449565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.46923018606817">
                <text:p>6.4692301860681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.41231607357478">
                <text:p>6.4123160735747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.4091654932332">
                <text:p>6.409165493233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939156817532861">
                <text:p>0.93915681753286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50607622557741">
                <text:p>5.5060762255774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84466362755983">
                <text:p>5.8446636275598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89735949190825">
                <text:p>5.8973594919082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43533591747337">
                <text:p>5.4353359174733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.38120483842476">
                <text:p>6.3812048384247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.51739576903445">
                <text:p>6.5173957690344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.37286145914596">
                <text:p>6.3728614591459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.21669694532074">
                <text:p>6.2166969453207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.54888725070895">
                <text:p>6.5488872507089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.51538386283001">
                <text:p>6.5153838628300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43433118038359">
                <text:p>6.4343311803835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.89239866864678">
                <text:p>5.8923986686467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.89042978575125">
                <text:p>5.890429785751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27205963949064">
                <text:p>1.2720596394906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.58280724029923">
                <text:p>4.5828072402992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.57533535415833">
                <text:p>5.5753353541583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.62734574389766">
                <text:p>5.6273457438976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.5764253371037">
                <text:p>5.576425337103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.65866832852644">
                <text:p>5.6586683285264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.77666606953451">
                <text:p>5.7766660695345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.30181285850727">
                <text:p>5.3018128585072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.70708101363334">
                <text:p>5.7070810136333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.73744441426315">
                <text:p>5.7374444142631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.83035670016685">
                <text:p>5.8303567001668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.84610493964131">
                <text:p>5.8461049396413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.4164565127061">
                <text:p>5.416456512706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.5362764999575">
                <text:p>4.536276499957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.69483238831521">
                <text:p>5.6948323883152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.83859449084747">
                <text:p>5.8385944908474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.77440423398747">
                <text:p>5.7744042339874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.46712083902432">
                <text:p>5.4671208390243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.87872346586684">
                <text:p>5.8787234658668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.9683759086003">
                <text:p>4.968375908600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.24912105160845">
                <text:p>5.2491210516084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.2867840674793">
                <text:p>5.286784067479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.27501151275655">
                <text:p>5.2750115127565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.23188003598101">
                <text:p>5.2318800359810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.17908323397818">
                <text:p>5.1790832339781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.52681461587711">
                <text:p>4.5268146158771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.14304051516931">
                <text:p>5.1430405151693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.24505633379027">
                <text:p>5.2450563337902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.28603414540742">
                <text:p>5.2860341454074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.24880690344176">
                <text:p>5.2488069034417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.2999163479678">
                <text:p>5.299916347967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.93741095143351">
                <text:p>4.9374109514335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.27068745724333">
                <text:p>5.2706874572433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.29900525769919">
                <text:p>5.2990052576991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.80824089095357">
                <text:p>2.8082408909535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4.01498212155465">
                <text:p>-4.0149821215546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823111212082532">
                <text:p>0.82311121208253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.44224203992063">
                <text:p>3.4422420399206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86273513159411">
                <text:p>3.8627351315941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86297916734394">
                <text:p>1.8629791673439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370206809142116">
                <text:p>0.37020680914211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.71665626563991">
                <text:p>4.7166562656399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.93123593038053">
                <text:p>4.9312359303805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.52880921853784">
                <text:p>4.5288092185378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.94348836570958">
                <text:p>4.9434883657095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.67121463647964">
                <text:p>4.6712146364796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.95020040530043">
                <text:p>4.9502004053004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.00475464640113">
                <text:p>5.0047546464011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.90547460565881">
                <text:p>4.9054746056588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.46934206030395">
                <text:p>3.4693420603039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.53410454988974">
                <text:p>4.5341045498897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.75117921826894">
                <text:p>4.7511792182689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.95742259148189">
                <text:p>4.9574225914818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.92774109691993">
                <text:p>4.9277410969199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.96695276992062">
                <text:p>4.9669527699206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.034522563457">
                <text:p>5.03452256345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.81318954701846">
                <text:p>4.8131895470184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.95514865151495">
                <text:p>4.9551486515149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.06126326663137">
                <text:p>5.0612632666313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.01581575343936">
                <text:p>5.0158157534393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.96143973472827">
                <text:p>4.9614397347282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.46422831993202">
                <text:p>3.4642283199320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.75906821163034">
                <text:p>4.7590682116303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.9964686881125">
                <text:p>4.996468688112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.04123477934731">
                <text:p>5.0412347793473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.49920923094649">
                <text:p>4.4992092309464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.06123192716559">
                <text:p>5.0612319271655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.1688397917625">
                <text:p>5.168839791762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.64278664696848">
                <text:p>4.6427866469684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.59958712636471">
                <text:p>4.5995871263647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.13654590223268">
                <text:p>5.1365459022326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.21771074987825">
                <text:p>5.2177107498782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.2504616724951">
                <text:p>5.250461672495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78020137308691">
                <text:p>3.7802013730869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.11208444734146">
                <text:p>5.1120844473414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.26120156377484">
                <text:p>5.2612015637748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.2495678792572">
                <text:p>5.249567879257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.34099328035918">
                <text:p>5.3409932803591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.00519599283766">
                <text:p>5.0051959928376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.11489261194137">
                <text:p>5.1148926119413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.25296946510122">
                <text:p>5.2529694651012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.34962272103838">
                <text:p>5.3496227210383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.34877257733259">
                <text:p>5.3487725773325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.52963242043537">
                <text:p>4.5296324204353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.01840620258045">
                <text:p>5.0184062025804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.09714714723736">
                <text:p>5.0971471472373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86469644362111">
                <text:p>3.8646964436211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.24803908135261">
                <text:p>5.2480390813526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.23592895449586">
                <text:p>5.2359289544958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.2946114020156">
                <text:p>5.294611402015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.33019319359185">
                <text:p>5.3301931935918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.26882158156636">
                <text:p>5.2688215815663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.41161810670832">
                <text:p>5.4116181067083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.57260150346065">
                <text:p>5.5726015034606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.53792696521616">
                <text:p>5.5379269652161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.62761076063697">
                <text:p>5.6276107606369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.27561454150665">
                <text:p>5.2756145415066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.4995254072082">
                <text:p>5.499525407208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.18815043260529">
                <text:p>4.1881504326052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.52027571807516">
                <text:p>5.5202757180751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.94472568827172">
                <text:p>4.9447256882717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.70199817401536">
                <text:p>5.7019981740153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.70593852955985">
                <text:p>5.7059385295598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.69353619240398">
                <text:p>5.6935361924039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.66051697970701">
                <text:p>5.6605169797070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.69757176057756">
                <text:p>5.6975717605775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.64497898797469">
                <text:p>5.6449789879746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.68360156681702">
                <text:p>5.6836015668170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.66091097992738">
                <text:p>5.6609109799273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.6187069960098">
                <text:p>5.618706996009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.47252927785352">
                <text:p>5.4725292778535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.58530589350568">
                <text:p>4.5853058935056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.57286694640857">
                <text:p>5.5728669464085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.64280634684922">
                <text:p>5.6428063468492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.37826128827292">
                <text:p>6.3782612882729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.29362801869075">
                <text:p>6.2936280186907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.30535868018256">
                <text:p>6.3053586801825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.37143203372603">
                <text:p>6.3714320337260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.32189399235778">
                <text:p>5.3218939923577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.30231122322869">
                <text:p>6.3023112232286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.34155217564461">
                <text:p>6.3415521756446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.29029024033854">
                <text:p>6.2902902403385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.28635846739905">
                <text:p>6.2863584673990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.87245389588788">
                <text:p>4.8724538958878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.12628878133827">
                <text:p>6.1262887813382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.30815082947478">
                <text:p>6.3081508294747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.32030983063643">
                <text:p>6.3203098306364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.27312194824734">
                <text:p>6.2731219482473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.34321922860213">
                <text:p>6.3432192286021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.08255790420873">
                <text:p>6.0825579042087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.13579568791767">
                <text:p>6.1357956879176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.07084878222015">
                <text:p>6.0708487822201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.97072185262545">
                <text:p>5.9707218526254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.5500037473839">
                <text:p>6.550003747383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.46527248799826">
                <text:p>6.4652724879982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.43204622442389">
                <text:p>5.4320462244238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.27548445965245">
                <text:p>6.2754844596524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.88203770817594">
                <text:p>6.8820377081759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.915052498728">
                <text:p>6.91505249872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.52186186697881">
                <text:p>6.5218618669788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.56724728474564">
                <text:p>6.5672472847456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.47203032982809">
                <text:p>6.4720303298280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.71802471395689">
                <text:p>6.7180247139568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.93466551766625">
                <text:p>6.9346655176662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.42282507005696">
                <text:p>6.4228250700569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.64033680716106">
                <text:p>6.6403368071610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.68763875614821">
                <text:p>6.6876387561482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.249204359586">
                <text:p>5.24920435958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.43326895225654">
                <text:p>6.4332689522565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.52523379399654">
                <text:p>6.5252337939965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.79725686735189">
                <text:p>6.7972568673518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1064705415626">
                <text:p>7.106470541562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.61545294795607">
                <text:p>3.6154529479560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.37775137839516">
                <text:p>6.3777513783951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.69536465437362">
                <text:p>6.6953646543736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.76923776131248">
                <text:p>6.7692377613124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.96375649688341">
                <text:p>6.9637564968834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.94644715906376">
                <text:p>5.9464471590637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.92942606421686">
                <text:p>6.9294260642168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.83670679764557">
                <text:p>6.8367067976455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.96754638689221">
                <text:p>6.9675463868922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32238926684688">
                <text:p>7.3223892668468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.71432301522887">
                <text:p>6.7143230152288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04019978405615">
                <text:p>7.0401997840561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.57369539239653">
                <text:p>6.5736953923965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.22370043312163">
                <text:p>6.2237004331216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.83380921511709">
                <text:p>6.8338092151170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.70876901350837">
                <text:p>6.7087690135083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.05916925390928">
                <text:p>6.0591692539092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.30521418232471">
                <text:p>6.3052141823247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.27548151216073">
                <text:p>6.2754815121607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.52002172860487">
                <text:p>6.5200217286048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.72585479477423">
                <text:p>6.7258547947742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.58904654315022">
                <text:p>6.5890465431502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.84135072915002">
                <text:p>6.8413507291500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.64296957620928">
                <text:p>6.6429695762092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.29045105946104">
                <text:p>6.2904510594610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.48768797981051">
                <text:p>6.4876879798105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.68339522620051">
                <text:p>6.6833952262005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.50344577328085">
                <text:p>6.5034457732808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.79182558119932">
                <text:p>4.7918255811993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.32348320140819">
                <text:p>5.3234832014081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.75559009488334">
                <text:p>5.7555900948833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.40292923015835">
                <text:p>6.4029292301583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.09931867018205">
                <text:p>6.0993186701820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.24445121856037">
                <text:p>6.2444512185603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.98983005126677">
                <text:p>5.9898300512667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.23132812592677">
                <text:p>6.2313281259267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.91821136082854">
                <text:p>5.9182113608285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.04110377120034">
                <text:p>6.0411037712003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.3386311150897">
                <text:p>6.338631115089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.96214964305933">
                <text:p>4.9621496430593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.80788860266915">
                <text:p>5.8078886026691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.01050466660734">
                <text:p>6.0105046666073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.04862841790017">
                <text:p>6.0486284179001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.01542403656883">
                <text:p>6.0154240365688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.10521622451287">
                <text:p>3.1052162245128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.64337178920436">
                <text:p>5.6433717892043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.54756575020499">
                <text:p>5.5475657502049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.57530572097972">
                <text:p>5.5753057209797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.63926824179827">
                <text:p>5.6392682417982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.46035293953639">
                <text:p>5.4603529395363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.05930668573552">
                <text:p>4.0593066857355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.40637708704946">
                <text:p>5.4063770870494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.38594455362829">
                <text:p>5.3859445536282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.37716856147826">
                <text:p>5.3771685614782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.36330548808581">
                <text:p>5.3633054880858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.3975534295742">
                <text:p>5.397553429574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.3020787452642">
                <text:p>5.302078745264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.53142426335336">
                <text:p>5.5314242633533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.8658409620232">
                <text:p>5.865840962023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48597786843121">
                <text:p>1.4859778684312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1.43996468025185">
                <text:p>-1.4399646802518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.03108070469718">
                <text:p>5.0310807046971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.22085466862767">
                <text:p>5.2208546686276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.25894352765126">
                <text:p>5.2589435276512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.20648878976274">
                <text:p>5.2064887897627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.27558261338499">
                <text:p>5.2755826133849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.66581993652018">
                <text:p>5.6658199365201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.23438931236478">
                <text:p>4.2343893123647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.11177329266198">
                <text:p>5.1117732926619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.27385286138571">
                <text:p>5.2738528613857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.17201669241756">
                <text:p>5.1720166924175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.28222668048748">
                <text:p>5.2822266804874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.31553698578914">
                <text:p>5.3155369857891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.3150195263617">
                <text:p>5.315019526361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.29647427749266">
                <text:p>5.2964742774926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.27467792991806">
                <text:p>5.2746779299180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.36747841848169">
                <text:p>5.3674784184816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.90725560573732">
                <text:p>4.9072556057373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.82920740134046">
                <text:p>4.8292074013404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.02439492343845">
                <text:p>5.0243949234384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.3209005647725">
                <text:p>4.320900564772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.82051415151428">
                <text:p>4.8205141515142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.71935900665414">
                <text:p>4.7193590066541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.91203010752503">
                <text:p>4.9120301075250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.9448410465571">
                <text:p>4.944841046557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.18216879792671">
                <text:p>5.1821687979267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.30833708263423">
                <text:p>5.3083370826342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.16982596366194">
                <text:p>5.1698259636619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.83733386781456">
                <text:p>4.8373338678145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257335383489281">
                <text:p>0.25733538348928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610524058856267">
                <text:p>0.61052405885626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.13240024469794">
                <text:p>4.1324002446979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.88025780757445">
                <text:p>4.8802578075744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.99947494160984">
                <text:p>4.9994749416098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.12478426187774">
                <text:p>5.1247842618777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.0808178528942">
                <text:p>5.080817852894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.08579470253748">
                <text:p>5.0857947025374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.14125320156163">
                <text:p>5.1412532015616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.14026372760298">
                <text:p>5.1402637276029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.89771443014821">
                <text:p>4.8977144301482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.95621579345655">
                <text:p>4.9562157934565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.71961448943457">
                <text:p>4.7196144894345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.78073511429878">
                <text:p>4.7807351142987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.11492997157062">
                <text:p>5.1149299715706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.10384945732219">
                <text:p>5.1038494573221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.93122053902706">
                <text:p>4.9312205390270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.10258370574458">
                <text:p>5.1025837057445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.0605425161285">
                <text:p>5.060542516128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.13628682743106">
                <text:p>5.1362868274310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.83229034030672">
                <text:p>4.8322903403067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.14819649642635">
                <text:p>5.1481964964263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.0309455691159">
                <text:p>5.030945569115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.93527439424513">
                <text:p>4.9352743942451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.01796999113018">
                <text:p>5.0179699911301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.58483159168966">
                <text:p>4.5848315916896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.67955591115913">
                <text:p>4.6795559111591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.27105581692175">
                <text:p>5.2710558169217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.28785108120811">
                <text:p>5.2878510812081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.88810391079978">
                <text:p>4.8881039107997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.27680978998772">
                <text:p>5.2768097899877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.32008690257061">
                <text:p>5.3200869025706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.62671752266159">
                <text:p>4.6267175226615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.12788792049576">
                <text:p>5.1278879204957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.56527671735176">
                <text:p>3.5652767173517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.16250413137615">
                <text:p>5.1625041313761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.21027321449801">
                <text:p>5.2102732144980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.77934285055817">
                <text:p>4.7793428505581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.19357484563917">
                <text:p>5.1935748456391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.20603038726214">
                <text:p>5.2060303872621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.94711977040988">
                <text:p>4.9471197704098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.29959144113909">
                <text:p>5.2995914411390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.35469131533447">
                <text:p>5.3546913153344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.22464729913314">
                <text:p>5.2246472991331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.16084148775656">
                <text:p>5.1608414877565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.31682381314847">
                <text:p>5.3168238131484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.95739537744503">
                <text:p>4.9573953774450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.34170283117545">
                <text:p>5.3417028311754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.24915944905395">
                <text:p>5.2491594490539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.73494102108253">
                <text:p>4.7349410210825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.02578041271044">
                <text:p>4.0257804127104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.99461548457559">
                <text:p>4.9946154845755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.25600793989581">
                <text:p>5.2560079398958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.37962474152581">
                <text:p>5.3796247415258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.50038308267823">
                <text:p>5.5003830826782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.43160124158299">
                <text:p>5.4316012415829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.67024375010045">
                <text:p>5.6702437501004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.48960158174061">
                <text:p>5.4896015817406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.35699778628989">
                <text:p>5.3569977862898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.20592399617093">
                <text:p>5.2059239961709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.28284155844683">
                <text:p>5.2828415584468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.4513262574625">
                <text:p>4.451326257462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.14514040986945">
                <text:p>5.1451404098694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.16968047081931">
                <text:p>5.1696804708193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.10346284283699">
                <text:p>5.1034628428369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.34955144770354">
                <text:p>5.3495514477035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.16189271350203">
                <text:p>5.1618927135020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.3294883611896">
                <text:p>5.329488361189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.67277585948487">
                <text:p>5.6727758594848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.12027538121404">
                <text:p>5.1202753812140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.33106300286231">
                <text:p>5.3310630028623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5.54177593673592">
                <text:p>5.5417759367359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648856595117375">
                <text:p>0.64885659511737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.75455156679537">
                <text:p>4.7545515667953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.95973961479271">
                <text:p>5.9597396147927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.07363444274889">
                <text:p>6.0736344427488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.64517012363435">
                <text:p>5.6451701236343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.78312455000114">
                <text:p>5.7831245500011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.02853281255166">
                <text:p>6.0285328125516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.71288616326043">
                <text:p>5.7128861632604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.77980394158262">
                <text:p>5.7798039415826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.79823206086513">
                <text:p>5.7982320608651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.92632547329057">
                <text:p>5.9263254732905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.53779846118537">
                <text:p>4.5377984611853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.81945739130185">
                <text:p>5.8194573913018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.8741117578881">
                <text:p>5.874111757888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.79322379322121">
                <text:p>5.7932237932212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.90015940976967">
                <text:p>5.9001594097696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.95201980474129">
                <text:p>5.9520198047412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.29109107322291">
                <text:p>6.2910910732229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.12754704807522">
                <text:p>6.1275470480752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5.88726969358167">
                <text:p>5.8872696935816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.77193770471354">
                <text:p>6.7719377047135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.59703768767117">
                <text:p>6.5970376876711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.69291817981023">
                <text:p>6.6929181798102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.554798025642">
                <text:p>5.55479802564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.73644801105991">
                <text:p>6.7364480110599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.51373994650574">
                <text:p>6.5137399465057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.01820743608134">
                <text:p>6.0182074360813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.61750423289795">
                <text:p>6.6175042328979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.7455363224862">
                <text:p>6.745536322486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.55784781618249">
                <text:p>6.5578478161824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.87930341626456">
                <text:p>6.8793034162645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.57960298837322">
                <text:p>6.5796029883732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.86838005246542">
                <text:p>6.8683800524654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.8682888300637">
                <text:p>6.868288830063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.36268700140918">
                <text:p>5.3626870014091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.4703899782564">
                <text:p>6.470389978256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.95255841263674">
                <text:p>6.9525584126367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.76246592400609">
                <text:p>6.7624659240060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.97389294656007">
                <text:p>6.9738929465600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.26285984359019">
                <text:p>7.2628598435901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.74085688768195">
                <text:p>6.7408568876819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.01364190880524">
                <text:p>7.0136419088052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.20306440169511">
                <text:p>7.2030644016951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.86997653169109">
                <text:p>6.8699765316910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7.077909732654">
                <text:p>7.07790973265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7.11708690107308">
                <text:p>7.1170869010730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5.97535406227435">
                <text:p>5.9753540622743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.87494463530604">
                <text:p>6.8749446353060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7.25371914740271">
                <text:p>7.2537191474027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.43907907994202">
                <text:p>6.4390790799420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.08354098614311">
                <text:p>7.0835409861431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.40586804033629">
                <text:p>6.4058680403362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.6669107688009">
                <text:p>6.666910768800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.72595615242478">
                <text:p>6.7259561524247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.6090074831719">
                <text:p>6.609007483171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.46303144151364">
                <text:p>6.4630314415136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.42147143345989">
                <text:p>6.4214714334598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.88020887362367">
                <text:p>5.8802088736236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.148686716635">
                <text:p>6.14868671663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.67834726518313">
                <text:p>6.6783472651831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.51520675201994">
                <text:p>6.5152067520199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.51808574683125">
                <text:p>6.5180857468312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.35190643463854">
                <text:p>6.3519064346385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.71291354569512">
                <text:p>6.7129135456951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.93733878234244">
                <text:p>6.9373387823424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.52251701967496">
                <text:p>6.5225170196749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.65236241090112">
                <text:p>6.6523624109011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.24594289546409">
                <text:p>6.2459428954640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.95531440196582">
                <text:p>5.9553144019658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.82484553785783">
                <text:p>5.8248455378578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.02180003485757">
                <text:p>6.0218000348575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.97947842668401">
                <text:p>5.9794784266840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.28143282207684">
                <text:p>6.2814328220768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.30264592915359">
                <text:p>6.3026459291535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.03330988242503">
                <text:p>6.0333098824250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.98756410596093">
                <text:p>5.9875641059609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.21563715835427">
                <text:p>6.2156371583542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.23452963217389">
                <text:p>6.2345296321738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.50316422439093">
                <text:p>6.5031642243909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.94420270629308">
                <text:p>5.9442027062930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.05409848929745">
                <text:p>6.0540984892974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.54403038297749">
                <text:p>5.5440303829774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.12370408893877">
                <text:p>6.1237040889387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.29204805955355">
                <text:p>6.2920480595535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.22031001443034">
                <text:p>6.2203100144303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.80200374430008">
                <text:p>4.8020037443000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.15694042696651">
                <text:p>5.1569404269665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.17628006860277">
                <text:p>5.1762800686027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.38109892231871">
                <text:p>5.3810989223187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.1505484208015">
                <text:p>5.150548420801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.17680557474593">
                <text:p>5.1768055747459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.03469314765543">
                <text:p>5.0346931476554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.41076117598525">
                <text:p>5.4107611759852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4.64443203418584">
                <text:p>4.6444320341858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.17899639313514">
                <text:p>5.1789963931351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.1986371371172">
                <text:p>5.198637137117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.07899769105137">
                <text:p>5.0789976910513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.34688017161218">
                <text:p>5.3468801716121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.53238018584008">
                <text:p>5.5323801858400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.30709450705908">
                <text:p>5.3070945070590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.08850325584742">
                <text:p>5.0885032558474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.20785696977699">
                <text:p>5.2078569697769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.36975041834774">
                <text:p>5.3697504183477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.12193442859439">
                <text:p>5.1219344285943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.04437076423981">
                <text:p>3.0443707642398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.0522072545005">
                <text:p>5.052207254500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.25887402217062">
                <text:p>5.2588740221706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4.75309133457007">
                <text:p>4.7530913345700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4.98781337481178">
                <text:p>4.9878133748117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.09275070867603">
                <text:p>5.0927507086760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.51338055038921">
                <text:p>4.5133805503892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4.98456063363596">
                <text:p>4.9845606336359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4.57607670035965">
                <text:p>4.5760767003596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4.87611958720377">
                <text:p>4.8761195872037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4.97115812715476">
                <text:p>4.9711581271547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4.3775713774223">
                <text:p>4.377571377422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.85239624796615">
                <text:p>4.8523962479661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.04510098262772">
                <text:p>5.0451009826277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.85932478199432">
                <text:p>4.8593247819943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.02324821270705">
                <text:p>5.0232482127070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.02092589121986">
                <text:p>5.0209258912198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.95050751230485">
                <text:p>4.9505075123048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4.97148883869081">
                <text:p>4.9714888386908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.94662160436589">
                <text:p>4.9466216043658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4.90583621198939">
                <text:p>4.9058362119893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4.80710007839157">
                <text:p>4.8071000783915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4.87694613622126">
                <text:p>4.8769461362212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4.00524631912989">
                <text:p>4.0052463191298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4.74811505945817">
                <text:p>4.7481150594581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.28461776203745">
                <text:p>4.2846177620374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.89839843579211">
                <text:p>4.8983984357921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.65022853310616">
                <text:p>4.6502285331061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.68279733394044">
                <text:p>4.6827973339404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4.97932209283036">
                <text:p>4.9793220928303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4.81336057027407">
                <text:p>4.8133605702740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.56158778633502">
                <text:p>4.5615877863350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4.68590384003286">
                <text:p>4.6859038400328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4.84701845460549">
                <text:p>4.8470184546054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.87779022807033">
                <text:p>4.8777902280703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4.02372540779977">
                <text:p>4.0237254077997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4.53784414308661">
                <text:p>4.5378441430866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4.71783167398142">
                <text:p>4.7178316739814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4.96405065852798">
                <text:p>4.9640506585279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4.68083815338516">
                <text:p>4.6808381533851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4.78772319598888">
                <text:p>4.7877231959888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4.74628946471562">
                <text:p>4.7462894647156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4.24769709481156">
                <text:p>4.2476970948115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4.58340581211681">
                <text:p>4.5834058121168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.03961638722292">
                <text:p>5.0396163872229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.51186629965845">
                <text:p>4.5118662996584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.26329346367821">
                <text:p>4.2632934636782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.6798397580294">
                <text:p>4.679839758029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.68842771585316">
                <text:p>4.6884277158531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.65815824283755">
                <text:p>4.6581582428375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.98555249935977">
                <text:p>4.9855524993597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.84384757648244">
                <text:p>4.8438475764824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4.7731193450941">
                <text:p>4.773119345094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4.67310764268068">
                <text:p>4.6731076426806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.60483027410687">
                <text:p>2.6048302741068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4.93528344129783">
                <text:p>4.9352834412978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4.72905018055288">
                <text:p>4.7290501805528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4.83312917148493">
                <text:p>4.8331291714849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.94672555959002">
                <text:p>3.9467255595900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4.78378740619679">
                <text:p>4.7837874061967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.49565709506471">
                <text:p>4.4956570950647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.74504313545239">
                <text:p>4.7450431354523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4.87114439558312">
                <text:p>4.8711443955831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.93085312143114">
                <text:p>4.9308531214311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4.8594173222565">
                <text:p>4.859417322256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4.8132746260459">
                <text:p>4.813274626045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4.99248976084439">
                <text:p>4.9924897608443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.66744351702334">
                <text:p>4.6674435170233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4.80738069260685">
                <text:p>4.8073806926068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4.01145542307821">
                <text:p>4.0114554230782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4.7799255867456">
                <text:p>4.779925586745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1.77728066929134">
                <text:p>-1.7772806692913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4.580261071603">
                <text:p>4.58026107160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.49916839610272">
                <text:p>4.4991683961027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4.37231102245561">
                <text:p>4.3723110224556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4.59638717089093">
                <text:p>4.5963871708909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.18143973015003">
                <text:p>5.1814397301500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.77629890146239">
                <text:p>3.7762989014623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.33750337199521">
                <text:p>5.3375033719952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.18755445687483">
                <text:p>5.1875544568748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.45095187709739">
                <text:p>5.4509518770973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.2428925078348">
                <text:p>5.242892507834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.34924272552599">
                <text:p>5.3492427255259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.39247427908538">
                <text:p>5.3924742790853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.43504691219638">
                <text:p>5.4350469121963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.31391481505113">
                <text:p>5.3139148150511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.4304937521359">
                <text:p>5.430493752135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.30720488381425">
                <text:p>5.3072048838142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.85150700346235">
                <text:p>3.8515070034623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.37576265070986">
                <text:p>5.3757626507098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.25085712995562">
                <text:p>5.2508571299556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.46225802963748">
                <text:p>3.4622580296374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4.94320883185056">
                <text:p>4.9432088318505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.54596950260344">
                <text:p>5.5459695026034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.807434799594">
                <text:p>5.80743479959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.834478884855">
                <text:p>5.83447888485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.96875049248337">
                <text:p>5.9687504924833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6.77197981531141">
                <text:p>6.7719798153114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6.5890726423893">
                <text:p>6.589072642389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.86803395802456">
                <text:p>5.8680339580245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6.5506321074424">
                <text:p>6.550632107442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6.23911435670615">
                <text:p>6.2391143567061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6.70178688886874">
                <text:p>6.7017868888687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6.72191918074641">
                <text:p>6.7219191807464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6.59750663522331">
                <text:p>6.5975066352233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6.76365309366251">
                <text:p>6.7636530936625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6.74139949670768">
                <text:p>6.7413994967076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6.20443037866773">
                <text:p>6.2044303786677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6.74066865141005">
                <text:p>6.7406686514100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6.80006718694971">
                <text:p>6.8000671869497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6.71108065569072">
                <text:p>6.7110806556907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6.73404497920753">
                <text:p>6.7340449792075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6.23005802822255">
                <text:p>6.2300580282225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6.19420589201518">
                <text:p>6.1942058920151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6.39073207011853">
                <text:p>6.3907320701185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7.26050292344707">
                <text:p>7.2605029234470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7.29908009080577">
                <text:p>7.2990800908057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7.05121984593373">
                <text:p>7.0512198459337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7.24027454729775">
                <text:p>7.2402745472977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7.30918014944821">
                <text:p>7.3091801494482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.93847859439576">
                <text:p>6.9384785943957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7.29657365694882">
                <text:p>7.2965736569488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7.2937444678996">
                <text:p>7.293744467899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6.39743247783617">
                <text:p>6.3974324778361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7.06311526279948">
                <text:p>7.0631152627994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6.63759670296983">
                <text:p>6.6375967029698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6.65240420221036">
                <text:p>6.6524042022103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7.00391602862144">
                <text:p>7.0039160286214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7.21432591283465">
                <text:p>7.2143259128346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7.1250068011066">
                <text:p>7.125006801106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7.25603077377464">
                <text:p>7.2560307737746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7.50228464137716">
                <text:p>7.5022846413771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7.15090747234435">
                <text:p>7.1509074723443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7.57195621190037">
                <text:p>7.5719562119003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7.57049644231269">
                <text:p>7.5704964423126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7.58601295723433">
                <text:p>7.5860129572343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7.5706081420361">
                <text:p>7.570608142036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7.54871784850763">
                <text:p>7.5487178485076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6.90116311793245">
                <text:p>6.9011631179324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6.77397720940989">
                <text:p>6.7739772094098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7.30730846079635">
                <text:p>7.3073084607963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7.36842822588047">
                <text:p>7.3684282258804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7.30185212527842">
                <text:p>7.3018521252784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7.40791093408658">
                <text:p>7.4079109340865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7.39434303075441">
                <text:p>7.3943430307544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7.02662459521772">
                <text:p>7.0266245952177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7.07559614184569">
                <text:p>7.0755961418456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7.12987701720674">
                <text:p>7.1298770172067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7.05676298721485">
                <text:p>7.0567629872148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7.13744780523374">
                <text:p>7.1374478052337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7.11097543168469">
                <text:p>7.1109754316846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6.31722340466217">
                <text:p>6.3172234046621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6.9032112619883">
                <text:p>6.903211261988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7.12395314322404">
                <text:p>7.1239531432240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7.05403989886908">
                <text:p>7.0540398988690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7.1222191066025">
                <text:p>7.122219106602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7.08600243801553">
                <text:p>7.0860024380155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6.72502767398272">
                <text:p>6.7250276739827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7.11707123540984">
                <text:p>7.1170712354098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7.12369514352185">
                <text:p>7.1236951435218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7.05442779939095">
                <text:p>7.0544277993909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7.13071676687297">
                <text:p>7.1307167668729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6.37669537662732">
                <text:p>6.3766953766273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6.34593622529799">
                <text:p>6.3459362252979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.19736681306394">
                <text:p>5.1973668130639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6.13964092265471">
                <text:p>6.1396409226547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6.21220250157446">
                <text:p>6.2122025015744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6.2435159964387">
                <text:p>6.243515996438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6.38373028142469">
                <text:p>6.3837302814246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6.41144988290967">
                <text:p>6.4114498829096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6.00002386744387">
                <text:p>6.0000238674438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6.3949408080377">
                <text:p>6.394940808037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6.33642351529295">
                <text:p>6.3364235152929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6.34328322206529">
                <text:p>6.3432832220652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6.37332538643639">
                <text:p>6.3733253864363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.9576408357495">
                <text:p>5.957640835749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.86662536042287">
                <text:p>5.8666253604228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.64964071388075">
                <text:p>5.6496407138807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6.23123372787007">
                <text:p>6.2312337278700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.27506390815">
                <text:p>6.2750639081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.42796032505549">
                <text:p>6.4279603250554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5.76355296148345">
                <text:p>5.7635529614834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5.42706184314467">
                <text:p>5.4270618431446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5.70930611982047">
                <text:p>5.7093061198204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5.71976334509294">
                <text:p>5.7197633450929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5.71156568230082">
                <text:p>5.7115656823008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5.75685452029898">
                <text:p>5.7568545202989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5.38531975858733">
                <text:p>5.3853197585873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5.02749925278588">
                <text:p>5.0274992527858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4.20740838427808">
                <text:p>4.2074083842780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5.45955902856274">
                <text:p>5.4595590285627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5.35909108961138">
                <text:p>5.3590910896113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5.66932366939858">
                <text:p>5.6693236693985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5.53475455684714">
                <text:p>5.5347545568471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5.0481604390605">
                <text:p>5.048160439060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5.13771771261149">
                <text:p>5.1377177126114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5.23681489744921">
                <text:p>5.2368148974492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5.21539744803938">
                <text:p>5.2153974480393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.44114803749364">
                <text:p>3.4411480374936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.14455154714006">
                <text:p>2.1445515471400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996387518952175">
                <text:p>0.99638751895217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.51260469720282">
                <text:p>1.5126046972028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.54073639304651">
                <text:p>3.5407363930465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.54571923012159">
                <text:p>3.5457192301215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4.14944581252477">
                <text:p>4.1494458125247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.89164041447768">
                <text:p>3.8916404144776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4.02500879408418">
                <text:p>4.0250087940841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-1.34429644950872">
                <text:p>-1.3442964495087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4.78478790153637">
                <text:p>4.7847879015363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.15960689068679">
                <text:p>5.1596068906867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.69841127096088">
                <text:p>4.6984112709608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4.90681038231041">
                <text:p>4.9068103823104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4.82927078094532">
                <text:p>4.8292707809453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.79123234687592">
                <text:p>4.7912323468759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.83187965415429">
                <text:p>4.8318796541542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.30180786450871">
                <text:p>3.3018078645087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.44021211071242">
                <text:p>1.4402121107124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.57012825104461">
                <text:p>2.5701282510446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.24521630522492">
                <text:p>3.2452163052249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.5755788732308">
                <text:p>3.575578873230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.16366036319717">
                <text:p>3.1636603631971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.63916306700307">
                <text:p>3.6391630670030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.92734107879223">
                <text:p>3.9273410787922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308902571160053">
                <text:p>0.30890257116005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4.31062360647581">
                <text:p>4.3106236064758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4.71005937835386">
                <text:p>4.7100593783538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4.75178058020575">
                <text:p>4.7517805802057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4.31097221729346">
                <text:p>4.3109722172934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5.00976203740875">
                <text:p>5.0097620374087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.34038311969017">
                <text:p>4.3403831196901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.5888712415348">
                <text:p>4.588871241534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.62713084243958">
                <text:p>4.6271308424395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.60744446638454">
                <text:p>4.6074444663845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.27158300120124">
                <text:p>4.2715830012012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.39608205334218">
                <text:p>4.3960820533421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.39273118142453">
                <text:p>4.3927311814245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.63112804818265">
                <text:p>4.6311280481826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.61971675747487">
                <text:p>4.6197167574748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4.78201493133719">
                <text:p>4.7820149313371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-0.418014204936998">
                <text:p>-0.41801420493699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4.54108031672297">
                <text:p>4.5410803167229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4.83168917392882">
                <text:p>4.8316891739288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4.66841762144744">
                <text:p>4.6684176214474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4.12938998964663">
                <text:p>4.1293899896466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.27619288545001">
                <text:p>4.2761928854500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.68628711911149">
                <text:p>4.6862871191114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.97630584924069">
                <text:p>4.9763058492406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.68452112252265">
                <text:p>4.6845211225226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4.99237104438403">
                <text:p>4.9923710443840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.51660728295691">
                <text:p>3.5166072829569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4.62678425504775">
                <text:p>4.6267842550477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4.5324887585731">
                <text:p>4.532488758573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4.60559378149956">
                <text:p>4.6055937814995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4.77880091342007">
                <text:p>4.7788009134200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.75329969419552">
                <text:p>3.75329969419552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4.76725462725764">
                <text:p>4.7672546272576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4.82467182394688">
                <text:p>4.8246718239468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4.77233734201165">
                <text:p>4.7723373420116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4.68121646228047">
                <text:p>4.6812164622804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4.77467751497737">
                <text:p>4.7746775149773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4.67840266968217">
                <text:p>4.6784026696821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4.94272941162428">
                <text:p>4.9427294116242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5.16810569641837">
                <text:p>5.1681056964183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4.85552276335808">
                <text:p>4.8555227633580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4.96237566012874">
                <text:p>4.9623756601287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4.7369043433716">
                <text:p>4.736904343371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.60240439510343">
                <text:p>3.6024043951034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5.00499139705306">
                <text:p>5.0049913970530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5.2649205642374">
                <text:p>5.2649205642374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5.18935173553297">
                <text:p>5.1893517355329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5.12329410690821">
                <text:p>5.1232941069082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5.28917552885555">
                <text:p>5.2891755288555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5.17241793148771">
                <text:p>5.1724179314877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4.89247152060697">
                <text:p>4.8924715206069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5.05559130536582">
                <text:p>5.0555913053658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4.34472663907916">
                <text:p>4.3447266390791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5.48103308661122">
                <text:p>5.4810330866112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5.48393695521019">
                <text:p>5.4839369552101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4.83047398050443">
                <text:p>4.8304739805044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5.32244263862221">
                <text:p>5.3224426386222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5.34720533787052">
                <text:p>5.3472053378705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5.37366563869056">
                <text:p>5.3736656386905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5.51156095492024">
                <text:p>5.5115609549202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5.58219923332747">
                <text:p>5.5821992333274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5.63711690306876">
                <text:p>5.6371169030687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5.46670335656089">
                <text:p>5.4667033565608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5.31490390387266">
                <text:p>5.3149039038726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5.42389711676197">
                <text:p>5.4238971167619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5.66911585552316">
                <text:p>5.6691158555231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.31621202962384">
                <text:p>4.3162120296238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5.44549035588342">
                <text:p>5.4454903558834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5.2508846299923">
                <text:p>5.250884629992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5.45433199443242">
                <text:p>5.4543319944324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5.49258592822225">
                <text:p>5.4925859282222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5.33947695955226">
                <text:p>5.3394769595522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5.62914220093266">
                <text:p>5.6291422009326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5.43926020684813">
                <text:p>5.4392602068481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5.82303451686905">
                <text:p>5.8230345168690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.14045100518928">
                <text:p>6.1404510051892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.04504841852029">
                <text:p>6.0450484185202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.3129753817815">
                <text:p>6.312975381781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5.61569542031923">
                <text:p>5.6156954203192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6.27408087708424">
                <text:p>6.2740808770842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.09000875187339">
                <text:p>6.0900087518733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6.0954675991479">
                <text:p>6.095467599147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5.84618329906692">
                <text:p>5.8461832990669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.37505946025409">
                <text:p>6.3750594602540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6.2604616128502">
                <text:p>6.260461612850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6.10917193833651">
                <text:p>6.1091719383365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6.06870647225296">
                <text:p>6.0687064722529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6.12849057908003">
                <text:p>6.12849057908003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6.06160782494961">
                <text:p>6.0616078249496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6.00437885615299">
                <text:p>6.0043788561529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5.2497662597714">
                <text:p>5.249766259771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.32863661411578">
                <text:p>6.3286366141157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7.14162312790491">
                <text:p>7.1416231279049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.9731692898426">
                <text:p>6.973169289842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.42618659595047">
                <text:p>6.4261865959504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.70256937800504">
                <text:p>6.7025693780050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.81925306714705">
                <text:p>6.8192530671470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.7064280586845">
                <text:p>6.706428058684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6.76815906796995">
                <text:p>6.7681590679699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.99073900002507">
                <text:p>6.9907390000250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.5692526172847">
                <text:p>6.569252617284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.74672215790698">
                <text:p>6.7467221579069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6.08971406066055">
                <text:p>6.0897140606605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.68357006842306">
                <text:p>6.6835700684230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.91193558726278">
                <text:p>6.9119355872627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.34675280616187">
                <text:p>6.3467528061618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6.74818765391983">
                <text:p>6.7481876539198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6.5982058798377">
                <text:p>6.598205879837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6.85783227654237">
                <text:p>6.8578322765423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.86371347469824">
                <text:p>6.8637134746982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7.07648395242459">
                <text:p>7.0764839524245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6.83837368213219">
                <text:p>6.8383736821321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7.03327199122608">
                <text:p>7.0332719912260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6.1900064295754">
                <text:p>6.190006429575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.46519392084999">
                <text:p>6.4651939208499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.82458924114401">
                <text:p>6.8245892411440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6.97941034220687">
                <text:p>6.97941034220687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6.85683073717267">
                <text:p>6.8568307371726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7.02173267097838">
                <text:p>7.0217326709783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6.78145001564543">
                <text:p>6.7814500156454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6.94822017044681">
                <text:p>6.9482201704468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7.04648188107444">
                <text:p>7.0464818810744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6.92659693577675">
                <text:p>6.9265969357767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6.74209890148896">
                <text:p>6.74209890148896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6.80371685049924">
                <text:p>6.8037168504992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5.2978738302359">
                <text:p>5.297873830235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6.5236497310329">
                <text:p>6.523649731032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6.88021804350168">
                <text:p>6.88021804350168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6.54467560379497">
                <text:p>6.5446756037949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6.56151701354748">
                <text:p>6.5615170135474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.79487149539289">
                <text:p>6.7948714953928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6.77275067340255">
                <text:p>6.7727506734025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6.65950813643293">
                <text:p>6.6595081364329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6.51406067057199">
                <text:p>6.5140606705719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.53031155528363">
                <text:p>6.5303115552836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6.69136416940456">
                <text:p>6.6913641694045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.5702430129311">
                <text:p>6.570243012931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5.37491555591077">
                <text:p>5.3749155559107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.73776250682359">
                <text:p>6.7377625068235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5.66522071456193">
                <text:p>5.6652207145619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5.94885000894737">
                <text:p>5.9488500089473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5.99992860239218">
                <text:p>5.9999286023921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6.1492961300955">
                <text:p>6.149296130095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5.82916464754474">
                <text:p>5.8291646475447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.13359316325233">
                <text:p>6.1335931632523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6.24454456376459">
                <text:p>6.2445445637645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5.86463795835247">
                <text:p>5.8646379583524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6.18611299016122">
                <text:p>6.1861129901612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5.49187186145305">
                <text:p>5.4918718614530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5.12860602884976">
                <text:p>5.1286060288497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5.56905963015273">
                <text:p>5.5690596301527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5.8867767910703">
                <text:p>5.8867767910703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6.0208086836904">
                <text:p>6.020808683690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5.55338151932">
                <text:p>5.5533815193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6.11369914648578">
                <text:p>6.1136991464857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.13347798500634">
                <text:p>6.1334779850063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5.45685228894409">
                <text:p>5.4568522889440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5.87076551603203">
                <text:p>5.8707655160320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5.41511733418372">
                <text:p>5.4151173341837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5.27926037813923">
                <text:p>5.2792603781392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.75258786405786">
                <text:p>4.7525878640578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5.29632241580193">
                <text:p>5.29632241580193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5.2144640917661">
                <text:p>5.214464091766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.96494495262871">
                <text:p>4.9649449526287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5.09410667815831">
                <text:p>5.0941066781583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5.26027248477299">
                <text:p>5.2602724847729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5.39691432159968">
                <text:p>5.3969143215996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5.05925538710935">
                <text:p>5.0592553871093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5.39945093376216">
                <text:p>5.3994509337621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5.63790787691373">
                <text:p>5.6379078769137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5.18189399947478">
                <text:p>5.18189399947478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5.21710594608686">
                <text:p>5.2171059460868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.5581810847305">
                <text:p>4.558181084730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5.17378242386247">
                <text:p>5.1737824238624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5.22186342959691">
                <text:p>5.2218634295969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5.56146064784991">
                <text:p>5.5614606478499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5.36566300246759">
                <text:p>5.3656630024675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5.26103284721409">
                <text:p>5.2610328472140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5.58343924068712">
                <text:p>5.5834392406871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5.20825951677234">
                <text:p>5.2082595167723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.83204771550923">
                <text:p>4.8320477155092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.42909335486889">
                <text:p>3.4290933548688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.83048467886751">
                <text:p>4.8304846788675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.91588839729119">
                <text:p>3.91588839729119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.78532744922532">
                <text:p>4.7853274492253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.88807821307251">
                <text:p>4.8880782130725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5.11740119517213">
                <text:p>5.1174011951721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.91259861964319">
                <text:p>4.9125986196431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.7987561546614">
                <text:p>4.798756154661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.51436485463544">
                <text:p>4.5143648546354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.50839173286819">
                <text:p>4.5083917328681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5.04508433030218">
                <text:p>5.04508433030218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.67662776459261">
                <text:p>4.6766277645926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5.01815133521805">
                <text:p>5.0181513352180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.9422870419437">
                <text:p>4.942287041943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.50610934428076">
                <text:p>3.5061093442807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.9534054765632">
                <text:p>4.953405476563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5.1329725629843">
                <text:p>5.132972562984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.80614801696592">
                <text:p>4.8061480169659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.85720327891472">
                <text:p>4.8572032789147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.79263676556249">
                <text:p>4.7926367655624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5.05574821891895">
                <text:p>5.0557482189189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5.30790539701922">
                <text:p>5.3079053970192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.8272019146022">
                <text:p>4.827201914602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.93056497468182">
                <text:p>4.9305649746818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.7271432045295">
                <text:p>4.727143204529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.30996159213688">
                <text:p>4.3099615921368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.28629828673295">
                <text:p>4.2862982867329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.59204878327714">
                <text:p>4.5920487832771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.60979446755766">
                <text:p>4.6097944675576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.65875490407741">
                <text:p>4.6587549040774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.70521521694586">
                <text:p>4.7052152169458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.46140629705423">
                <text:p>4.4614062970542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.90803864399416">
                <text:p>4.90803864399416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5.1597541969696">
                <text:p>5.159754196969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.83921305001881">
                <text:p>4.8392130500188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.73071722544418">
                <text:p>4.73071722544418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.88755187038993">
                <text:p>4.8875518703899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.59071124540232">
                <text:p>4.5907112454023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.98709119094163">
                <text:p>3.9870911909416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.47318706589795">
                <text:p>4.4731870658979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.66636952907184">
                <text:p>4.6663695290718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.65785359637131">
                <text:p>4.6578535963713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.50644783122216">
                <text:p>4.5064478312221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.83455041324142">
                <text:p>4.8345504132414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5.05799473417362">
                <text:p>5.0579947341736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.78114644293231">
                <text:p>4.7811464429323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.90516890393498">
                <text:p>4.9051689039349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5.04815873833556">
                <text:p>5.0481587383355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.69396410943637">
                <text:p>4.6939641094363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.7734118559822">
                <text:p>3.773411855982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.86223276503042">
                <text:p>4.8622327650304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.74525760209349">
                <text:p>4.7452576020934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5.13562083592705">
                <text:p>5.1356208359270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5.15231932071686">
                <text:p>5.1523193207168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.83849920965413">
                <text:p>4.8384992096541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.84347845445295">
                <text:p>4.8434784544529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.55512584987812">
                <text:p>4.5551258498781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.93541008829762">
                <text:p>4.9354100882976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.87377535058769">
                <text:p>4.87377535058769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.42050815267149">
                <text:p>4.4205081526714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.95767608082794">
                <text:p>4.9576760808279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.45870566216832">
                <text:p>4.4587056621683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.65619219246365">
                <text:p>4.6561921924636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.97960734953765">
                <text:p>4.9796073495376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5.15289969143716">
                <text:p>5.15289969143716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5.21675437543984">
                <text:p>5.21675437543984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5.13299975142026">
                <text:p>5.1329997514202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.91019587135201">
                <text:p>4.91019587135201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5.15520828623246">
                <text:p>5.1552082862324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.86585210820482">
                <text:p>4.8658521082048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5.12735161198883">
                <text:p>5.1273516119888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5.04378231613265">
                <text:p>5.0437823161326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5.6537976040238">
                <text:p>5.6537976040238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.24107771162361">
                <text:p>1.2410777116236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.53207456297421">
                <text:p>1.5320745629742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5.49613117234776">
                <text:p>5.49613117234776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5.01263108805357">
                <text:p>5.01263108805357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5.29213145443986">
                <text:p>5.2921314544398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5.41698348012288">
                <text:p>5.4169834801228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5.39325408593653">
                <text:p>5.3932540859365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5.60789567028391">
                <text:p>5.6078956702839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5.61028151085519">
                <text:p>5.6102815108551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.05854036607576">
                <text:p>4.0585403660757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5.53914953939057">
                <text:p>5.53914953939057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5.42532187979179">
                <text:p>5.4253218797917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5.50165679102224">
                <text:p>5.50165679102224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5.48336956522094">
                <text:p>5.48336956522094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5.53320429508009">
                <text:p>5.5332042950800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5.3154900220301">
                <text:p>5.3154900220301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5.47082534482232">
                <text:p>5.4708253448223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4.70687791174947">
                <text:p>4.70687791174947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5.30726369781267">
                <text:p>5.30726369781267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5.27687038944446">
                <text:p>5.27687038944446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5.31960197812214">
                <text:p>5.3196019781221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5.97014963283923">
                <text:p>5.9701496328392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5.88851766490615">
                <text:p>5.8885176649061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6.25458691950837">
                <text:p>6.2545869195083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6.53749581637462">
                <text:p>6.5374958163746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6.16523077345943">
                <text:p>6.1652307734594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6.09223978692821">
                <text:p>6.0922397869282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6.33469643811033">
                <text:p>6.3346964381103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6.12029205093035">
                <text:p>6.1202920509303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6.51941211520533">
                <text:p>6.5194121152053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6.54747845493916">
                <text:p>6.54747845493916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6.3665213060195">
                <text:p>6.366521306019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5.80074560215837">
                <text:p>5.8007456021583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6.06525205386593">
                <text:p>6.0652520538659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6.03984098406416">
                <text:p>6.0398409840641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6.36323796080672">
                <text:p>6.36323796080672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6.11201316651988">
                <text:p>6.11201316651988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6.04645112464674">
                <text:p>6.04645112464674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6.0362041449634">
                <text:p>6.036204144963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6.60825959698911">
                <text:p>6.6082595969891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6.4529825116447">
                <text:p>6.452982511644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6.14414315665172">
                <text:p>6.1441431566517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.31306387444366">
                <text:p>1.31306387444366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6.52764934763364">
                <text:p>6.5276493476336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6.44271478006623">
                <text:p>6.44271478006623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803787409684907">
                <text:p>0.803787409684907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6.62201582353521">
                <text:p>6.6220158235352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6.33979507306058">
                <text:p>6.3397950730605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6.8349422898844">
                <text:p>6.8349422898844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6.71313848015067">
                <text:p>6.7131384801506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6.53304420211758">
                <text:p>6.5330442021175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5.99943852538774">
                <text:p>5.99943852538774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6.37560353621947">
                <text:p>6.37560353621947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6.53002400824491">
                <text:p>6.53002400824491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7.00579176728004">
                <text:p>7.00579176728004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6.87536656764657">
                <text:p>6.87536656764657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6.98692318352139">
                <text:p>6.98692318352139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6.64450392308953">
                <text:p>6.6445039230895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6.91910432002211">
                <text:p>6.9191043200221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6.90878786648604">
                <text:p>6.9087878664860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7.21486655507046">
                <text:p>7.21486655507046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7.35840683161936">
                <text:p>7.35840683161936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5.16212245787423">
                <text:p>5.1621224578742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7.04781531603375">
                <text:p>7.0478153160337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6.98620060545065">
                <text:p>6.9862006054506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6.76436122173475">
                <text:p>6.7643612217347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7.08158102705728">
                <text:p>7.08158102705728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6.87821965197782">
                <text:p>6.87821965197782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6.6006926700292">
                <text:p>6.600692670029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6.29934467001409">
                <text:p>6.29934467001409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6.37373318042716">
                <text:p>6.37373318042716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6.35923015666221">
                <text:p>6.35923015666221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6.34493132841764">
                <text:p>6.34493132841764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.86907285409031">
                <text:p>5.8690728540903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6.17881822613433">
                <text:p>6.1788182261343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6.45115911746167">
                <text:p>6.4511591174616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5.89752268844828">
                <text:p>5.89752268844828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6.2284171820756">
                <text:p>6.2284171820756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6.43872972914935">
                <text:p>6.4387297291493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6.19367048837857">
                <text:p>6.19367048837857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6.48061419320911">
                <text:p>6.48061419320911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6.29721963893491">
                <text:p>6.2972196389349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6.34681559502479">
                <text:p>6.3468155950247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6.23086215619599">
                <text:p>6.23086215619599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6.37744105777561">
                <text:p>6.3774410577756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5.6431902883438">
                <text:p>5.6431902883438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5.69263623703019">
                <text:p>5.6926362370301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5.72694567277904">
                <text:p>5.7269456727790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5.88049878073313">
                <text:p>5.8804987807331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.85715514513083">
                <text:p>5.85715514513083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5.82133279365968">
                <text:p>5.8213327936596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5.82261609851777">
                <text:p>5.82261609851777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6.04635925001614">
                <text:p>6.04635925001614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.54672654446018">
                <text:p>5.54672654446018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.97608618802622">
                <text:p>5.9760861880262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6.22520592965979">
                <text:p>6.22520592965979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5.81071830236227">
                <text:p>5.81071830236227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.62967830752839">
                <text:p>4.62967830752839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.80860857252155">
                <text:p>5.8086085725215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5.95406061038484">
                <text:p>5.9540606103848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6.0922211158151">
                <text:p>6.092221115815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5.44755120392168">
                <text:p>5.44755120392168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6.00584885909738">
                <text:p>6.0058488590973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5.80901408930117">
                <text:p>5.80901408930117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5.16620412860613">
                <text:p>5.16620412860613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5.11248261587728">
                <text:p>5.1124826158772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5.2656363629896">
                <text:p>5.2656363629896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5.24055603080194">
                <text:p>5.24055603080194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3.91944726416881">
                <text:p>3.91944726416881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5.16800936802351">
                <text:p>5.16800936802351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5.40104783853401">
                <text:p>5.4010478385340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5.67524238223883">
                <text:p>5.6752423822388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5.38959427515518">
                <text:p>5.38959427515518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5.34660200815276">
                <text:p>5.3466020081527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5.54914468013459">
                <text:p>5.54914468013459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5.19864662550632">
                <text:p>5.19864662550632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5.21590230593885">
                <text:p>5.2159023059388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5.2027855392917">
                <text:p>5.2027855392917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5.07357351025423">
                <text:p>5.0735735102542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5.24009300254214">
                <text:p>5.2400930025421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4.86856264100008">
                <text:p>4.86856264100008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5.32923738411281">
                <text:p>5.32923738411281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5.32916241974714">
                <text:p>5.32916241974714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5.38360320828998">
                <text:p>5.3836032082899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5.00423734457569">
                <text:p>5.00423734457569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5.10932418367701">
                <text:p>5.10932418367701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5.53950377571992">
                <text:p>5.5395037757199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4.60419922620558">
                <text:p>4.60419922620558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4.66757155316461">
                <text:p>4.66757155316461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4.39427787588569">
                <text:p>4.39427787588569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4.80575654634378">
                <text:p>4.80575654634378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4.92777824128782">
                <text:p>4.9277782412878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3.90326635319258">
                <text:p>3.90326635319258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.55976628236778">
                <text:p>4.5597662823677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.64848663492791">
                <text:p>4.64848663492791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.3652870414072">
                <text:p>4.3652870414072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4.91694556079076">
                <text:p>4.9169455607907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4.97747725564465">
                <text:p>4.9774772556446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4.76043588256878">
                <text:p>4.76043588256878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4.84061281775433">
                <text:p>4.8406128177543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4.61376003536772">
                <text:p>4.61376003536772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4.55894732003695">
                <text:p>4.5589473200369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4.59821052478359">
                <text:p>4.59821052478359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4.05578718624495">
                <text:p>4.0557871862449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3.92295195260578">
                <text:p>3.9229519526057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4.80117558818726">
                <text:p>4.80117558818726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4.52716768268929">
                <text:p>4.52716768268929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4.72288596017311">
                <text:p>4.72288596017311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.59591683511946">
                <text:p>4.5959168351194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.24707059284606">
                <text:p>4.24707059284606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.5742414629508">
                <text:p>4.5742414629508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.82641766979238">
                <text:p>4.82641766979238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.77324986610539">
                <text:p>4.77324986610539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.48837390213022">
                <text:p>4.48837390213022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.51891090302629">
                <text:p>4.5189109030262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3.94936145859333">
                <text:p>3.9493614585933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.78794226573035">
                <text:p>4.7879422657303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.6926768898379">
                <text:p>4.6926768898379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4.83463965078095">
                <text:p>4.8346396507809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4.61087106096326">
                <text:p>4.61087106096326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4.59248951097726">
                <text:p>4.5924895109772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4.60173634401277">
                <text:p>4.60173634401277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4.77952746962068">
                <text:p>4.77952746962068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4.67157115461963">
                <text:p>4.67157115461963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4.75439344565994">
                <text:p>4.75439344565994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5.01657047671839">
                <text:p>5.0165704767183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4.94102186522571">
                <text:p>4.94102186522571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3.9794380876538">
                <text:p>3.9794380876538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4.48459736712631">
                <text:p>4.48459736712631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4.57973276477219">
                <text:p>4.57973276477219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4.68034371166216">
                <text:p>4.6803437116621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4.52004820029972">
                <text:p>4.52004820029972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4.55447367335528">
                <text:p>4.5544736733552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4.7942640798334">
                <text:p>4.7942640798334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4.121597197676">
                <text:p>4.121597197676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4.7877101175479">
                <text:p>4.7877101175479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5.03041653478516">
                <text:p>5.0304165347851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.63368572989167">
                <text:p>4.63368572989167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3.66489946246594">
                <text:p>3.66489946246594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.60409209090882">
                <text:p>4.60409209090882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.74403000147982">
                <text:p>4.7440300014798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.78721953264626">
                <text:p>4.78721953264626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4.76089866920656">
                <text:p>4.76089866920656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4.8945202501937">
                <text:p>4.8945202501937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4.80123025599398">
                <text:p>4.80123025599398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4.76022490869765">
                <text:p>4.7602249086976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4.96497420510404">
                <text:p>4.96497420510404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5.19943406035969">
                <text:p>5.1994340603596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4.82338043103978">
                <text:p>4.8233804310397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4.89347807544093">
                <text:p>4.89347807544093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3.46835828793999">
                <text:p>3.46835828793999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4.92678704861668">
                <text:p>4.92678704861668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4.85570768389187">
                <text:p>4.85570768389187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4.56195620201044">
                <text:p>4.5619562020104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4.74821148090487">
                <text:p>4.74821148090487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4.98637069702694">
                <text:p>4.98637069702694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4.76591773007622">
                <text:p>4.76591773007622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4.9846394591604">
                <text:p>4.9846394591604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5.19303381020747">
                <text:p>5.19303381020747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4.59381089240302">
                <text:p>4.59381089240302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4.96654389102268">
                <text:p>4.96654389102268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5.3100348593743">
                <text:p>5.3100348593743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5.68580907031597">
                <text:p>5.68580907031597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5.73529730161437">
                <text:p>5.73529730161437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5.82775169143249">
                <text:p>5.82775169143249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5.56793983193665">
                <text:p>5.5679398319366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5.5771374674739">
                <text:p>5.5771374674739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5.59040882539938">
                <text:p>5.59040882539938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5.58058336753234">
                <text:p>5.5805833675323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5.82074486204425">
                <text:p>5.8207448620442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5.60176751598296">
                <text:p>5.60176751598296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5.70727808005933">
                <text:p>5.70727808005933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5.72219592215347">
                <text:p>5.72219592215347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4.9810008923051">
                <text:p>4.9810008923051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.6252563483696">
                <text:p>5.6252563483696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5.76758387086559">
                <text:p>5.7675838708655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5.53020376245486">
                <text:p>5.53020376245486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5.84710734206977">
                <text:p>5.84710734206977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.62973351581346">
                <text:p>1.62973351581346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5.54254790658907">
                <text:p>5.54254790658907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5.21602060684594">
                <text:p>5.2160206068459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6.29481567238279">
                <text:p>6.29481567238279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6.40343683780691">
                <text:p>6.4034368378069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5.12553923229723">
                <text:p>5.12553923229723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6.17616973330846">
                <text:p>6.17616973330846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6.22921033082268">
                <text:p>6.22921033082268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6.23936364692987">
                <text:p>6.23936364692987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6.42633905431393">
                <text:p>6.42633905431393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6.25187306346596">
                <text:p>6.2518730634659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6.44112687033961">
                <text:p>6.4411268703396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6.67351666149317">
                <text:p>6.67351666149317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6.1450692782182">
                <text:p>6.1450692782182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6.22904921075974">
                <text:p>6.22904921075974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6.30273742970297">
                <text:p>6.3027374297029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6.26155821070006">
                <text:p>6.26155821070006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5.5267260385564">
                <text:p>5.5267260385564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6.21435666680767">
                <text:p>6.21435666680767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6.34323237003209">
                <text:p>6.34323237003209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7.0814446281933">
                <text:p>7.0814446281933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4.20750069957534">
                <text:p>4.20750069957534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6.94108312690485">
                <text:p>6.9410831269048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6.78831373427758">
                <text:p>6.78831373427758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7.02666073059266">
                <text:p>7.02666073059266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7.30365847086406">
                <text:p>7.30365847086406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6.75010958449291">
                <text:p>6.75010958449291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6.89690458267607">
                <text:p>6.89690458267607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5.74090292364527">
                <text:p>5.74090292364527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6.84330889372687">
                <text:p>6.84330889372687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-0.286166750846082">
                <text:p>-0.286166750846082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6.2906646916525">
                <text:p>6.290664691652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6.69835162138632">
                <text:p>6.69835162138632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6.41721524292178">
                <text:p>6.4172152429217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6.48491697100729">
                <text:p>6.48491697100729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5.62122610949114">
                <text:p>5.6212261094911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6.66354926624673">
                <text:p>6.66354926624673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6.8573330577019">
                <text:p>6.8573330577019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7.09736565692648">
                <text:p>7.0973656569264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7.36647040867554">
                <text:p>7.36647040867554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7.29284911323046">
                <text:p>7.2928491132304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7.31275060763609">
                <text:p>7.3127506076360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7.17501217159056">
                <text:p>7.17501217159056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7.40048612715633">
                <text:p>7.40048612715633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6.72438330608292">
                <text:p>6.7243833060829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7.32878350990563">
                <text:p>7.32878350990563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7.25497926743789">
                <text:p>7.25497926743789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5.96849224655482">
                <text:p>5.96849224655482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7.28159627372641">
                <text:p>7.2815962737264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7.35153692924307">
                <text:p>7.35153692924307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6.76926846073475">
                <text:p>6.7692684607347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6.8376931715475">
                <text:p>6.837693171547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6.81145209832855">
                <text:p>6.8114520983285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6.6524284215802">
                <text:p>6.6524284215802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6.79066871468089">
                <text:p>6.7906687146808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6.36225468400075">
                <text:p>6.3622546840007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6.58565900575659">
                <text:p>6.58565900575659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6.66644159713042">
                <text:p>6.66644159713042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6.66130799284021">
                <text:p>6.6613079928402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5.5198153049177">
                <text:p>5.5198153049177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6.56223120527252">
                <text:p>6.56223120527252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6.78562220812424">
                <text:p>6.78562220812424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5.96850022499187">
                <text:p>5.9685002249918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6.64007785178461">
                <text:p>6.64007785178461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6.57293649308368">
                <text:p>6.57293649308368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6.40991494639628">
                <text:p>6.4099149463962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6.29698358854242">
                <text:p>6.29698358854242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5.86271853944391">
                <text:p>5.86271853944391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5.72012048256252">
                <text:p>5.7201204825625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5.57205207344147">
                <text:p>5.57205207344147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5.84535842635765">
                <text:p>5.8453584263576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2.86628757268038">
                <text:p>2.86628757268038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3.60373483298487">
                <text:p>3.60373483298487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5.01188986242932">
                <text:p>5.01188986242932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5.39682004203981">
                <text:p>5.39682004203981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587046751761987">
                <text:p>0.587046751761987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5.01707645598583">
                <text:p>5.01707645598583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5.03435644820556">
                <text:p>5.03435644820556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4.12394086350878">
                <text:p>4.12394086350878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5.47685366305111">
                <text:p>5.47685366305111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5.41418650696754">
                <text:p>5.41418650696754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5.42798677848645">
                <text:p>5.4279867784864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5.63080780939003">
                <text:p>5.63080780939003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5.60739326062369">
                <text:p>5.60739326062369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5.42650781021774">
                <text:p>5.42650781021774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5.92906659420254">
                <text:p>5.92906659420254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6.00340466857305">
                <text:p>6.0034046685730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5.5248689879846">
                <text:p>5.524868987984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5.34370643601763">
                <text:p>5.3437064360176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5.4656757219749">
                <text:p>5.4656757219749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4.85412264151383">
                <text:p>4.85412264151383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5.38076741991079">
                <text:p>5.38076741991079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4.8036953491968">
                <text:p>4.8036953491968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5.52047261654993">
                <text:p>5.52047261654993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5.59870080648885">
                <text:p>5.5987008064888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5.46503229591558">
                <text:p>5.46503229591558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5.53398585716319">
                <text:p>5.53398585716319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5.59457318786378">
                <text:p>5.59457318786378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5.55188265278436">
                <text:p>5.55188265278436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5.61918666466408">
                <text:p>5.61918666466408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5.52933404097314">
                <text:p>5.52933404097314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5.47257656770023">
                <text:p>5.47257656770023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5.55806701445901">
                <text:p>5.55806701445901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5.05000931446278">
                <text:p>5.05000931446278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4.96192249940351">
                <text:p>4.9619224994035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5.49470068434568">
                <text:p>5.49470068434568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5.57362243051839">
                <text:p>5.57362243051839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5.56229309204492">
                <text:p>5.56229309204492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5.56318483098618">
                <text:p>5.56318483098618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5.56588633516904">
                <text:p>5.56588633516904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5.27308992239545">
                <text:p>5.2730899223954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.75754836067977">
                <text:p>4.75754836067977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5.21486171216051">
                <text:p>5.2148617121605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5.16258694860019">
                <text:p>5.16258694860019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5.1688397917625">
                <text:p>5.168839791762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5.18826201269141">
                <text:p>5.18826201269141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5.18768119946882">
                <text:p>5.1876811994688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4.60735664052545">
                <text:p>4.60735664052545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4.46322037872206">
                <text:p>4.46322037872206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4.65089697405991">
                <text:p>4.65089697405991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4.57439399186291">
                <text:p>4.5743939918629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5.15236567429715">
                <text:p>5.1523656742971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5.20968077664598">
                <text:p>5.20968077664598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5.08327056600803">
                <text:p>5.08327056600803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5.19980474189648">
                <text:p>5.19980474189648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5.16882194426166">
                <text:p>5.16882194426166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4.71064990355736">
                <text:p>4.71064990355736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4.43664928367962">
                <text:p>4.43664928367962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4.1489023196093">
                <text:p>4.1489023196093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4.43858278266817">
                <text:p>4.4385827826681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4.52511740446346">
                <text:p>4.52511740446346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4.1892857437151">
                <text:p>4.1892857437151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4.5834713190807">
                <text:p>4.583471319080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4.53020177657024">
                <text:p>4.53020177657024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4.53980470464945">
                <text:p>4.5398047046494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4.55957083414523">
                <text:p>4.55957083414523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4.49874115829167">
                <text:p>4.49874115829167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4.27833828030939">
                <text:p>4.27833828030939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4.58094845517046">
                <text:p>4.5809484551704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3.4174408326642">
                <text:p>3.4174408326642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4.30812549263913">
                <text:p>4.30812549263913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4.26913045783091">
                <text:p>4.26913045783091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4.38089840214054">
                <text:p>4.38089840214054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4.61804679383273">
                <text:p>4.61804679383273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4.54058608840847">
                <text:p>4.54058608840847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4.64028377505503">
                <text:p>4.64028377505503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4.63957904576253">
                <text:p>4.63957904576253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4.38376345393091">
                <text:p>4.38376345393091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4.67487352134509">
                <text:p>4.67487352134509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4.20539673048129">
                <text:p>4.20539673048129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4.49009853391858">
                <text:p>4.49009853391858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4.657323689373">
                <text:p>4.657323689373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4.63310594465868">
                <text:p>4.6331059446586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4.2772160310202">
                <text:p>4.2772160310202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4.85972516920049">
                <text:p>4.85972516920049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5.12351592746359">
                <text:p>5.1235159274635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5.12478779536006">
                <text:p>5.12478779536006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5.13401999388966">
                <text:p>5.13401999388966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5.15471682192373">
                <text:p>5.15471682192373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4.870895787192">
                <text:p>4.870895787192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5.53025472646483">
                <text:p>5.53025472646483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5.47466199851685">
                <text:p>5.4746619985168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.80542867517775">
                <text:p>4.8054286751777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3.7760533319513">
                <text:p>3.7760533319513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4.74738091305035">
                <text:p>4.7473809130503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5.45517484025603">
                <text:p>5.45517484025603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5.55079241936102">
                <text:p>5.55079241936102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5.4201511695556">
                <text:p>5.4201511695556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4.98260283203245">
                <text:p>4.9826028320324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5.3852868757469">
                <text:p>5.3852868757469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5.08417017780836">
                <text:p>5.08417017780836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5.50930932032958">
                <text:p>5.50930932032958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4.5254759540885">
                <text:p>4.525475954088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-0.21775928628501">
                <text:p>-0.21775928628501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2.17525819170251">
                <text:p>2.17525819170251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3.24196902889488">
                <text:p>3.24196902889488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2.02758411956607">
                <text:p>2.02758411956607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.19902741082303">
                <text:p>1.19902741082303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2.43951483047775">
                <text:p>2.4395148304777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2.93619186668558">
                <text:p>2.93619186668558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2.7248064475087">
                <text:p>2.7248064475087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4.10853661709048">
                <text:p>4.10853661709048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0804530240766055">
                <text:p>0.080453024076605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3.73630269971763">
                <text:p>3.73630269971763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4.70193266217809">
                <text:p>4.70193266217809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4.29886429964149">
                <text:p>4.29886429964149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4.44035415258578">
                <text:p>4.44035415258578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2.81020435019192">
                <text:p>2.81020435019192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.81940596248698">
                <text:p>4.81940596248698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.77191529252197">
                <text:p>4.77191529252197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.31947839837767">
                <text:p>4.31947839837767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3.59306933308959">
                <text:p>3.59306933308959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4.84437423915035">
                <text:p>4.8443742391503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4.59124183613425">
                <text:p>4.5912418361342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4.97849386897967">
                <text:p>4.97849386897967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4.8648222769063">
                <text:p>4.8648222769063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5.17149274597094">
                <text:p>5.17149274597094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5.91998962364333">
                <text:p>5.91998962364333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6.03752865698917">
                <text:p>6.03752865698917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6.13840041272344">
                <text:p>6.13840041272344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6.04089231922073">
                <text:p>6.04089231922073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5.8964292834925">
                <text:p>5.896429283492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6.061700853424">
                <text:p>6.061700853424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6.73853500159205">
                <text:p>6.73853500159205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6.18494810056424">
                <text:p>6.18494810056424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6.79982164711895">
                <text:p>6.7998216471189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6.83421201852826">
                <text:p>6.83421201852826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6.61910351556747">
                <text:p>6.61910351556747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5.82476091886774">
                <text:p>5.82476091886774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6.63173782720408">
                <text:p>6.63173782720408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6.66729835935135">
                <text:p>6.6672983593513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6.82298588842376">
                <text:p>6.82298588842376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6.79473626414104">
                <text:p>6.79473626414104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6.68000855409786">
                <text:p>6.68000855409786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6.51902273407158">
                <text:p>6.5190227340715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5.98757901673311">
                <text:p>5.98757901673311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2.21025488345669">
                <text:p>2.21025488345669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6.07966512655319">
                <text:p>6.07966512655319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6.53043549608948">
                <text:p>6.53043549608948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5.44249999763371">
                <text:p>5.44249999763371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7.25116886956839">
                <text:p>7.25116886956839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7.16280581499564">
                <text:p>7.16280581499564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7.22517726076065">
                <text:p>7.22517726076065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6.82933928800102">
                <text:p>6.8293392880010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7.53704906673278">
                <text:p>7.53704906673278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7.49022804551708">
                <text:p>7.49022804551708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7.25382991252851">
                <text:p>7.25382991252851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7.20921670460497">
                <text:p>7.2092167046049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7.22907848973691">
                <text:p>7.22907848973691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6.9522968333237">
                <text:p>6.9522968333237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7.20055052661287">
                <text:p>7.20055052661287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6.0301122530232">
                <text:p>6.0301122530232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7.20109080148206">
                <text:p>7.20109080148206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7.3733284127275">
                <text:p>7.373328412727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7.11467927874956">
                <text:p>7.11467927874956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6.98224808331189">
                <text:p>6.98224808331189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7.43327662393921">
                <text:p>7.43327662393921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7.40467714608519">
                <text:p>7.40467714608519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7.37050781855022">
                <text:p>7.37050781855022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7.45616855691738">
                <text:p>7.45616855691738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7.4745832201801">
                <text:p>7.4745832201801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6.50622756841181">
                <text:p>6.50622756841181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6.58874593479654">
                <text:p>6.58874593479654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5.97668232706496">
                <text:p>5.9766823270649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7.12211434766135">
                <text:p>7.1221143476613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7.01728875374966">
                <text:p>7.01728875374966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6.75863456975162">
                <text:p>6.75863456975162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7.08408687075798">
                <text:p>7.08408687075798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7.25667962417976">
                <text:p>7.25667962417976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7.36090735220341">
                <text:p>7.3609073522034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6.91981812311095">
                <text:p>6.9198181231109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6.98660914004153">
                <text:p>6.9866091400415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7.00487423796393">
                <text:p>7.00487423796393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6.8754735415208">
                <text:p>6.8754735415208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6.93945294227757">
                <text:p>6.93945294227757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6.88341645944369">
                <text:p>6.88341645944369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6.28777191334895">
                <text:p>6.28777191334895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6.59121916492362">
                <text:p>6.5912191649236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6.7993163739459">
                <text:p>6.7993163739459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6.81935321899897">
                <text:p>6.81935321899897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6.87318729291038">
                <text:p>6.87318729291038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6.90155563974011">
                <text:p>6.9015556397401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6.3779444450466">
                <text:p>6.3779444450466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6.83622483226943">
                <text:p>6.83622483226943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6.89342786105952">
                <text:p>6.89342786105952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6.45236585069476">
                <text:p>6.45236585069476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6.88465941668709">
                <text:p>6.88465941668709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5.7949636239419">
                <text:p>5.7949636239419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5.97933706878552">
                <text:p>5.97933706878552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5.50199278012807">
                <text:p>5.50199278012807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6.0309588895345">
                <text:p>6.030958889534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6.06359876751258">
                <text:p>6.06359876751258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6.1450204544616">
                <text:p>6.1450204544616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6.19266832918679">
                <text:p>6.19266832918679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6.11844781526006">
                <text:p>6.11844781526006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6.16617349395603">
                <text:p>6.1661734939560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6.18390772956093">
                <text:p>6.18390772956093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6.24149908028773">
                <text:p>6.2414990802877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6.16694241876847">
                <text:p>6.1669424187684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6.0158218289982">
                <text:p>6.0158218289982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5.88734607361663">
                <text:p>5.88734607361663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6.06594687353">
                <text:p>6.06594687353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5.31215345544581">
                <text:p>5.3121534554458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6.04448915486147">
                <text:p>6.04448915486147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.06785718158053">
                <text:p>6.0678571815805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6.21397538203366">
                <text:p>6.21397538203366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6.20637184544431">
                <text:p>6.206371845444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